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" svg:font-family="Times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2" style:family="table">
      <style:table-properties style:width="17cm" style:rel-width="100%" table:align="left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3" style:family="table">
      <style:table-properties style:width="17cm" style:rel-width="100%" table:align="left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4" style:family="table">
      <style:table-properties style:width="17cm" style:rel-width="100%" table:align="left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5" style:family="table">
      <style:table-properties style:width="17cm" style:rel-width="100%" table:align="left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6" style:family="table">
      <style:table-properties style:width="17cm" style:rel-width="100%" table:align="left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7" style:family="table">
      <style:table-properties style:width="17cm" style:rel-width="100%" table:align="left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8" style:family="table">
      <style:table-properties style:width="17cm" style:rel-width="100%" table:align="left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9" style:family="table">
      <style:table-properties style:width="17cm" style:rel-width="100%" table:align="left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10" style:family="table">
      <style:table-properties style:width="17cm" style:rel-width="100%" table:align="left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11" style:family="table">
      <style:table-properties style:width="17cm" style:rel-width="100%" table:align="left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12" style:family="table">
      <style:table-properties style:width="17cm" style:rel-width="100%" table:align="left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13" style:family="table">
      <style:table-properties style:width="17cm" style:rel-width="100%" table:align="left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14" style:family="table">
      <style:table-properties style:width="17cm" style:rel-width="100%" table:align="left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15" style:family="table">
      <style:table-properties style:width="17cm" style:rel-width="100%" table:align="left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16" style:family="table">
      <style:table-properties style:width="17cm" style:rel-width="100%" table:align="left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17" style:family="table">
      <style:table-properties style:width="17cm" style:rel-width="100%" table:align="left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18" style:family="table">
      <style:table-properties style:width="17cm" style:rel-width="100%" table:align="left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19" style:family="table">
      <style:table-properties style:width="17cm" style:rel-width="100%" table:align="left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20" style:family="table">
      <style:table-properties style:width="17cm" style:rel-width="100%" table:align="left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21" style:family="table">
      <style:table-properties style:width="17cm" style:rel-width="100%" table:align="left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22" style:family="table">
      <style:table-properties style:width="17cm" style:rel-width="100%" table:align="left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23" style:family="table">
      <style:table-properties style:width="17cm" style:rel-width="100%" table:align="left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24" style:family="table">
      <style:table-properties style:width="17cm" style:rel-width="100%" table:align="left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25" style:family="table">
      <style:table-properties style:width="17cm" style:rel-width="100%" table:align="left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26" style:family="table">
      <style:table-properties style:width="17cm" style:rel-width="100%" table:align="left"/>
    </style:style>
    <style:style style:name="Table26.A" style:family="table-column">
      <style:table-column-properties style:column-width="17cm" style:rel-column-width="65535*"/>
    </style:style>
    <style:style style:name="Table2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27" style:family="table">
      <style:table-properties style:width="17cm" style:rel-width="100%" table:align="left"/>
    </style:style>
    <style:style style:name="Table27.A" style:family="table-column">
      <style:table-column-properties style:column-width="17cm" style:rel-column-width="65535*"/>
    </style:style>
    <style:style style:name="Table2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28" style:family="table">
      <style:table-properties style:width="17cm" style:rel-width="100%" table:align="left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29" style:family="table">
      <style:table-properties style:width="17cm" style:rel-width="100%" table:align="left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30" style:family="table">
      <style:table-properties style:width="17cm" style:rel-width="100%" table:align="left"/>
    </style:style>
    <style:style style:name="Table30.A" style:family="table-column">
      <style:table-column-properties style:column-width="17cm" style:rel-column-width="65535*"/>
    </style:style>
    <style:style style:name="Table3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31" style:family="table">
      <style:table-properties style:width="17cm" style:rel-width="100%" table:align="left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32" style:family="table">
      <style:table-properties style:width="17cm" style:rel-width="100%" table:align="left"/>
    </style:style>
    <style:style style:name="Table32.A" style:family="table-column">
      <style:table-column-properties style:column-width="17cm" style:rel-column-width="65535*"/>
    </style:style>
    <style:style style:name="Table3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33" style:family="table">
      <style:table-properties style:width="17cm" style:rel-width="100%" table:align="left"/>
    </style:style>
    <style:style style:name="Table33.A" style:family="table-column">
      <style:table-column-properties style:column-width="17cm" style:rel-column-width="65535*"/>
    </style:style>
    <style:style style:name="Table3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34" style:family="table">
      <style:table-properties style:width="17cm" style:rel-width="100%" table:align="left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35" style:family="table">
      <style:table-properties style:width="17cm" style:rel-width="100%" table:align="left"/>
    </style:style>
    <style:style style:name="Table35.A" style:family="table-column">
      <style:table-column-properties style:column-width="17cm" style:rel-column-width="65535*"/>
    </style:style>
    <style:style style:name="Table3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36" style:family="table">
      <style:table-properties style:width="17cm" style:rel-width="100%" table:align="left"/>
    </style:style>
    <style:style style:name="Table36.A" style:family="table-column">
      <style:table-column-properties style:column-width="17cm" style:rel-column-width="65535*"/>
    </style:style>
    <style:style style:name="Table3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37" style:family="table">
      <style:table-properties style:width="17cm" style:rel-width="100%" table:align="left"/>
    </style:style>
    <style:style style:name="Table37.A" style:family="table-column">
      <style:table-column-properties style:column-width="17cm" style:rel-column-width="65535*"/>
    </style:style>
    <style:style style:name="Table3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38" style:family="table">
      <style:table-properties style:width="17cm" style:rel-width="100%" table:align="left"/>
    </style:style>
    <style:style style:name="Table38.A" style:family="table-column">
      <style:table-column-properties style:column-width="17cm" style:rel-column-width="65535*"/>
    </style:style>
    <style:style style:name="Table3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39" style:family="table">
      <style:table-properties style:width="17cm" style:rel-width="100%" table:align="left"/>
    </style:style>
    <style:style style:name="Table39.A" style:family="table-column">
      <style:table-column-properties style:column-width="17cm" style:rel-column-width="65535*"/>
    </style:style>
    <style:style style:name="Table3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40" style:family="table">
      <style:table-properties style:width="17cm" style:rel-width="100%" table:align="left"/>
    </style:style>
    <style:style style:name="Table40.A" style:family="table-column">
      <style:table-column-properties style:column-width="17cm" style:rel-column-width="65535*"/>
    </style:style>
    <style:style style:name="Table4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41" style:family="table">
      <style:table-properties style:width="17cm" style:rel-width="100%" table:align="left"/>
    </style:style>
    <style:style style:name="Table41.A" style:family="table-column">
      <style:table-column-properties style:column-width="17cm" style:rel-column-width="65535*"/>
    </style:style>
    <style:style style:name="Table4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42" style:family="table">
      <style:table-properties style:width="17cm" style:rel-width="100%" table:align="left"/>
    </style:style>
    <style:style style:name="Table42.A" style:family="table-column">
      <style:table-column-properties style:column-width="17cm" style:rel-column-width="65535*"/>
    </style:style>
    <style:style style:name="Table4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43" style:family="table">
      <style:table-properties style:width="17cm" style:rel-width="100%" table:align="left"/>
    </style:style>
    <style:style style:name="Table43.A" style:family="table-column">
      <style:table-column-properties style:column-width="17cm" style:rel-column-width="65535*"/>
    </style:style>
    <style:style style:name="Table4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44" style:family="table">
      <style:table-properties style:width="17cm" style:rel-width="100%" table:align="left"/>
    </style:style>
    <style:style style:name="Table44.A" style:family="table-column">
      <style:table-column-properties style:column-width="17cm" style:rel-column-width="65535*"/>
    </style:style>
    <style:style style:name="Table4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45" style:family="table">
      <style:table-properties style:width="17cm" style:rel-width="100%" table:align="left"/>
    </style:style>
    <style:style style:name="Table45.A" style:family="table-column">
      <style:table-column-properties style:column-width="17cm" style:rel-column-width="65535*"/>
    </style:style>
    <style:style style:name="Table4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46" style:family="table">
      <style:table-properties style:width="17cm" style:rel-width="100%" table:align="left"/>
    </style:style>
    <style:style style:name="Table46.A" style:family="table-column">
      <style:table-column-properties style:column-width="17cm" style:rel-column-width="65535*"/>
    </style:style>
    <style:style style:name="Table4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47" style:family="table">
      <style:table-properties style:width="17cm" style:rel-width="100%" table:align="left"/>
    </style:style>
    <style:style style:name="Table47.A" style:family="table-column">
      <style:table-column-properties style:column-width="17cm" style:rel-column-width="65535*"/>
    </style:style>
    <style:style style:name="Table4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48" style:family="table">
      <style:table-properties style:width="17cm" style:rel-width="100%" table:align="left"/>
    </style:style>
    <style:style style:name="Table48.A" style:family="table-column">
      <style:table-column-properties style:column-width="17cm" style:rel-column-width="65535*"/>
    </style:style>
    <style:style style:name="Table4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49" style:family="table">
      <style:table-properties style:width="17cm" style:rel-width="100%" table:align="left"/>
    </style:style>
    <style:style style:name="Table49.A" style:family="table-column">
      <style:table-column-properties style:column-width="17cm" style:rel-column-width="65535*"/>
    </style:style>
    <style:style style:name="Table4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50" style:family="table">
      <style:table-properties style:width="17cm" style:rel-width="100%" table:align="left"/>
    </style:style>
    <style:style style:name="Table50.A" style:family="table-column">
      <style:table-column-properties style:column-width="17cm" style:rel-column-width="65535*"/>
    </style:style>
    <style:style style:name="Table5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51" style:family="table">
      <style:table-properties style:width="17cm" style:rel-width="100%" table:align="left"/>
    </style:style>
    <style:style style:name="Table51.A" style:family="table-column">
      <style:table-column-properties style:column-width="17cm" style:rel-column-width="65535*"/>
    </style:style>
    <style:style style:name="Table5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52" style:family="table">
      <style:table-properties style:width="17cm" style:rel-width="100%" table:align="left"/>
    </style:style>
    <style:style style:name="Table52.A" style:family="table-column">
      <style:table-column-properties style:column-width="17cm" style:rel-column-width="65535*"/>
    </style:style>
    <style:style style:name="Table5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53" style:family="table">
      <style:table-properties style:width="17cm" style:rel-width="100%" table:align="left"/>
    </style:style>
    <style:style style:name="Table53.A" style:family="table-column">
      <style:table-column-properties style:column-width="17cm" style:rel-column-width="65535*"/>
    </style:style>
    <style:style style:name="Table5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54" style:family="table">
      <style:table-properties style:width="17cm" style:rel-width="100%" table:align="left"/>
    </style:style>
    <style:style style:name="Table54.A" style:family="table-column">
      <style:table-column-properties style:column-width="17cm" style:rel-column-width="65535*"/>
    </style:style>
    <style:style style:name="Table5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55" style:family="table">
      <style:table-properties style:width="17cm" style:rel-width="100%" table:align="left"/>
    </style:style>
    <style:style style:name="Table55.A" style:family="table-column">
      <style:table-column-properties style:column-width="17cm" style:rel-column-width="65535*"/>
    </style:style>
    <style:style style:name="Table5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56" style:family="table">
      <style:table-properties style:width="17cm" style:rel-width="100%" table:align="left"/>
    </style:style>
    <style:style style:name="Table56.A" style:family="table-column">
      <style:table-column-properties style:column-width="17cm" style:rel-column-width="65535*"/>
    </style:style>
    <style:style style:name="Table5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57" style:family="table">
      <style:table-properties style:width="17cm" style:rel-width="100%" table:align="left"/>
    </style:style>
    <style:style style:name="Table57.A" style:family="table-column">
      <style:table-column-properties style:column-width="17cm" style:rel-column-width="65535*"/>
    </style:style>
    <style:style style:name="Table5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58" style:family="table">
      <style:table-properties style:width="17cm" style:rel-width="100%" table:align="left"/>
    </style:style>
    <style:style style:name="Table58.A" style:family="table-column">
      <style:table-column-properties style:column-width="17cm" style:rel-column-width="65535*"/>
    </style:style>
    <style:style style:name="Table5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59" style:family="table">
      <style:table-properties style:width="17cm" style:rel-width="100%" table:align="left"/>
    </style:style>
    <style:style style:name="Table59.A" style:family="table-column">
      <style:table-column-properties style:column-width="17cm" style:rel-column-width="65535*"/>
    </style:style>
    <style:style style:name="Table5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60" style:family="table">
      <style:table-properties style:width="17cm" style:rel-width="100%" table:align="left"/>
    </style:style>
    <style:style style:name="Table60.A" style:family="table-column">
      <style:table-column-properties style:column-width="17cm" style:rel-column-width="65535*"/>
    </style:style>
    <style:style style:name="Table6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61" style:family="table">
      <style:table-properties style:width="17cm" style:rel-width="100%" table:align="left"/>
    </style:style>
    <style:style style:name="Table61.A" style:family="table-column">
      <style:table-column-properties style:column-width="17cm" style:rel-column-width="65535*"/>
    </style:style>
    <style:style style:name="Table6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62" style:family="table">
      <style:table-properties style:width="17cm" style:rel-width="100%" table:align="left"/>
    </style:style>
    <style:style style:name="Table62.A" style:family="table-column">
      <style:table-column-properties style:column-width="17cm" style:rel-column-width="65535*"/>
    </style:style>
    <style:style style:name="Table6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63" style:family="table">
      <style:table-properties style:width="17cm" style:rel-width="100%" table:align="left"/>
    </style:style>
    <style:style style:name="Table63.A" style:family="table-column">
      <style:table-column-properties style:column-width="17cm" style:rel-column-width="65535*"/>
    </style:style>
    <style:style style:name="Table6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64" style:family="table">
      <style:table-properties style:width="17cm" style:rel-width="100%" table:align="left"/>
    </style:style>
    <style:style style:name="Table64.A" style:family="table-column">
      <style:table-column-properties style:column-width="17cm" style:rel-column-width="65535*"/>
    </style:style>
    <style:style style:name="Table6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65" style:family="table">
      <style:table-properties style:width="17cm" style:rel-width="100%" table:align="left"/>
    </style:style>
    <style:style style:name="Table65.A" style:family="table-column">
      <style:table-column-properties style:column-width="17cm" style:rel-column-width="65535*"/>
    </style:style>
    <style:style style:name="Table6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66" style:family="table">
      <style:table-properties style:width="17cm" style:rel-width="100%" table:align="left"/>
    </style:style>
    <style:style style:name="Table66.A" style:family="table-column">
      <style:table-column-properties style:column-width="17cm" style:rel-column-width="65535*"/>
    </style:style>
    <style:style style:name="Table6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67" style:family="table">
      <style:table-properties style:width="17cm" style:rel-width="100%" table:align="left"/>
    </style:style>
    <style:style style:name="Table67.A" style:family="table-column">
      <style:table-column-properties style:column-width="17cm" style:rel-column-width="65535*"/>
    </style:style>
    <style:style style:name="Table6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68" style:family="table">
      <style:table-properties style:width="17cm" style:rel-width="100%" table:align="left"/>
    </style:style>
    <style:style style:name="Table68.A" style:family="table-column">
      <style:table-column-properties style:column-width="17cm" style:rel-column-width="65535*"/>
    </style:style>
    <style:style style:name="Table6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69" style:family="table">
      <style:table-properties style:width="17cm" style:rel-width="100%" table:align="left"/>
    </style:style>
    <style:style style:name="Table69.A" style:family="table-column">
      <style:table-column-properties style:column-width="17cm" style:rel-column-width="65535*"/>
    </style:style>
    <style:style style:name="Table6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70" style:family="table">
      <style:table-properties style:width="17cm" style:rel-width="100%" table:align="left"/>
    </style:style>
    <style:style style:name="Table70.A" style:family="table-column">
      <style:table-column-properties style:column-width="17cm" style:rel-column-width="65535*"/>
    </style:style>
    <style:style style:name="Table7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71" style:family="table">
      <style:table-properties style:width="17cm" style:rel-width="100%" table:align="left"/>
    </style:style>
    <style:style style:name="Table71.A" style:family="table-column">
      <style:table-column-properties style:column-width="17cm" style:rel-column-width="65535*"/>
    </style:style>
    <style:style style:name="Table7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72" style:family="table">
      <style:table-properties style:width="17cm" style:rel-width="100%" table:align="left"/>
    </style:style>
    <style:style style:name="Table72.A" style:family="table-column">
      <style:table-column-properties style:column-width="17cm" style:rel-column-width="65535*"/>
    </style:style>
    <style:style style:name="Table7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73" style:family="table">
      <style:table-properties style:width="17cm" style:rel-width="100%" table:align="left"/>
    </style:style>
    <style:style style:name="Table73.A" style:family="table-column">
      <style:table-column-properties style:column-width="17cm" style:rel-column-width="65535*"/>
    </style:style>
    <style:style style:name="Table7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74" style:family="table">
      <style:table-properties style:width="17cm" style:rel-width="100%" table:align="left"/>
    </style:style>
    <style:style style:name="Table74.A" style:family="table-column">
      <style:table-column-properties style:column-width="17cm" style:rel-column-width="65535*"/>
    </style:style>
    <style:style style:name="Table7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75" style:family="table">
      <style:table-properties style:width="17cm" style:rel-width="100%" table:align="left"/>
    </style:style>
    <style:style style:name="Table75.A" style:family="table-column">
      <style:table-column-properties style:column-width="17cm" style:rel-column-width="65535*"/>
    </style:style>
    <style:style style:name="Table7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76" style:family="table">
      <style:table-properties style:width="17cm" style:rel-width="100%" table:align="left"/>
    </style:style>
    <style:style style:name="Table76.A" style:family="table-column">
      <style:table-column-properties style:column-width="17cm" style:rel-column-width="65535*"/>
    </style:style>
    <style:style style:name="Table7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77" style:family="table">
      <style:table-properties style:width="17cm" style:rel-width="100%" table:align="left"/>
    </style:style>
    <style:style style:name="Table77.A" style:family="table-column">
      <style:table-column-properties style:column-width="17cm" style:rel-column-width="65535*"/>
    </style:style>
    <style:style style:name="Table7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78" style:family="table">
      <style:table-properties style:width="17cm" style:rel-width="100%" table:align="left"/>
    </style:style>
    <style:style style:name="Table78.A" style:family="table-column">
      <style:table-column-properties style:column-width="17cm" style:rel-column-width="65535*"/>
    </style:style>
    <style:style style:name="Table7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79" style:family="table">
      <style:table-properties style:width="17cm" style:rel-width="100%" table:align="left"/>
    </style:style>
    <style:style style:name="Table79.A" style:family="table-column">
      <style:table-column-properties style:column-width="17cm" style:rel-column-width="65535*"/>
    </style:style>
    <style:style style:name="Table7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80" style:family="table">
      <style:table-properties style:width="17cm" style:rel-width="100%" table:align="left"/>
    </style:style>
    <style:style style:name="Table80.A" style:family="table-column">
      <style:table-column-properties style:column-width="17cm" style:rel-column-width="65535*"/>
    </style:style>
    <style:style style:name="Table8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81" style:family="table">
      <style:table-properties style:width="17cm" style:rel-width="100%" table:align="left"/>
    </style:style>
    <style:style style:name="Table81.A" style:family="table-column">
      <style:table-column-properties style:column-width="17cm" style:rel-column-width="65535*"/>
    </style:style>
    <style:style style:name="Table8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82" style:family="table">
      <style:table-properties style:width="17cm" style:rel-width="100%" table:align="left"/>
    </style:style>
    <style:style style:name="Table82.A" style:family="table-column">
      <style:table-column-properties style:column-width="17cm" style:rel-column-width="65535*"/>
    </style:style>
    <style:style style:name="Table8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83" style:family="table">
      <style:table-properties style:width="17cm" style:rel-width="100%" table:align="left"/>
    </style:style>
    <style:style style:name="Table83.A" style:family="table-column">
      <style:table-column-properties style:column-width="17cm" style:rel-column-width="65535*"/>
    </style:style>
    <style:style style:name="Table8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84" style:family="table">
      <style:table-properties style:width="17cm" style:rel-width="100%" table:align="left"/>
    </style:style>
    <style:style style:name="Table84.A" style:family="table-column">
      <style:table-column-properties style:column-width="17cm" style:rel-column-width="65535*"/>
    </style:style>
    <style:style style:name="Table8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orphans="2" fo:widows="2" fo:text-indent="0cm" style:auto-text-indent="false"/>
      <style:text-properties fo:font-variant="normal" fo:text-transform="none" fo:color="#717171" style:font-name="inherit" fo:font-size="9.75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12pt" fo:letter-spacing="normal" fo:font-style="normal" fo:font-weight="normal"/>
    </style:style>
    <style:style style:name="P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12pt" fo:letter-spacing="normal" fo:font-style="normal" fo:font-weight="bold"/>
    </style:style>
    <style:style style:name="P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12pt" fo:letter-spacing="normal" fo:font-style="italic" fo:font-weight="normal"/>
    </style:style>
    <style:style style:name="P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14.25pt" fo:letter-spacing="normal" fo:font-style="normal" fo:font-weight="normal"/>
    </style:style>
    <style:style style:name="P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14.25pt" fo:letter-spacing="normal" fo:font-style="normal" fo:font-weight="bold"/>
    </style:style>
    <style:style style:name="P8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18.75pt" fo:letter-spacing="normal" fo:font-style="normal" fo:font-weight="normal"/>
    </style:style>
    <style:style style:name="P9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18.75pt" fo:letter-spacing="normal" fo:font-style="normal" fo:font-weight="bold"/>
    </style:style>
    <style:style style:name="P1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10.5pt" fo:letter-spacing="normal" fo:font-style="normal" fo:font-weight="bold"/>
    </style:style>
    <style:style style:name="P1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10.5pt" fo:letter-spacing="normal" fo:font-style="normal" fo:font-weight="normal"/>
    </style:style>
    <style:style style:name="P12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9pt" fo:letter-spacing="normal" fo:font-style="italic" fo:font-weight="bold"/>
    </style:style>
    <style:style style:name="P1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9pt" fo:letter-spacing="normal" fo:font-style="italic" fo:font-weight="normal"/>
    </style:style>
    <style:style style:name="P1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9pt" fo:letter-spacing="normal" fo:font-style="normal" fo:font-weight="normal"/>
    </style:style>
    <style:style style:name="P1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9pt" fo:letter-spacing="normal" fo:font-style="normal" fo:font-weight="bold"/>
    </style:style>
    <style:style style:name="P1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" fo:font-size="11.25pt" fo:letter-spacing="normal" fo:font-style="normal" fo:font-weight="normal"/>
    </style:style>
    <style:style style:name="P1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fo:letter-spacing="normal"/>
    </style:style>
    <style:style style:name="P18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595959" style:font-name="Times" fo:font-size="8.25pt" fo:letter-spacing="normal" fo:font-style="normal" fo:font-weight="normal"/>
    </style:style>
    <style:style style:name="P19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595959" style:font-name="Times" fo:font-size="7.5pt" fo:letter-spacing="normal" fo:font-style="normal" fo:font-weight="normal"/>
    </style:style>
    <style:style style:name="P20" style:family="paragraph" style:parent-style-name="Text_20_body">
      <style:paragraph-properties fo:margin-top="0cm" fo:margin-bottom="0cm" loext:contextual-spacing="false" fo:orphans="2" fo:widows="2"/>
    </style:style>
    <style:style style:name="P21" style:family="paragraph" style:parent-style-name="Table_20_Contents">
      <style:paragraph-properties fo:text-align="end" style:justify-single-word="false"/>
      <style:text-properties style:font-name="arial" fo:font-weight="bold"/>
    </style:style>
    <style:style style:name="P22" style:family="paragraph" style:parent-style-name="Horizontal_20_Line">
      <style:paragraph-properties fo:orphans="2" fo:widows="2"/>
    </style:style>
    <style:style style:name="T1" style:family="text">
      <style:text-properties fo:font-variant="normal" fo:text-transform="none" fo:color="#202020" style:font-name="inherit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660099" style:text-line-through-style="none" style:text-line-through-type="none" style:font-name="inherit" fo:font-size="9.75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000000" style:font-name="Times" fo:font-size="12pt" fo:letter-spacing="normal" fo:font-style="normal" fo:font-weight="bold"/>
    </style:style>
    <style:style style:name="T4" style:family="text">
      <style:text-properties fo:font-variant="normal" fo:text-transform="none" fo:color="#000000" style:font-name="Times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Times" fo:font-size="12pt" fo:letter-spacing="normal" fo:font-style="italic" fo:font-weight="normal"/>
    </style:style>
    <style:style style:name="T6" style:family="text">
      <style:text-properties fo:font-variant="normal" fo:text-transform="none" fo:color="#000000" style:font-name="Times" fo:font-size="12pt" fo:letter-spacing="normal" fo:font-style="italic" fo:font-weight="bold"/>
    </style:style>
    <style:style style:name="T7" style:family="text">
      <style:text-properties fo:font-weight="bold"/>
    </style:style>
    <style:style style:name="T8" style:family="text">
      <style:text-properties fo:font-style="italic"/>
    </style:style>
    <style:style style:name="T9" style:family="text">
      <style:text-properties fo:font-style="italic" fo:font-weight="bold"/>
    </style:style>
    <style:style style:name="T10" style:family="text">
      <style:text-properties style:font-name="Times" fo:font-size="12pt" fo:font-style="italic" fo:font-weight="normal"/>
    </style:style>
    <style:style style:name="T11" style:family="text">
      <style:text-properties style:font-name="Times" fo:font-size="12pt" fo:font-style="normal" fo:font-weight="normal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font-size="10.5pt"/>
    </style:style>
    <style:style style:name="T15" style:family="text">
      <style:text-properties fo:font-size="11.25pt"/>
    </style:style>
    <style:style style:name="Sect1" style:family="section">
      <style:section-properties fo:background-color="#f5f5f5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ta é a versão em HTML do arquivo </text:span><text:a xlink:type="simple" xlink:href="http://repositorio.uniceub.br/bitstream/235/8677/1/20766579.pdf" text:style-name="Internet_20_link" text:visited-style-name="Visited_20_Internet_20_Link"><text:span text:style-name="T2">http://repositorio.uniceub.br/bitstream/235/8677/1/20766579.pdf</text:span></text:a><text:span text:style-name="T1">. O Google gera automaticamente versões em HTML de documentos à medida que rastreia a Web.</text:span></text:p>
      <text:section text:style-name="Sect1" text:name="bN015htcoyT__google-cache-hdr">
        <text:p text:style-name="P2">Dica: para localizar rapidamente o termo de pesquisa nesta página, pressione <text:span text:style-name="T7">Ctrl+F</text:span> ou ⌘<text:span text:style-name="T7">-F</text:span> (Mac) e use a barra de localização.</text:p>
      </text:section>
      <table:table table:name="Table1" table:style-name="Table1">
        <table:table-column table:style-name="Table1.A"/>
        <table:table-row>
          <table:table-cell table:style-name="Table1.A1" office:value-type="string">
            <text:p text:style-name="P21"><text:bookmark text:name="1"/>Page 1</text:p>
          </table:table-cell>
        </table:table-row>
      </table:table>
      <text:p text:style-name="P3">CENTRO UNIVERSITÁRIO DE BRASÍLIA- UniCEUB</text:p>
      <text:p text:style-name="P4">FACULDADE DE TECNOLOGIA E CIÊNCIAS SOCIAIS APLICADAS – FATECS</text:p>
      <text:p text:style-name="P3">CURSO DE ENGENHARIA DA COMPUTAÇÃO</text:p>
      <text:p text:style-name="P6">AMBER LEITE DE AZEVEDO JUNIOR</text:p>
      <text:p text:style-name="P8">SISTEMA DE MONITORAMENTO E CLIMATIZAÇÃO</text:p>
      <text:p text:style-name="P8">DE ESTUFA DE PEQUENO PORTE EM UM CONTEXTO</text:p>
      <text:p text:style-name="P8">DOMÉSTICO</text:p>
      <text:p text:style-name="P3">BRASÍLIA – DF</text:p>
      <text:p text:style-name="P3">JULHO, 2016</text:p>
      <text:p text:style-name="P22"/>
      <table:table table:name="Table2" table:style-name="Table2">
        <table:table-column table:style-name="Table2.A"/>
        <table:table-row>
          <table:table-cell table:style-name="Table2.A1" office:value-type="string">
            <text:p text:style-name="P21"><text:bookmark text:name="2"/>Page 2</text:p>
          </table:table-cell>
        </table:table-row>
      </table:table>
      <text:p text:style-name="P7">AMBER LEITE DE AZEVEDO JUNIOR</text:p>
      <text:p text:style-name="P9">SISTEMA DE MONITORAMENTO E CLIMATIZAÇÃO</text:p>
      <text:p text:style-name="P9">DE ESTUFA DE PEQUENO PORTE EM UM</text:p>
      <text:p text:style-name="P9">CONTEXTO DOMÉSTICO</text:p>
      <text:p text:style-name="P3">Trabalho apresentado ao Centro Universitário de</text:p>
      <text:p text:style-name="P3">Brasília (UniCEUB) como pré-requisito para a</text:p>
      <text:p text:style-name="P3">obtenção de Certificado de Conclusão de Curso de</text:p>
      <text:p text:style-name="P3">Engenharia de Computação.</text:p>
      <text:p text:style-name="P3">Orientador: Prof. MsC. Francisco Javier De Obaldía</text:p>
      <text:p text:style-name="P3">Díaz</text:p>
      <text:p text:style-name="P3">Brasília</text:p>
      <text:p text:style-name="P3">Julho, 2016</text:p>
      <text:p text:style-name="P22"/>
      <table:table table:name="Table3" table:style-name="Table3">
        <table:table-column table:style-name="Table3.A"/>
        <table:table-row>
          <table:table-cell table:style-name="Table3.A1" office:value-type="string">
            <text:p text:style-name="P21"><text:bookmark text:name="3"/>Page 3</text:p>
          </table:table-cell>
        </table:table-row>
      </table:table>
      <text:p text:style-name="P10">Curso de Engenharia de Computação</text:p>
      <text:p text:style-name="P7">AMBER LEITE DE AZEVEDO JUNIOR</text:p>
      <text:p text:style-name="P7">SISTEMA DE MONITORAMENTO E CLIMATIZAÇÃO DE ESTUFA</text:p>
      <text:p text:style-name="P7">DE PEQUENO PORTE EM UM CONTEXTO DOMÉSTICO</text:p>
      <text:p text:style-name="P3">Trabalho apresentado ao Centro</text:p>
      <text:p text:style-name="P3">Universitário</text:p>
      <text:p text:style-name="P3">de</text:p>
      <text:p text:style-name="P3">Brasília</text:p>
      <text:p text:style-name="P3">(UniCEUB) como pré-requisito</text:p>
      <text:p text:style-name="P3">para a obtenção de Certificado de</text:p>
      <text:p text:style-name="P3">Conclusão de Curso de Engenharia</text:p>
      <text:p text:style-name="P3"><text:soft-page-break/>de Computação.</text:p>
      <text:p text:style-name="P3">Este Trabalho foi julgado adequado para a obtenção do Título de Engenheiro de Computação,</text:p>
      <text:p text:style-name="P3">e aprovado em sua forma final pela Faculdade de Tecnologia e Ciências Sociais Aplicadas -</text:p>
      <text:p text:style-name="P3">FATECS.</text:p>
      <text:p text:style-name="P3">____________________________</text:p>
      <text:p text:style-name="P3">Prof. Dr. Abiezer Amarilia Fernandes</text:p>
      <text:p text:style-name="P3">Coordenador do Curso</text:p>
      <text:p text:style-name="P4">Banca Examinadora:</text:p>
      <text:p text:style-name="P3">________________________</text:p>
      <text:p text:style-name="P3">Prof. Francisco Javier de Obaldía Díaz, MsC.</text:p>
      <text:p text:style-name="P3">Orientador</text:p>
      <text:p text:style-name="P3">________________________</text:p>
      <text:p text:style-name="P3">Prof. Nilo Sérgio Soares Ribeiro, MsC.</text:p>
      <text:p text:style-name="P3">UniCEUB</text:p>
      <text:p text:style-name="P3">________________________</text:p>
      <text:p text:style-name="P3">Prof. Roberto Avila Paldês, MeS.</text:p>
      <text:p text:style-name="P3">UniCEUB</text:p>
      <text:p text:style-name="P22"/>
      <table:table table:name="Table4" table:style-name="Table4">
        <table:table-column table:style-name="Table4.A"/>
        <table:table-row>
          <table:table-cell table:style-name="Table4.A1" office:value-type="string">
            <text:p text:style-name="P21"><text:bookmark text:name="4"/>Page 4</text:p>
          </table:table-cell>
        </table:table-row>
      </table:table>
      <text:p text:style-name="P4">AGRADECIMENTOS</text:p>
      <text:p text:style-name="P3">Agradeço aos meus pais, Amber e Lira, e à minha irmã, Débora, por terem me</text:p>
      <text:p text:style-name="P3">proporcionado não apenas o suporte necessário para realização deste trabalho, mas em todos os</text:p>
      <text:p text:style-name="P3">aspectos da vida.</text:p>
      <text:p text:style-name="P3">Agradeço a minha namorada, Camila, por estar sempre ali quando precisei, pela</text:p>
      <text:p text:style-name="P3">paciência nos momentos difíceis e pelo amor.</text:p>
      <text:p text:style-name="P3">Aos amigos e colegas de curso, obrigado pela ajuda e suporte providos por vocês ao</text:p>
      <text:p text:style-name="P3">longo dos anos, em especial aqueles que estão comigo desde o início.</text:p>
      <text:p text:style-name="P3">Aos meus professores, sem vocês nada disso seria possível. Obrigado por dedicarem</text:p>
      <text:p text:style-name="P3">suas vidas a ensinar as futuras gerações.</text:p>
      <text:p text:style-name="P3">A equipe da Embrapa Hortaliças de Brasília, em especial ao Dr. Juscimar e o Dr.</text:p>
      <text:p text:style-name="P3">Marcos, obrigado pela ajuda e ensinamentos a qual me proporcionaram.</text:p>
      <text:p text:style-name="P3">Ao professor Francisco Javier, obrigado por todo o apoio durante a realização deste</text:p>
      <text:p text:style-name="P3">trabalho, sua conclusão não seria possível sem a sua ajuda.</text:p>
      <text:p text:style-name="P22"/>
      <table:table table:name="Table5" table:style-name="Table5">
        <table:table-column table:style-name="Table5.A"/>
        <table:table-row>
          <table:table-cell table:style-name="Table5.A1" office:value-type="string">
            <text:p text:style-name="P21"><text:bookmark text:name="5"/>Page 5</text:p>
          </table:table-cell>
        </table:table-row>
      </table:table>
      <text:p text:style-name="P17">“<text:span text:style-name="T10">A imaginação é mais importante que o</text:span></text:p>
      <text:p text:style-name="P5">conhecimento. O conhecimento é limitado, enquanto a</text:p>
      <text:p text:style-name="P5">imaginação abarca o mundo inteiro, estimulando</text:p>
      <text:p text:style-name="P5">progresso, dando luz a evolução. Ela é, estritamente</text:p>
      <text:p text:style-name="P5">falando, um fator real na pesquisa científica.”</text:p>
      <text:p text:style-name="P4">Albert Einstein</text:p>
      <text:p text:style-name="P22"/>
      <table:table table:name="Table6" table:style-name="Table6">
        <table:table-column table:style-name="Table6.A"/>
        <table:table-row>
          <table:table-cell table:style-name="Table6.A1" office:value-type="string">
            <text:p text:style-name="P21"><text:bookmark text:name="6"/>Page 6</text:p>
          </table:table-cell>
        </table:table-row>
      </table:table>
      <text:p text:style-name="P4">SUMÁRIO</text:p>
      <text:p text:style-name="P20"><text:soft-page-break/><text:a xlink:type="simple" xlink:href="http://webcache.googleusercontent.com/search?q=cache:5obp9cBM-_sJ:repositorio.uniceub.br/bitstream/235/8677/1/20766579.pdf+&amp;cd=14&amp;hl=pt-BR&amp;ct=clnk&amp;gl=br#9" text:style-name="Internet_20_link" text:visited-style-name="Visited_20_Internet_20_Link"><text:span text:style-name="T3">LISTA DE FIGURAS ................................................................................................... 9</text:span></text:a></text:p>
      <text:p text:style-name="P20"><text:a xlink:type="simple" xlink:href="http://webcache.googleusercontent.com/search?q=cache:5obp9cBM-_sJ:repositorio.uniceub.br/bitstream/235/8677/1/20766579.pdf+&amp;cd=14&amp;hl=pt-BR&amp;ct=clnk&amp;gl=br#11" text:style-name="Internet_20_link" text:visited-style-name="Visited_20_Internet_20_Link"><text:span text:style-name="T3">LISTA DE TABELAS ................................................................................................ 11</text:span></text:a></text:p>
      <text:p text:style-name="P20"><text:a xlink:type="simple" xlink:href="http://webcache.googleusercontent.com/search?q=cache:5obp9cBM-_sJ:repositorio.uniceub.br/bitstream/235/8677/1/20766579.pdf+&amp;cd=14&amp;hl=pt-BR&amp;ct=clnk&amp;gl=br#12" text:style-name="Internet_20_link" text:visited-style-name="Visited_20_Internet_20_Link"><text:span text:style-name="T3">LISTA DE ABREVIATURAS E SIGLAS ............................................................... 12</text:span></text:a></text:p>
      <text:p text:style-name="P20"><text:a xlink:type="simple" xlink:href="http://webcache.googleusercontent.com/search?q=cache:5obp9cBM-_sJ:repositorio.uniceub.br/bitstream/235/8677/1/20766579.pdf+&amp;cd=14&amp;hl=pt-BR&amp;ct=clnk&amp;gl=br#13" text:style-name="Internet_20_link" text:visited-style-name="Visited_20_Internet_20_Link"><text:span text:style-name="T3">RESUMO ..................................................................................................................... 13</text:span></text:a></text:p>
      <text:p text:style-name="P20"><text:a xlink:type="simple" xlink:href="http://webcache.googleusercontent.com/search?q=cache:5obp9cBM-_sJ:repositorio.uniceub.br/bitstream/235/8677/1/20766579.pdf+&amp;cd=14&amp;hl=pt-BR&amp;ct=clnk&amp;gl=br#14" text:style-name="Internet_20_link" text:visited-style-name="Visited_20_Internet_20_Link"><text:span text:style-name="T3">ABSTRACT ................................................................................................................. 14</text:span></text:a></text:p>
      <text:p text:style-name="P20"><text:a xlink:type="simple" xlink:href="http://webcache.googleusercontent.com/search?q=cache:5obp9cBM-_sJ:repositorio.uniceub.br/bitstream/235/8677/1/20766579.pdf+&amp;cd=14&amp;hl=pt-BR&amp;ct=clnk&amp;gl=br#15" text:style-name="Internet_20_link" text:visited-style-name="Visited_20_Internet_20_Link"><text:span text:style-name="T3">1 INTRODUÇÃO .................................................................................................... 15</text:span></text:a></text:p>
      <text:p text:style-name="P20"><text:a xlink:type="simple" xlink:href="http://webcache.googleusercontent.com/search?q=cache:5obp9cBM-_sJ:repositorio.uniceub.br/bitstream/235/8677/1/20766579.pdf+&amp;cd=14&amp;hl=pt-BR&amp;ct=clnk&amp;gl=br#15" text:style-name="Internet_20_link" text:visited-style-name="Visited_20_Internet_20_Link"><text:span text:style-name="T4">1.1 Apresentação do Problema ............................................................................. 15</text:span></text:a></text:p>
      <text:p text:style-name="P20"><text:a xlink:type="simple" xlink:href="http://webcache.googleusercontent.com/search?q=cache:5obp9cBM-_sJ:repositorio.uniceub.br/bitstream/235/8677/1/20766579.pdf+&amp;cd=14&amp;hl=pt-BR&amp;ct=clnk&amp;gl=br#17" text:style-name="Internet_20_link" text:visited-style-name="Visited_20_Internet_20_Link"><text:span text:style-name="T4">1.2 Objetivos ......................................................................................................... 17</text:span></text:a></text:p>
      <text:p text:style-name="P20"><text:a xlink:type="simple" xlink:href="http://webcache.googleusercontent.com/search?q=cache:5obp9cBM-_sJ:repositorio.uniceub.br/bitstream/235/8677/1/20766579.pdf+&amp;cd=14&amp;hl=pt-BR&amp;ct=clnk&amp;gl=br#17" text:style-name="Internet_20_link" text:visited-style-name="Visited_20_Internet_20_Link"><text:span text:style-name="T5">1.2.1 Objetivo Geral</text:span></text:a><text:a xlink:type="simple" xlink:href="http://webcache.googleusercontent.com/search?q=cache:5obp9cBM-_sJ:repositorio.uniceub.br/bitstream/235/8677/1/20766579.pdf+&amp;cd=14&amp;hl=pt-BR&amp;ct=clnk&amp;gl=br#17" text:style-name="Internet_20_link" text:visited-style-name="Visited_20_Internet_20_Link"><text:span text:style-name="T4">.......................................................................................... 17</text:span></text:a></text:p>
      <text:p text:style-name="P20"><text:a xlink:type="simple" xlink:href="http://webcache.googleusercontent.com/search?q=cache:5obp9cBM-_sJ:repositorio.uniceub.br/bitstream/235/8677/1/20766579.pdf+&amp;cd=14&amp;hl=pt-BR&amp;ct=clnk&amp;gl=br#17" text:style-name="Internet_20_link" text:visited-style-name="Visited_20_Internet_20_Link"><text:span text:style-name="T5">1.2.2 Objetivos Específicos </text:span></text:a><text:a xlink:type="simple" xlink:href="http://webcache.googleusercontent.com/search?q=cache:5obp9cBM-_sJ:repositorio.uniceub.br/bitstream/235/8677/1/20766579.pdf+&amp;cd=14&amp;hl=pt-BR&amp;ct=clnk&amp;gl=br#17" text:style-name="Internet_20_link" text:visited-style-name="Visited_20_Internet_20_Link"><text:span text:style-name="T4">............................................................................... 17</text:span></text:a></text:p>
      <text:p text:style-name="P20"><text:a xlink:type="simple" xlink:href="http://webcache.googleusercontent.com/search?q=cache:5obp9cBM-_sJ:repositorio.uniceub.br/bitstream/235/8677/1/20766579.pdf+&amp;cd=14&amp;hl=pt-BR&amp;ct=clnk&amp;gl=br#18" text:style-name="Internet_20_link" text:visited-style-name="Visited_20_Internet_20_Link"><text:span text:style-name="T4">1.3 Motivação ....................................................................................................... 18</text:span></text:a></text:p>
      <text:p text:style-name="P20"><text:a xlink:type="simple" xlink:href="http://webcache.googleusercontent.com/search?q=cache:5obp9cBM-_sJ:repositorio.uniceub.br/bitstream/235/8677/1/20766579.pdf+&amp;cd=14&amp;hl=pt-BR&amp;ct=clnk&amp;gl=br#18" text:style-name="Internet_20_link" text:visited-style-name="Visited_20_Internet_20_Link"><text:span text:style-name="T4">1.4 Resultados esperados ...................................................................................... 18</text:span></text:a></text:p>
      <text:p text:style-name="P20"><text:a xlink:type="simple" xlink:href="http://webcache.googleusercontent.com/search?q=cache:5obp9cBM-_sJ:repositorio.uniceub.br/bitstream/235/8677/1/20766579.pdf+&amp;cd=14&amp;hl=pt-BR&amp;ct=clnk&amp;gl=br#19" text:style-name="Internet_20_link" text:visited-style-name="Visited_20_Internet_20_Link"><text:span text:style-name="T4">1.5 Estrutura do Trabalho ..................................................................................... 19</text:span></text:a></text:p>
      <text:p text:style-name="P20"><text:a xlink:type="simple" xlink:href="http://webcache.googleusercontent.com/search?q=cache:5obp9cBM-_sJ:repositorio.uniceub.br/bitstream/235/8677/1/20766579.pdf+&amp;cd=14&amp;hl=pt-BR&amp;ct=clnk&amp;gl=br#20" text:style-name="Internet_20_link" text:visited-style-name="Visited_20_Internet_20_Link"><text:span text:style-name="T3">2 REFERENCIAL TEÓRICO ............................................................................... 20</text:span></text:a></text:p>
      <text:p text:style-name="P20"><text:a xlink:type="simple" xlink:href="http://webcache.googleusercontent.com/search?q=cache:5obp9cBM-_sJ:repositorio.uniceub.br/bitstream/235/8677/1/20766579.pdf+&amp;cd=14&amp;hl=pt-BR&amp;ct=clnk&amp;gl=br#20" text:style-name="Internet_20_link" text:visited-style-name="Visited_20_Internet_20_Link"><text:span text:style-name="T4">2.1 Cultivo de Hortaliças em Estufas .................................................................... 20</text:span></text:a></text:p>
      <text:p text:style-name="P20"><text:a xlink:type="simple" xlink:href="http://webcache.googleusercontent.com/search?q=cache:5obp9cBM-_sJ:repositorio.uniceub.br/bitstream/235/8677/1/20766579.pdf+&amp;cd=14&amp;hl=pt-BR&amp;ct=clnk&amp;gl=br#21" text:style-name="Internet_20_link" text:visited-style-name="Visited_20_Internet_20_Link"><text:span text:style-name="T4">2.2 Fatores Climáticos na Produção de Hortaliças ............................................... 21</text:span></text:a></text:p>
      <text:p text:style-name="P20"><text:a xlink:type="simple" xlink:href="http://webcache.googleusercontent.com/search?q=cache:5obp9cBM-_sJ:repositorio.uniceub.br/bitstream/235/8677/1/20766579.pdf+&amp;cd=14&amp;hl=pt-BR&amp;ct=clnk&amp;gl=br#22" text:style-name="Internet_20_link" text:visited-style-name="Visited_20_Internet_20_Link"><text:span text:style-name="T5">2.2.1 Temperatura</text:span></text:a><text:a xlink:type="simple" xlink:href="http://webcache.googleusercontent.com/search?q=cache:5obp9cBM-_sJ:repositorio.uniceub.br/bitstream/235/8677/1/20766579.pdf+&amp;cd=14&amp;hl=pt-BR&amp;ct=clnk&amp;gl=br#22" text:style-name="Internet_20_link" text:visited-style-name="Visited_20_Internet_20_Link"><text:span text:style-name="T4">............................................................................................. 22</text:span></text:a></text:p>
      <text:p text:style-name="P20"><text:a xlink:type="simple" xlink:href="http://webcache.googleusercontent.com/search?q=cache:5obp9cBM-_sJ:repositorio.uniceub.br/bitstream/235/8677/1/20766579.pdf+&amp;cd=14&amp;hl=pt-BR&amp;ct=clnk&amp;gl=br#22" text:style-name="Internet_20_link" text:visited-style-name="Visited_20_Internet_20_Link"><text:span text:style-name="T5">2.2.2 Umidade do Ar</text:span></text:a><text:a xlink:type="simple" xlink:href="http://webcache.googleusercontent.com/search?q=cache:5obp9cBM-_sJ:repositorio.uniceub.br/bitstream/235/8677/1/20766579.pdf+&amp;cd=14&amp;hl=pt-BR&amp;ct=clnk&amp;gl=br#22" text:style-name="Internet_20_link" text:visited-style-name="Visited_20_Internet_20_Link"><text:span text:style-name="T4">......................................................................................... 22</text:span></text:a></text:p>
      <text:p text:style-name="P20"><text:a xlink:type="simple" xlink:href="http://webcache.googleusercontent.com/search?q=cache:5obp9cBM-_sJ:repositorio.uniceub.br/bitstream/235/8677/1/20766579.pdf+&amp;cd=14&amp;hl=pt-BR&amp;ct=clnk&amp;gl=br#23" text:style-name="Internet_20_link" text:visited-style-name="Visited_20_Internet_20_Link"><text:span text:style-name="T5">2.2.3 Ventilação </text:span></text:a><text:a xlink:type="simple" xlink:href="http://webcache.googleusercontent.com/search?q=cache:5obp9cBM-_sJ:repositorio.uniceub.br/bitstream/235/8677/1/20766579.pdf+&amp;cd=14&amp;hl=pt-BR&amp;ct=clnk&amp;gl=br#23" text:style-name="Internet_20_link" text:visited-style-name="Visited_20_Internet_20_Link"><text:span text:style-name="T4">................................................................................................ 23</text:span></text:a></text:p>
      <text:p text:style-name="P20"><text:a xlink:type="simple" xlink:href="http://webcache.googleusercontent.com/search?q=cache:5obp9cBM-_sJ:repositorio.uniceub.br/bitstream/235/8677/1/20766579.pdf+&amp;cd=14&amp;hl=pt-BR&amp;ct=clnk&amp;gl=br#24" text:style-name="Internet_20_link" text:visited-style-name="Visited_20_Internet_20_Link"><text:span text:style-name="T5">2.2.4 Luminosidade</text:span></text:a><text:a xlink:type="simple" xlink:href="http://webcache.googleusercontent.com/search?q=cache:5obp9cBM-_sJ:repositorio.uniceub.br/bitstream/235/8677/1/20766579.pdf+&amp;cd=14&amp;hl=pt-BR&amp;ct=clnk&amp;gl=br#24" text:style-name="Internet_20_link" text:visited-style-name="Visited_20_Internet_20_Link"><text:span text:style-name="T4">........................................................................................... 24</text:span></text:a></text:p>
      <text:p text:style-name="P20"><text:a xlink:type="simple" xlink:href="http://webcache.googleusercontent.com/search?q=cache:5obp9cBM-_sJ:repositorio.uniceub.br/bitstream/235/8677/1/20766579.pdf+&amp;cd=14&amp;hl=pt-BR&amp;ct=clnk&amp;gl=br#24" text:style-name="Internet_20_link" text:visited-style-name="Visited_20_Internet_20_Link"><text:span text:style-name="T5">2.2.5 Irrigação </text:span></text:a><text:a xlink:type="simple" xlink:href="http://webcache.googleusercontent.com/search?q=cache:5obp9cBM-_sJ:repositorio.uniceub.br/bitstream/235/8677/1/20766579.pdf+&amp;cd=14&amp;hl=pt-BR&amp;ct=clnk&amp;gl=br#24" text:style-name="Internet_20_link" text:visited-style-name="Visited_20_Internet_20_Link"><text:span text:style-name="T4">.................................................................................................. 24</text:span></text:a></text:p>
      <text:p text:style-name="P20"><text:a xlink:type="simple" xlink:href="http://webcache.googleusercontent.com/search?q=cache:5obp9cBM-_sJ:repositorio.uniceub.br/bitstream/235/8677/1/20766579.pdf+&amp;cd=14&amp;hl=pt-BR&amp;ct=clnk&amp;gl=br#26" text:style-name="Internet_20_link" text:visited-style-name="Visited_20_Internet_20_Link"><text:span text:style-name="T4">2.3 Plataforma Arduino ......................................................................................... 26</text:span></text:a></text:p>
      <text:p text:style-name="P20"><text:a xlink:type="simple" xlink:href="http://webcache.googleusercontent.com/search?q=cache:5obp9cBM-_sJ:repositorio.uniceub.br/bitstream/235/8677/1/20766579.pdf+&amp;cd=14&amp;hl=pt-BR&amp;ct=clnk&amp;gl=br#26" text:style-name="Internet_20_link" text:visited-style-name="Visited_20_Internet_20_Link"><text:span text:style-name="T5">2.3.1 Arduino UNO</text:span></text:a><text:a xlink:type="simple" xlink:href="http://webcache.googleusercontent.com/search?q=cache:5obp9cBM-_sJ:repositorio.uniceub.br/bitstream/235/8677/1/20766579.pdf+&amp;cd=14&amp;hl=pt-BR&amp;ct=clnk&amp;gl=br#26" text:style-name="Internet_20_link" text:visited-style-name="Visited_20_Internet_20_Link"><text:span text:style-name="T4">........................................................................................... 26</text:span></text:a></text:p>
      <text:p text:style-name="P20"><text:a xlink:type="simple" xlink:href="http://webcache.googleusercontent.com/search?q=cache:5obp9cBM-_sJ:repositorio.uniceub.br/bitstream/235/8677/1/20766579.pdf+&amp;cd=14&amp;hl=pt-BR&amp;ct=clnk&amp;gl=br#30" text:style-name="Internet_20_link" text:visited-style-name="Visited_20_Internet_20_Link"><text:span text:style-name="T5">2.3.2 IDE do Arduino</text:span></text:a><text:a xlink:type="simple" xlink:href="http://webcache.googleusercontent.com/search?q=cache:5obp9cBM-_sJ:repositorio.uniceub.br/bitstream/235/8677/1/20766579.pdf+&amp;cd=14&amp;hl=pt-BR&amp;ct=clnk&amp;gl=br#30" text:style-name="Internet_20_link" text:visited-style-name="Visited_20_Internet_20_Link"><text:span text:style-name="T4">........................................................................................ 30</text:span></text:a></text:p>
      <text:p text:style-name="P20"><text:a xlink:type="simple" xlink:href="http://webcache.googleusercontent.com/search?q=cache:5obp9cBM-_sJ:repositorio.uniceub.br/bitstream/235/8677/1/20766579.pdf+&amp;cd=14&amp;hl=pt-BR&amp;ct=clnk&amp;gl=br#32" text:style-name="Internet_20_link" text:visited-style-name="Visited_20_Internet_20_Link"><text:span text:style-name="T5">2.3.3 Bomba para Irrigação</text:span></text:a><text:a xlink:type="simple" xlink:href="http://webcache.googleusercontent.com/search?q=cache:5obp9cBM-_sJ:repositorio.uniceub.br/bitstream/235/8677/1/20766579.pdf+&amp;cd=14&amp;hl=pt-BR&amp;ct=clnk&amp;gl=br#32" text:style-name="Internet_20_link" text:visited-style-name="Visited_20_Internet_20_Link"><text:span text:style-name="T4">.............................................................................. 32</text:span></text:a></text:p>
      <text:p text:style-name="P20"><text:a xlink:type="simple" xlink:href="http://webcache.googleusercontent.com/search?q=cache:5obp9cBM-_sJ:repositorio.uniceub.br/bitstream/235/8677/1/20766579.pdf+&amp;cd=14&amp;hl=pt-BR&amp;ct=clnk&amp;gl=br#32" text:style-name="Internet_20_link" text:visited-style-name="Visited_20_Internet_20_Link"><text:span text:style-name="T5">2.3.4 Sensor de Umidade do Ar e Temperatura – DHT22</text:span></text:a><text:a xlink:type="simple" xlink:href="http://webcache.googleusercontent.com/search?q=cache:5obp9cBM-_sJ:repositorio.uniceub.br/bitstream/235/8677/1/20766579.pdf+&amp;cd=14&amp;hl=pt-BR&amp;ct=clnk&amp;gl=br#32" text:style-name="Internet_20_link" text:visited-style-name="Visited_20_Internet_20_Link"><text:span text:style-name="T4">................................ 32</text:span></text:a></text:p>
      <text:p text:style-name="P22"/>
      <table:table table:name="Table7" table:style-name="Table7">
        <table:table-column table:style-name="Table7.A"/>
        <table:table-row>
          <table:table-cell table:style-name="Table7.A1" office:value-type="string">
            <text:p text:style-name="P21"><text:bookmark text:name="7"/>Page 7</text:p>
          </table:table-cell>
        </table:table-row>
      </table:table>
      <text:p text:style-name="P20"><text:a xlink:type="simple" xlink:href="http://webcache.googleusercontent.com/search?q=cache:5obp9cBM-_sJ:repositorio.uniceub.br/bitstream/235/8677/1/20766579.pdf+&amp;cd=14&amp;hl=pt-BR&amp;ct=clnk&amp;gl=br#34" text:style-name="Internet_20_link" text:visited-style-name="Visited_20_Internet_20_Link"><text:span text:style-name="T5">2.3.5 Sensor de Luminosidade – LDR</text:span></text:a><text:a xlink:type="simple" xlink:href="http://webcache.googleusercontent.com/search?q=cache:5obp9cBM-_sJ:repositorio.uniceub.br/bitstream/235/8677/1/20766579.pdf+&amp;cd=14&amp;hl=pt-BR&amp;ct=clnk&amp;gl=br#34" text:style-name="Internet_20_link" text:visited-style-name="Visited_20_Internet_20_Link"><text:span text:style-name="T4">............................................................... 34</text:span></text:a></text:p>
      <text:p text:style-name="P20"><text:a xlink:type="simple" xlink:href="http://webcache.googleusercontent.com/search?q=cache:5obp9cBM-_sJ:repositorio.uniceub.br/bitstream/235/8677/1/20766579.pdf+&amp;cd=14&amp;hl=pt-BR&amp;ct=clnk&amp;gl=br#35" text:style-name="Internet_20_link" text:visited-style-name="Visited_20_Internet_20_Link"><text:span text:style-name="T5">2.3.6 Shield de Relés </text:span></text:a><text:a xlink:type="simple" xlink:href="http://webcache.googleusercontent.com/search?q=cache:5obp9cBM-_sJ:repositorio.uniceub.br/bitstream/235/8677/1/20766579.pdf+&amp;cd=14&amp;hl=pt-BR&amp;ct=clnk&amp;gl=br#35" text:style-name="Internet_20_link" text:visited-style-name="Visited_20_Internet_20_Link"><text:span text:style-name="T4">......................................................................................... 35</text:span></text:a></text:p>
      <text:p text:style-name="P20"><text:a xlink:type="simple" xlink:href="http://webcache.googleusercontent.com/search?q=cache:5obp9cBM-_sJ:repositorio.uniceub.br/bitstream/235/8677/1/20766579.pdf+&amp;cd=14&amp;hl=pt-BR&amp;ct=clnk&amp;gl=br#37" text:style-name="Internet_20_link" text:visited-style-name="Visited_20_Internet_20_Link"><text:span text:style-name="T5">2.3.7 Visor LCD </text:span></text:a><text:a xlink:type="simple" xlink:href="http://webcache.googleusercontent.com/search?q=cache:5obp9cBM-_sJ:repositorio.uniceub.br/bitstream/235/8677/1/20766579.pdf+&amp;cd=14&amp;hl=pt-BR&amp;ct=clnk&amp;gl=br#37" text:style-name="Internet_20_link" text:visited-style-name="Visited_20_Internet_20_Link"><text:span text:style-name="T4">................................................................................................ 37</text:span></text:a></text:p>
      <text:p text:style-name="P20"><text:a xlink:type="simple" xlink:href="http://webcache.googleusercontent.com/search?q=cache:5obp9cBM-_sJ:repositorio.uniceub.br/bitstream/235/8677/1/20766579.pdf+&amp;cd=14&amp;hl=pt-BR&amp;ct=clnk&amp;gl=br#39" text:style-name="Internet_20_link" text:visited-style-name="Visited_20_Internet_20_Link"><text:span text:style-name="T5">2.3.8 Ethernet Shield</text:span></text:a><text:a xlink:type="simple" xlink:href="http://webcache.googleusercontent.com/search?q=cache:5obp9cBM-_sJ:repositorio.uniceub.br/bitstream/235/8677/1/20766579.pdf+&amp;cd=14&amp;hl=pt-BR&amp;ct=clnk&amp;gl=br#39" text:style-name="Internet_20_link" text:visited-style-name="Visited_20_Internet_20_Link"><text:span text:style-name="T4">......................................................................................... 39</text:span></text:a></text:p>
      <text:p text:style-name="P20"><text:a xlink:type="simple" xlink:href="http://webcache.googleusercontent.com/search?q=cache:5obp9cBM-_sJ:repositorio.uniceub.br/bitstream/235/8677/1/20766579.pdf+&amp;cd=14&amp;hl=pt-BR&amp;ct=clnk&amp;gl=br#40" text:style-name="Internet_20_link" text:visited-style-name="Visited_20_Internet_20_Link"><text:span text:style-name="T5">2.3.9 ThingSpeak</text:span></text:a><text:a xlink:type="simple" xlink:href="http://webcache.googleusercontent.com/search?q=cache:5obp9cBM-_sJ:repositorio.uniceub.br/bitstream/235/8677/1/20766579.pdf+&amp;cd=14&amp;hl=pt-BR&amp;ct=clnk&amp;gl=br#40" text:style-name="Internet_20_link" text:visited-style-name="Visited_20_Internet_20_Link"><text:span text:style-name="T4">............................................................................................... 40</text:span></text:a></text:p>
      <text:p text:style-name="P20"><text:a xlink:type="simple" xlink:href="http://webcache.googleusercontent.com/search?q=cache:5obp9cBM-_sJ:repositorio.uniceub.br/bitstream/235/8677/1/20766579.pdf+&amp;cd=14&amp;hl=pt-BR&amp;ct=clnk&amp;gl=br#41" text:style-name="Internet_20_link" text:visited-style-name="Visited_20_Internet_20_Link"><text:span text:style-name="T4">2.4 Sistemas de Controle ...................................................................................... 41</text:span></text:a></text:p>
      <text:p text:style-name="P20"><text:a xlink:type="simple" xlink:href="http://webcache.googleusercontent.com/search?q=cache:5obp9cBM-_sJ:repositorio.uniceub.br/bitstream/235/8677/1/20766579.pdf+&amp;cd=14&amp;hl=pt-BR&amp;ct=clnk&amp;gl=br#42" text:style-name="Internet_20_link" text:visited-style-name="Visited_20_Internet_20_Link"><text:span text:style-name="T4">2.5 Visita Técnica ................................................................................................. 42</text:span></text:a></text:p>
      <text:p text:style-name="P20"><text:a xlink:type="simple" xlink:href="http://webcache.googleusercontent.com/search?q=cache:5obp9cBM-_sJ:repositorio.uniceub.br/bitstream/235/8677/1/20766579.pdf+&amp;cd=14&amp;hl=pt-BR&amp;ct=clnk&amp;gl=br#44" text:style-name="Internet_20_link" text:visited-style-name="Visited_20_Internet_20_Link"><text:span text:style-name="T3">3 DESENVOLVIMENTO DO SISTEMA DE MONITORAMENTO E</text:span></text:a></text:p>
      <text:p text:style-name="P20"><text:a xlink:type="simple" xlink:href="http://webcache.googleusercontent.com/search?q=cache:5obp9cBM-_sJ:repositorio.uniceub.br/bitstream/235/8677/1/20766579.pdf+&amp;cd=14&amp;hl=pt-BR&amp;ct=clnk&amp;gl=br#44" text:style-name="Internet_20_link" text:visited-style-name="Visited_20_Internet_20_Link"><text:span text:style-name="T3">CLIMATIZAÇÃO DE ESTUFA DE PEQUENO PORTE EM UM CONTEXTO</text:span></text:a></text:p>
      <text:p text:style-name="P20"><text:a xlink:type="simple" xlink:href="http://webcache.googleusercontent.com/search?q=cache:5obp9cBM-_sJ:repositorio.uniceub.br/bitstream/235/8677/1/20766579.pdf+&amp;cd=14&amp;hl=pt-BR&amp;ct=clnk&amp;gl=br#44" text:style-name="Internet_20_link" text:visited-style-name="Visited_20_Internet_20_Link"><text:span text:style-name="T3">DOMÉSTICO ......................................................................................................................... 44</text:span></text:a></text:p>
      <text:p text:style-name="P20"><text:a xlink:type="simple" xlink:href="http://webcache.googleusercontent.com/search?q=cache:5obp9cBM-_sJ:repositorio.uniceub.br/bitstream/235/8677/1/20766579.pdf+&amp;cd=14&amp;hl=pt-BR&amp;ct=clnk&amp;gl=br#44" text:style-name="Internet_20_link" text:visited-style-name="Visited_20_Internet_20_Link"><text:span text:style-name="T4">3.1 Apresentação Geral do Projeto Proposto ........................................................ 44</text:span></text:a></text:p>
      <text:p text:style-name="P20"><text:a xlink:type="simple" xlink:href="http://webcache.googleusercontent.com/search?q=cache:5obp9cBM-_sJ:repositorio.uniceub.br/bitstream/235/8677/1/20766579.pdf+&amp;cd=14&amp;hl=pt-BR&amp;ct=clnk&amp;gl=br#48" text:style-name="Internet_20_link" text:visited-style-name="Visited_20_Internet_20_Link"><text:span text:style-name="T4">3.2 Construção da Estufa ...................................................................................... 48</text:span></text:a></text:p>
      <text:p text:style-name="P20"><text:a xlink:type="simple" xlink:href="http://webcache.googleusercontent.com/search?q=cache:5obp9cBM-_sJ:repositorio.uniceub.br/bitstream/235/8677/1/20766579.pdf+&amp;cd=14&amp;hl=pt-BR&amp;ct=clnk&amp;gl=br#49" text:style-name="Internet_20_link" text:visited-style-name="Visited_20_Internet_20_Link"><text:span text:style-name="T5">3.2.1 Dispositivos Instalados </text:span></text:a><text:a xlink:type="simple" xlink:href="http://webcache.googleusercontent.com/search?q=cache:5obp9cBM-_sJ:repositorio.uniceub.br/bitstream/235/8677/1/20766579.pdf+&amp;cd=14&amp;hl=pt-BR&amp;ct=clnk&amp;gl=br#49" text:style-name="Internet_20_link" text:visited-style-name="Visited_20_Internet_20_Link"><text:span text:style-name="T4">............................................................................ 49</text:span></text:a></text:p>
      <text:p text:style-name="P20"><text:a xlink:type="simple" xlink:href="http://webcache.googleusercontent.com/search?q=cache:5obp9cBM-_sJ:repositorio.uniceub.br/bitstream/235/8677/1/20766579.pdf+&amp;cd=14&amp;hl=pt-BR&amp;ct=clnk&amp;gl=br#51" text:style-name="Internet_20_link" text:visited-style-name="Visited_20_Internet_20_Link"><text:span text:style-name="T5">3.2.2 Sensor de Temperatura e Umidade</text:span></text:a><text:a xlink:type="simple" xlink:href="http://webcache.googleusercontent.com/search?q=cache:5obp9cBM-_sJ:repositorio.uniceub.br/bitstream/235/8677/1/20766579.pdf+&amp;cd=14&amp;hl=pt-BR&amp;ct=clnk&amp;gl=br#51" text:style-name="Internet_20_link" text:visited-style-name="Visited_20_Internet_20_Link"><text:span text:style-name="T4">.......................................................... 51</text:span></text:a></text:p>
      <text:p text:style-name="P20"><text:a xlink:type="simple" xlink:href="http://webcache.googleusercontent.com/search?q=cache:5obp9cBM-_sJ:repositorio.uniceub.br/bitstream/235/8677/1/20766579.pdf+&amp;cd=14&amp;hl=pt-BR&amp;ct=clnk&amp;gl=br#52" text:style-name="Internet_20_link" text:visited-style-name="Visited_20_Internet_20_Link"><text:span text:style-name="T5">3.2.3 Sensor de Luminosidade </text:span></text:a><text:a xlink:type="simple" xlink:href="http://webcache.googleusercontent.com/search?q=cache:5obp9cBM-_sJ:repositorio.uniceub.br/bitstream/235/8677/1/20766579.pdf+&amp;cd=14&amp;hl=pt-BR&amp;ct=clnk&amp;gl=br#52" text:style-name="Internet_20_link" text:visited-style-name="Visited_20_Internet_20_Link"><text:span text:style-name="T4">.......................................................................... 52</text:span></text:a></text:p>
      <text:p text:style-name="P20"><text:a xlink:type="simple" xlink:href="http://webcache.googleusercontent.com/search?q=cache:5obp9cBM-_sJ:repositorio.uniceub.br/bitstream/235/8677/1/20766579.pdf+&amp;cd=14&amp;hl=pt-BR&amp;ct=clnk&amp;gl=br#53" text:style-name="Internet_20_link" text:visited-style-name="Visited_20_Internet_20_Link"><text:span text:style-name="T5">3.2.4 Fonte de Alimentação </text:span></text:a><text:a xlink:type="simple" xlink:href="http://webcache.googleusercontent.com/search?q=cache:5obp9cBM-_sJ:repositorio.uniceub.br/bitstream/235/8677/1/20766579.pdf+&amp;cd=14&amp;hl=pt-BR&amp;ct=clnk&amp;gl=br#53" text:style-name="Internet_20_link" text:visited-style-name="Visited_20_Internet_20_Link"><text:span text:style-name="T4">.............................................................................. 53</text:span></text:a></text:p>
      <text:p text:style-name="P20"><text:a xlink:type="simple" xlink:href="http://webcache.googleusercontent.com/search?q=cache:5obp9cBM-_sJ:repositorio.uniceub.br/bitstream/235/8677/1/20766579.pdf+&amp;cd=14&amp;hl=pt-BR&amp;ct=clnk&amp;gl=br#53" text:style-name="Internet_20_link" text:visited-style-name="Visited_20_Internet_20_Link"><text:span text:style-name="T5">3.2.5 Sistema de Irrigação Hidropônico</text:span></text:a><text:a xlink:type="simple" xlink:href="http://webcache.googleusercontent.com/search?q=cache:5obp9cBM-_sJ:repositorio.uniceub.br/bitstream/235/8677/1/20766579.pdf+&amp;cd=14&amp;hl=pt-BR&amp;ct=clnk&amp;gl=br#53" text:style-name="Internet_20_link" text:visited-style-name="Visited_20_Internet_20_Link"><text:span text:style-name="T4">........................................................... 53</text:span></text:a></text:p>
      <text:p text:style-name="P20"><text:soft-page-break/><text:a xlink:type="simple" xlink:href="http://webcache.googleusercontent.com/search?q=cache:5obp9cBM-_sJ:repositorio.uniceub.br/bitstream/235/8677/1/20766579.pdf+&amp;cd=14&amp;hl=pt-BR&amp;ct=clnk&amp;gl=br#55" text:style-name="Internet_20_link" text:visited-style-name="Visited_20_Internet_20_Link"><text:span text:style-name="T4">3.3 Desenvolvimento do </text:span></text:a><text:a xlink:type="simple" xlink:href="http://webcache.googleusercontent.com/search?q=cache:5obp9cBM-_sJ:repositorio.uniceub.br/bitstream/235/8677/1/20766579.pdf+&amp;cd=14&amp;hl=pt-BR&amp;ct=clnk&amp;gl=br#55" text:style-name="Internet_20_link" text:visited-style-name="Visited_20_Internet_20_Link"><text:span text:style-name="T5">Software</text:span></text:a><text:a xlink:type="simple" xlink:href="http://webcache.googleusercontent.com/search?q=cache:5obp9cBM-_sJ:repositorio.uniceub.br/bitstream/235/8677/1/20766579.pdf+&amp;cd=14&amp;hl=pt-BR&amp;ct=clnk&amp;gl=br#55" text:style-name="Internet_20_link" text:visited-style-name="Visited_20_Internet_20_Link"><text:span text:style-name="T4">........................................................................ 55</text:span></text:a></text:p>
      <text:p text:style-name="P20"><text:a xlink:type="simple" xlink:href="http://webcache.googleusercontent.com/search?q=cache:5obp9cBM-_sJ:repositorio.uniceub.br/bitstream/235/8677/1/20766579.pdf+&amp;cd=14&amp;hl=pt-BR&amp;ct=clnk&amp;gl=br#55" text:style-name="Internet_20_link" text:visited-style-name="Visited_20_Internet_20_Link"><text:span text:style-name="T5">3.3.1 Inclusão das Bibliotecas </text:span></text:a><text:a xlink:type="simple" xlink:href="http://webcache.googleusercontent.com/search?q=cache:5obp9cBM-_sJ:repositorio.uniceub.br/bitstream/235/8677/1/20766579.pdf+&amp;cd=14&amp;hl=pt-BR&amp;ct=clnk&amp;gl=br#55" text:style-name="Internet_20_link" text:visited-style-name="Visited_20_Internet_20_Link"><text:span text:style-name="T4">.......................................................................... 55</text:span></text:a></text:p>
      <text:p text:style-name="P20"><text:a xlink:type="simple" xlink:href="http://webcache.googleusercontent.com/search?q=cache:5obp9cBM-_sJ:repositorio.uniceub.br/bitstream/235/8677/1/20766579.pdf+&amp;cd=14&amp;hl=pt-BR&amp;ct=clnk&amp;gl=br#56" text:style-name="Internet_20_link" text:visited-style-name="Visited_20_Internet_20_Link"><text:span text:style-name="T5">3.3.2 Preparação de Dispositivos</text:span></text:a><text:a xlink:type="simple" xlink:href="http://webcache.googleusercontent.com/search?q=cache:5obp9cBM-_sJ:repositorio.uniceub.br/bitstream/235/8677/1/20766579.pdf+&amp;cd=14&amp;hl=pt-BR&amp;ct=clnk&amp;gl=br#56" text:style-name="Internet_20_link" text:visited-style-name="Visited_20_Internet_20_Link"><text:span text:style-name="T4">..................................................................... 56</text:span></text:a></text:p>
      <text:p text:style-name="P20"><text:a xlink:type="simple" xlink:href="http://webcache.googleusercontent.com/search?q=cache:5obp9cBM-_sJ:repositorio.uniceub.br/bitstream/235/8677/1/20766579.pdf+&amp;cd=14&amp;hl=pt-BR&amp;ct=clnk&amp;gl=br#58" text:style-name="Internet_20_link" text:visited-style-name="Visited_20_Internet_20_Link"><text:span text:style-name="T5">3.3.3 Inclusão dos Sensores </text:span></text:a><text:a xlink:type="simple" xlink:href="http://webcache.googleusercontent.com/search?q=cache:5obp9cBM-_sJ:repositorio.uniceub.br/bitstream/235/8677/1/20766579.pdf+&amp;cd=14&amp;hl=pt-BR&amp;ct=clnk&amp;gl=br#58" text:style-name="Internet_20_link" text:visited-style-name="Visited_20_Internet_20_Link"><text:span text:style-name="T4">.............................................................................. 58</text:span></text:a></text:p>
      <text:p text:style-name="P20"><text:a xlink:type="simple" xlink:href="http://webcache.googleusercontent.com/search?q=cache:5obp9cBM-_sJ:repositorio.uniceub.br/bitstream/235/8677/1/20766579.pdf+&amp;cd=14&amp;hl=pt-BR&amp;ct=clnk&amp;gl=br#60" text:style-name="Internet_20_link" text:visited-style-name="Visited_20_Internet_20_Link"><text:span text:style-name="T5">3.3.4 Configuração Display LCD </text:span></text:a><text:a xlink:type="simple" xlink:href="http://webcache.googleusercontent.com/search?q=cache:5obp9cBM-_sJ:repositorio.uniceub.br/bitstream/235/8677/1/20766579.pdf+&amp;cd=14&amp;hl=pt-BR&amp;ct=clnk&amp;gl=br#60" text:style-name="Internet_20_link" text:visited-style-name="Visited_20_Internet_20_Link"><text:span text:style-name="T4">..................................................................... 60</text:span></text:a></text:p>
      <text:p text:style-name="P20"><text:a xlink:type="simple" xlink:href="http://webcache.googleusercontent.com/search?q=cache:5obp9cBM-_sJ:repositorio.uniceub.br/bitstream/235/8677/1/20766579.pdf+&amp;cd=14&amp;hl=pt-BR&amp;ct=clnk&amp;gl=br#61" text:style-name="Internet_20_link" text:visited-style-name="Visited_20_Internet_20_Link"><text:span text:style-name="T5">3.3.5 Configuração Ethernet Shield</text:span></text:a><text:a xlink:type="simple" xlink:href="http://webcache.googleusercontent.com/search?q=cache:5obp9cBM-_sJ:repositorio.uniceub.br/bitstream/235/8677/1/20766579.pdf+&amp;cd=14&amp;hl=pt-BR&amp;ct=clnk&amp;gl=br#61" text:style-name="Internet_20_link" text:visited-style-name="Visited_20_Internet_20_Link"><text:span text:style-name="T4">.................................................................. 61</text:span></text:a></text:p>
      <text:p text:style-name="P20"><text:a xlink:type="simple" xlink:href="http://webcache.googleusercontent.com/search?q=cache:5obp9cBM-_sJ:repositorio.uniceub.br/bitstream/235/8677/1/20766579.pdf+&amp;cd=14&amp;hl=pt-BR&amp;ct=clnk&amp;gl=br#62" text:style-name="Internet_20_link" text:visited-style-name="Visited_20_Internet_20_Link"><text:span text:style-name="T5">3.3.6 Configuração ThingSpeak</text:span></text:a><text:a xlink:type="simple" xlink:href="http://webcache.googleusercontent.com/search?q=cache:5obp9cBM-_sJ:repositorio.uniceub.br/bitstream/235/8677/1/20766579.pdf+&amp;cd=14&amp;hl=pt-BR&amp;ct=clnk&amp;gl=br#62" text:style-name="Internet_20_link" text:visited-style-name="Visited_20_Internet_20_Link"><text:span text:style-name="T4">........................................................................ 62</text:span></text:a></text:p>
      <text:p text:style-name="P20"><text:a xlink:type="simple" xlink:href="http://webcache.googleusercontent.com/search?q=cache:5obp9cBM-_sJ:repositorio.uniceub.br/bitstream/235/8677/1/20766579.pdf+&amp;cd=14&amp;hl=pt-BR&amp;ct=clnk&amp;gl=br#66" text:style-name="Internet_20_link" text:visited-style-name="Visited_20_Internet_20_Link"><text:span text:style-name="T5">3.3.7 </text:span></text:a><text:a xlink:type="simple" xlink:href="http://webcache.googleusercontent.com/search?q=cache:5obp9cBM-_sJ:repositorio.uniceub.br/bitstream/235/8677/1/20766579.pdf+&amp;cd=14&amp;hl=pt-BR&amp;ct=clnk&amp;gl=br#66" text:style-name="Internet_20_link" text:visited-style-name="Visited_20_Internet_20_Link"><text:span text:style-name="T4">Desenvolvimento da Placa do Circuito .................................................... 66</text:span></text:a></text:p>
      <text:p text:style-name="P20"><text:a xlink:type="simple" xlink:href="http://webcache.googleusercontent.com/search?q=cache:5obp9cBM-_sJ:repositorio.uniceub.br/bitstream/235/8677/1/20766579.pdf+&amp;cd=14&amp;hl=pt-BR&amp;ct=clnk&amp;gl=br#69" text:style-name="Internet_20_link" text:visited-style-name="Visited_20_Internet_20_Link"><text:span text:style-name="T3">4 TESTES E RESULTADOS ................................................................................. 69</text:span></text:a></text:p>
      <text:p text:style-name="P20"><text:a xlink:type="simple" xlink:href="http://webcache.googleusercontent.com/search?q=cache:5obp9cBM-_sJ:repositorio.uniceub.br/bitstream/235/8677/1/20766579.pdf+&amp;cd=14&amp;hl=pt-BR&amp;ct=clnk&amp;gl=br#69" text:style-name="Internet_20_link" text:visited-style-name="Visited_20_Internet_20_Link"><text:span text:style-name="T4">4.1 Cenário 1 ......................................................................................................... 69</text:span></text:a></text:p>
      <text:p text:style-name="P20"><text:a xlink:type="simple" xlink:href="http://webcache.googleusercontent.com/search?q=cache:5obp9cBM-_sJ:repositorio.uniceub.br/bitstream/235/8677/1/20766579.pdf+&amp;cd=14&amp;hl=pt-BR&amp;ct=clnk&amp;gl=br#71" text:style-name="Internet_20_link" text:visited-style-name="Visited_20_Internet_20_Link"><text:span text:style-name="T4">4.2 Cenário 2 ......................................................................................................... 71</text:span></text:a></text:p>
      <text:p text:style-name="P22"/>
      <table:table table:name="Table8" table:style-name="Table8">
        <table:table-column table:style-name="Table8.A"/>
        <table:table-row>
          <table:table-cell table:style-name="Table8.A1" office:value-type="string">
            <text:p text:style-name="P21"><text:bookmark text:name="8"/>Page 8</text:p>
          </table:table-cell>
        </table:table-row>
      </table:table>
      <text:p text:style-name="P20"><text:a xlink:type="simple" xlink:href="http://webcache.googleusercontent.com/search?q=cache:5obp9cBM-_sJ:repositorio.uniceub.br/bitstream/235/8677/1/20766579.pdf+&amp;cd=14&amp;hl=pt-BR&amp;ct=clnk&amp;gl=br#72" text:style-name="Internet_20_link" text:visited-style-name="Visited_20_Internet_20_Link"><text:span text:style-name="T4">4.3 Cenário 3 ......................................................................................................... 72</text:span></text:a></text:p>
      <text:p text:style-name="P20"><text:a xlink:type="simple" xlink:href="http://webcache.googleusercontent.com/search?q=cache:5obp9cBM-_sJ:repositorio.uniceub.br/bitstream/235/8677/1/20766579.pdf+&amp;cd=14&amp;hl=pt-BR&amp;ct=clnk&amp;gl=br#72" text:style-name="Internet_20_link" text:visited-style-name="Visited_20_Internet_20_Link"><text:span text:style-name="T4">4.4 Análise de Resultados ..................................................................................... 72</text:span></text:a></text:p>
      <text:p text:style-name="P20"><text:a xlink:type="simple" xlink:href="http://webcache.googleusercontent.com/search?q=cache:5obp9cBM-_sJ:repositorio.uniceub.br/bitstream/235/8677/1/20766579.pdf+&amp;cd=14&amp;hl=pt-BR&amp;ct=clnk&amp;gl=br#74" text:style-name="Internet_20_link" text:visited-style-name="Visited_20_Internet_20_Link"><text:span text:style-name="T3">5 CONCLUSÃO ...................................................................................................... 74</text:span></text:a></text:p>
      <text:p text:style-name="P20"><text:a xlink:type="simple" xlink:href="http://webcache.googleusercontent.com/search?q=cache:5obp9cBM-_sJ:repositorio.uniceub.br/bitstream/235/8677/1/20766579.pdf+&amp;cd=14&amp;hl=pt-BR&amp;ct=clnk&amp;gl=br#74" text:style-name="Internet_20_link" text:visited-style-name="Visited_20_Internet_20_Link"><text:span text:style-name="T4">5.1 Conclusões do Projeto .................................................................................... 74</text:span></text:a></text:p>
      <text:p text:style-name="P20"><text:a xlink:type="simple" xlink:href="http://webcache.googleusercontent.com/search?q=cache:5obp9cBM-_sJ:repositorio.uniceub.br/bitstream/235/8677/1/20766579.pdf+&amp;cd=14&amp;hl=pt-BR&amp;ct=clnk&amp;gl=br#74" text:style-name="Internet_20_link" text:visited-style-name="Visited_20_Internet_20_Link"><text:span text:style-name="T4">5.2 Aplicações do sistema ..................................................................................... 74</text:span></text:a></text:p>
      <text:p text:style-name="P20"><text:a xlink:type="simple" xlink:href="http://webcache.googleusercontent.com/search?q=cache:5obp9cBM-_sJ:repositorio.uniceub.br/bitstream/235/8677/1/20766579.pdf+&amp;cd=14&amp;hl=pt-BR&amp;ct=clnk&amp;gl=br#75" text:style-name="Internet_20_link" text:visited-style-name="Visited_20_Internet_20_Link"><text:span text:style-name="T4">5.3 Sugestões para trabalhos futuros ..................................................................... 75</text:span></text:a></text:p>
      <text:p text:style-name="P20"><text:a xlink:type="simple" xlink:href="http://webcache.googleusercontent.com/search?q=cache:5obp9cBM-_sJ:repositorio.uniceub.br/bitstream/235/8677/1/20766579.pdf+&amp;cd=14&amp;hl=pt-BR&amp;ct=clnk&amp;gl=br#76" text:style-name="Internet_20_link" text:visited-style-name="Visited_20_Internet_20_Link"><text:span text:style-name="T3">REFERÊNCIAS BIBLIOGRÁFICAS ...................................................................... 76</text:span></text:a></text:p>
      <text:p text:style-name="P20"><text:a xlink:type="simple" xlink:href="http://webcache.googleusercontent.com/search?q=cache:5obp9cBM-_sJ:repositorio.uniceub.br/bitstream/235/8677/1/20766579.pdf+&amp;cd=14&amp;hl=pt-BR&amp;ct=clnk&amp;gl=br#78" text:style-name="Internet_20_link" text:visited-style-name="Visited_20_Internet_20_Link"><text:span text:style-name="T3">APÊNDICE A – Código do Sistema de Controle da Estufa ................................... 78</text:span></text:a></text:p>
      <text:p text:style-name="P20"><text:a xlink:type="simple" xlink:href="http://webcache.googleusercontent.com/search?q=cache:5obp9cBM-_sJ:repositorio.uniceub.br/bitstream/235/8677/1/20766579.pdf+&amp;cd=14&amp;hl=pt-BR&amp;ct=clnk&amp;gl=br#84" text:style-name="Internet_20_link" text:visited-style-name="Visited_20_Internet_20_Link"><text:span text:style-name="T3">ANEXO A – Esquema Elétrico Arduino </text:span></text:a><text:a xlink:type="simple" xlink:href="http://webcache.googleusercontent.com/search?q=cache:5obp9cBM-_sJ:repositorio.uniceub.br/bitstream/235/8677/1/20766579.pdf+&amp;cd=14&amp;hl=pt-BR&amp;ct=clnk&amp;gl=br#84" text:style-name="Internet_20_link" text:visited-style-name="Visited_20_Internet_20_Link"><text:span text:style-name="T6">UNO</text:span></text:a><text:a xlink:type="simple" xlink:href="http://webcache.googleusercontent.com/search?q=cache:5obp9cBM-_sJ:repositorio.uniceub.br/bitstream/235/8677/1/20766579.pdf+&amp;cd=14&amp;hl=pt-BR&amp;ct=clnk&amp;gl=br#84" text:style-name="Internet_20_link" text:visited-style-name="Visited_20_Internet_20_Link"><text:span text:style-name="T3">......................................................... 84</text:span></text:a></text:p>
      <text:p text:style-name="P22"/>
      <table:table table:name="Table9" table:style-name="Table9">
        <table:table-column table:style-name="Table9.A"/>
        <table:table-row>
          <table:table-cell table:style-name="Table9.A1" office:value-type="string">
            <text:p text:style-name="P21"><text:bookmark text:name="9"/>Page 9</text:p>
          </table:table-cell>
        </table:table-row>
      </table:table>
      <text:p text:style-name="P4">LISTA DE FIGURAS</text:p>
      <text:p text:style-name="P3">Figura 2.1 - Sistema NFT ............................................................................................. 25</text:p>
      <text:p text:style-name="P3">Figura 2.2 - Arduino UNO ............................................................................................ 28</text:p>
      <text:p text:style-name="P3">Figura 2.3 - Esquema elétrico do Arduino UNO Rev3 ................................................ 29</text:p>
      <text:p text:style-name="P3">Figura 2.4 - IDE Arduino .............................................................................................. 31</text:p>
      <text:p text:style-name="P3">Figura 2.5 - Bomba para Irrigação ................................................................................ 32</text:p>
      <text:p text:style-name="P3">Figura 2.6 - Sensor DHT22 .......................................................................................... 33</text:p>
      <text:p text:style-name="P3">Figura 2.7 – Sensor de Luminosidade (LDR) ............................................................... 35</text:p>
      <text:p text:style-name="P3">Figura 2.8 - Shield de Relés .......................................................................................... 35</text:p>
      <text:p text:style-name="P3">Figura 2.9 – Conexão relé com Arduino e uma lâmpada ............................................. 36</text:p>
      <text:p text:style-name="P3">Figura 2.10 – Características display JHD162A ........................................................... 37</text:p>
      <text:p text:style-name="P3">Figura 2.11 - Conexões Display LCD .......................................................................... 38</text:p>
      <text:p text:style-name="P3">Figura 2.12 – Arduino UNO montado com Ethernet Shield ........................................ 39</text:p>
      <text:p text:style-name="P3">Figura 2.13 - Gráficos apresentados no ThingSpeak .................................................... 40</text:p>
      <text:p text:style-name="P3">Figura 2.14 - Sistema de Malha Aberta ........................................................................ 41</text:p>
      <text:p text:style-name="P3">Figura 2.15 - Sistema de Malha Fechada ...................................................................... 42</text:p>
      <text:p text:style-name="P3">Figura 2.16 - Sistema Hidropônico Sugerido ............................................................... 43</text:p>
      <text:p text:style-name="P3">Figura 3.1 - Diagrama de Blocos DHT22 ..................................................................... 44</text:p>
      <text:p text:style-name="P3">Figura 3.2 - Diagrama de Blocos LDR ......................................................................... 45</text:p>
      <text:p text:style-name="P3">Figura 3.3 - Diagrama de Blocos (Exemplo) ................................................................ 45</text:p>
      <text:p text:style-name="P3">Figura 3.4 - Diagrama de blocos ................................................................................... 47</text:p>
      <text:p text:style-name="P3"><text:soft-page-break/>Figura 3.5 - Esquemático com a sequência de ações do Funcionamento ..................... 48</text:p>
      <text:p text:style-name="P3">Figura 3.6 - Estufa construída ....................................................................................... 49</text:p>
      <text:p text:style-name="P3">Figura 3.7 – Ventoinha ................................................................................................. 50</text:p>
      <text:p text:style-name="P3">Figura 3.8 - Soquete E27 com Lâmpada ...................................................................... 50</text:p>
      <text:p text:style-name="P3">Figura 3.9 – Umidificador ............................................................................................ 51</text:p>
      <text:p text:style-name="P3">Figura 3.10 - Conexões DHT22 .................................................................................... 51</text:p>
      <text:p text:style-name="P3">Figura 3.11 - Novas conexões DHT22 ......................................................................... 52</text:p>
      <text:p text:style-name="P3">Figura 3.12 - Sensor de Luminosidade Instalado ......................................................... 52</text:p>
      <text:p text:style-name="P3">Figura 3.13 – Esquemático Fonte de Alimentação ....................................................... 53</text:p>
      <text:p text:style-name="P3">Figura 3.14 - Furos para dreno de solução no sistema hidropônico ............................. 54</text:p>
      <text:p text:style-name="P3">Figura 3.15 - Sistema hidropônico montado dentro da estufa ...................................... 54</text:p>
      <text:p text:style-name="P22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1"><text:bookmark text:name="10"/>Page 10</text:p>
          </table:table-cell>
        </table:table-row>
      </table:table>
      <text:p text:style-name="P3">Figura 3.16 - Declaração de Bibliotecas ....................................................................... 55</text:p>
      <text:p text:style-name="P3">Figura 3.17 - Código de Preparação do Display ........................................................... 56</text:p>
      <text:p text:style-name="P3">Figura 3.18 - Código de Preparação DHT22 ................................................................ 57</text:p>
      <text:p text:style-name="P3">Figura 3.19 - Código de Preparação LDR .................................................................... 57</text:p>
      <text:p text:style-name="P3">Figura 3.20 - Código de Preparação Relé ..................................................................... 57</text:p>
      <text:p text:style-name="P3">Figura 3.21 - Código de Preparação Shield Ethernet.................................................... 58</text:p>
      <text:p text:style-name="P3">Figura 3.22 - Código de Preparação ThingSpeak ......................................................... 58</text:p>
      <text:p text:style-name="P3">Figura 3.23 - Definições de Variáveis DHT22 ............................................................. 59</text:p>
      <text:p text:style-name="P3">Figura 3.24 - Definições de Variáveis LDR ................................................................. 59</text:p>
      <text:p text:style-name="P3">Figura 3.25 - Código de Inicialização do Visor LCD ................................................... 60</text:p>
      <text:p text:style-name="P3">Figura 3.26 - Código para display de informações no visor LCD ................................ 61</text:p>
      <text:p text:style-name="P3">Figura 3.27 - Código da Função inicioEthernet ............................................................ 62</text:p>
      <text:p text:style-name="P3">Figura 3.28 - Cadastro Plataforma ThingSpeak ........................................................... 62</text:p>
      <text:p text:style-name="P3">Figura 3.29 - Criação de Canal na Plataforma ThingSpeak ......................................... 63</text:p>
      <text:p text:style-name="P3">Figura 3.30 - Criação do Canal Projeto Estufa ............................................................. 63</text:p>
      <text:p text:style-name="P3">Figura 3.31 - Chave de Escrita ThingSpeak ................................................................. 64</text:p>
      <text:p text:style-name="P3">Figura 3.32 - Função updateThingSpeak ...................................................................... 65</text:p>
      <text:p text:style-name="P3">Figura 3.33 - Condição updateThingSpeak .................................................................. 65</text:p>
      <text:p text:style-name="P3">Figura 3.34 - Protoboard vs Placa de Fenolite Furada .................................................. 66</text:p>
      <text:p text:style-name="P3">Figura 3.35 - Arduino fixado na placa de circuito ........................................................ 67</text:p>
      <text:p text:style-name="P3">Figura 3.36 - Corte da placa fenolite ............................................................................ 67</text:p>
      <text:p text:style-name="P3">Figura 3.37 - Placa de circuito montada ....................................................................... 68</text:p>
      <text:p text:style-name="P3">Figura 3.38 - Protótipo final ......................................................................................... 68</text:p>
      <text:p text:style-name="P3">Figura 4.1 - Teste de Temperatura DHT22 .................................................................. 69</text:p>
      <text:p text:style-name="P3">Figura 4.2 - Declínio de Temperatura DHT22 ............................................................. 70</text:p>
      <text:p text:style-name="P3">Figura 4.3 - Teste do Sensor DHT22 – Umidade ......................................................... 71</text:p>
      <text:p text:style-name="P3">Figura 4.4 - Teste com APIKey errada ......................................................................... 72</text:p>
      <text:p text:style-name="P2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1"><text:bookmark text:name="11"/>Page 11</text:p>
          </table:table-cell>
        </table:table-row>
      </table:table>
      <text:p text:style-name="P4">LISTA DE TABELAS</text:p>
      <text:p text:style-name="P20"><text:a xlink:type="simple" xlink:href="http://webcache.googleusercontent.com/search?q=cache:5obp9cBM-_sJ:repositorio.uniceub.br/bitstream/235/8677/1/20766579.pdf+&amp;cd=14&amp;hl=pt-BR&amp;ct=clnk&amp;gl=br#22" text:style-name="Internet_20_link" text:visited-style-name="Visited_20_Internet_20_Link"><text:span text:style-name="T4">Tabela 1 – Temperatura Ideal para Algumas Hortaliças .............................................. 22</text:span></text:a></text:p>
      <text:p text:style-name="P20"><text:a xlink:type="simple" xlink:href="http://webcache.googleusercontent.com/search?q=cache:5obp9cBM-_sJ:repositorio.uniceub.br/bitstream/235/8677/1/20766579.pdf+&amp;cd=14&amp;hl=pt-BR&amp;ct=clnk&amp;gl=br#23" text:style-name="Internet_20_link" text:visited-style-name="Visited_20_Internet_20_Link"><text:span text:style-name="T4">Tabela 2 – Umidade do Ar Ideal para Algumas Hortaliças .......................................... 23</text:span></text:a></text:p>
      <text:p text:style-name="P20"><text:soft-page-break/><text:a xlink:type="simple" xlink:href="http://webcache.googleusercontent.com/search?q=cache:5obp9cBM-_sJ:repositorio.uniceub.br/bitstream/235/8677/1/20766579.pdf+&amp;cd=14&amp;hl=pt-BR&amp;ct=clnk&amp;gl=br#27" text:style-name="Internet_20_link" text:visited-style-name="Visited_20_Internet_20_Link"><text:span text:style-name="T4">Tabela 3 – Especificação Arduino UNO ...................................................................... 27</text:span></text:a></text:p>
      <text:p text:style-name="P20"><text:a xlink:type="simple" xlink:href="http://webcache.googleusercontent.com/search?q=cache:5obp9cBM-_sJ:repositorio.uniceub.br/bitstream/235/8677/1/20766579.pdf+&amp;cd=14&amp;hl=pt-BR&amp;ct=clnk&amp;gl=br#34" text:style-name="Internet_20_link" text:visited-style-name="Visited_20_Internet_20_Link"><text:span text:style-name="T4">Tabela 4 – Valores de Voult (tensão de saída) para um LDR com 5V como Vin ........ 34</text:span></text:a></text:p>
      <text:p text:style-name="P20"><text:a xlink:type="simple" xlink:href="http://webcache.googleusercontent.com/search?q=cache:5obp9cBM-_sJ:repositorio.uniceub.br/bitstream/235/8677/1/20766579.pdf+&amp;cd=14&amp;hl=pt-BR&amp;ct=clnk&amp;gl=br#71" text:style-name="Internet_20_link" text:visited-style-name="Visited_20_Internet_20_Link"><text:span text:style-name="T4">Tabela 5 - Resultados dos testes LDR .......................................................................... 71</text:span></text:a></text:p>
      <text:p text:style-name="P20"><text:a xlink:type="simple" xlink:href="http://webcache.googleusercontent.com/search?q=cache:5obp9cBM-_sJ:repositorio.uniceub.br/bitstream/235/8677/1/20766579.pdf+&amp;cd=14&amp;hl=pt-BR&amp;ct=clnk&amp;gl=br#73" text:style-name="Internet_20_link" text:visited-style-name="Visited_20_Internet_20_Link"><text:span text:style-name="T4">Tabela 6 - Custos do Projeto ......................................................................................... 73</text:span></text:a></text:p>
      <text:p text:style-name="P2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1"><text:bookmark text:name="12"/>Page 12</text:p>
          </table:table-cell>
        </table:table-row>
      </table:table>
      <text:p text:style-name="P4">LISTA DE ABREVIATURAS E SIGLAS</text:p>
      <text:p text:style-name="P3"><text:span text:style-name="T7">AC/DC </text:span>– Alternating Current/Direct Current</text:p>
      <text:p text:style-name="P3"><text:span text:style-name="T7">Com </text:span>– Common Connection</text:p>
      <text:p text:style-name="P3"><text:span text:style-name="T7">I/O </text:span>– Input/Output</text:p>
      <text:p text:style-name="P3"><text:span text:style-name="T7">ICSP </text:span>– In Circuit Serial Programming</text:p>
      <text:p text:style-name="P3"><text:span text:style-name="T7">IDE </text:span>– Integrated Development Environment</text:p>
      <text:p text:style-name="P3"><text:span text:style-name="T7">LCD </text:span>– Liquid-Crystal Display</text:p>
      <text:p text:style-name="P3"><text:span text:style-name="T7">NC </text:span>– Normally Closed</text:p>
      <text:p text:style-name="P3"><text:span text:style-name="T7">NFT </text:span>– Nutrient Film Technique</text:p>
      <text:p text:style-name="P3"><text:span text:style-name="T7">NO </text:span>– Normally Open</text:p>
      <text:p text:style-name="P3"><text:span text:style-name="T7">PC </text:span>– Personal Computer</text:p>
      <text:p text:style-name="P2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1"><text:bookmark text:name="13"/>Page 13</text:p>
          </table:table-cell>
        </table:table-row>
      </table:table>
      <text:p text:style-name="P4">RESUMO</text:p>
      <text:p text:style-name="P3">O consumo de hortaliças folhosas é um importante hábito alimentar do brasileiro, em especial</text:p>
      <text:p text:style-name="P3">entre os residentes nas áreas urbanas, o que traz benefícios à saúde. Entretanto, o cultivo</text:p>
      <text:p text:style-name="P3">contínuo e eficaz destas plantas no nosso território enfrenta importantes dificuldades, tais como</text:p>
      <text:p text:style-name="P3">a variabilidade do clima e dos solos, a crescente urbanização que diminui as áreas eficientes</text:p>
      <text:p text:style-name="P3">para o plantio e a preocupação da população com o consumo de alimentos seguros que oferecem</text:p>
      <text:p text:style-name="P3">teor nutritivo adequado e qualidade física dos produtos. A criação e o desenvolvimento deste</text:p>
      <text:p text:style-name="P3">tipo de plantas em ambientes protegidos são capazes de minimizar consideravelmente os</text:p>
      <text:p text:style-name="P3">impactos negativos na produção deste gênero alimentar. O ambiente da estufa permite um</text:p>
      <text:p text:style-name="P3">controle e monitoramento elevado sob os fatores que influenciam o crescimento das plantas,</text:p>
      <text:p text:style-name="P3">protegendo o ciclo de efeitos climáticos adversos. Considerando este cenário, este projeto busca</text:p>
      <text:p text:style-name="P3">criar uma estufa de tamanho reduzido para a produção de hortaliças folhosas em um contexto</text:p>
      <text:p text:style-name="P3">doméstico, desenvolvendo o sistema através da plataforma Arduino, sensores e <text:span text:style-name="T8">hardwares </text:span>de</text:p>
      <text:p text:style-name="P3">apoio para atuarem no controle e monitoramento de uma estufa, tornando acessível e eficiente</text:p>
      <text:p text:style-name="P3">o crescimento e a produção destas plantas em ambientes protegidos de escala reduzida.</text:p>
      <text:p text:style-name="P3"><text:span text:style-name="T7">Palavras-chave: </text:span>Arduino, Estufa, Irrigação Hidropônica, Produção de Hortaliças.</text:p>
      <text:p text:style-name="P22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1"><text:bookmark text:name="14"/>Page 14</text:p>
          </table:table-cell>
        </table:table-row>
      </table:table>
      <text:p text:style-name="P4">ABSTRACT</text:p>
      <text:p text:style-name="P3">Leafy vegetables consumption is an important Brazilian eating habit, especially among those</text:p>
      <text:p text:style-name="P3">living in urban areas, which brings health benefits. However, the continuous and effective</text:p>
      <text:p text:style-name="P3">cultivation of these kind of plants in our country is facing major difficulties, such as the</text:p>
      <text:p text:style-name="P3">variability of the climate and soil, increasing urbanization which reduces the effective areas for</text:p>
      <text:p text:style-name="P3">planting and concern of the population with the consumption of safe food offering appropriate</text:p>
      <text:p text:style-name="P3">nutritional value and physical quality of these products. The creation and development of such</text:p>
      <text:p text:style-name="P3"><text:soft-page-break/>plants in greenhouses can greatly minimize the negative impacts on the production of this food</text:p>
      <text:p text:style-name="P3">genre. The greenhouse environment allows a higher control and monitoring on the factors</text:p>
      <text:p text:style-name="P3">influencing plants growth, protecting the cycle from adverse climatic effects. Considering this</text:p>
      <text:p text:style-name="P3">scenario, this project aims to create a reduced-size greenhouse for the production of leafy</text:p>
      <text:p text:style-name="P3">vegetables in a domestic context, developing the system through the Arduino platform, sensors</text:p>
      <text:p text:style-name="P3">and <text:span text:style-name="T8">hardware </text:span>support to act towards controlling and monitoring a greenhouse, making it</text:p>
      <text:p text:style-name="P3">affordable and efficient the growth and the production of these plants in protected environments</text:p>
      <text:p text:style-name="P3">of reduced scale.</text:p>
      <text:p text:style-name="P3"><text:span text:style-name="T7">Key words: </text:span>Arduino, Greenhouse, Hydroponic irrigation, Leafy vegetables production.</text:p>
      <text:p text:style-name="P22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1"><text:bookmark text:name="15"/>Page 15</text:p>
          </table:table-cell>
        </table:table-row>
      </table:table>
      <text:p text:style-name="P3">15</text:p>
      <text:p text:style-name="P4">1</text:p>
      <text:p text:style-name="P4">INTRODUÇÃO</text:p>
      <text:p text:style-name="P4">1.1 Apresentação do Problema</text:p>
      <text:p text:style-name="P3">Este trabalho possui como objetivo principal o desenvolvimento de um sistema de</text:p>
      <text:p text:style-name="P3">controle e monitoramento, instalado em uma estufa de proporções reduzidas para a produção</text:p>
      <text:p text:style-name="P3">de hortaliças folhosas em um contexto doméstico. Pretende-se examinar os principais fatores</text:p>
      <text:p text:style-name="P3">que afetam o crescimento deste tipo de hortaliça, tais como a umidade, a luminosidade, a</text:p>
      <text:p text:style-name="P3">umidade do solo e a temperatura do ambiente (BEZERRA, 2003, p.11). Para a elaboração do</text:p>
      <text:p text:style-name="P3">sistema proposto, consideramos a plataforma Arduino e seus <text:span text:style-name="T8">hardwares </text:span>de apoio, devido aos</text:p>
      <text:p text:style-name="P3">aspectos destacados por Yarnold (2015) que referencia suas vantagens: custo reduzido,</text:p>
      <text:p text:style-name="P3">funcionamento em múltiplos sistemas operacionais (Windows, Mac e Linux), simplicidade e</text:p>
      <text:p text:style-name="P3">flexibilidade, <text:span text:style-name="T8">software </text:span>e <text:span text:style-name="T8">hardware </text:span>livres.</text:p>
      <text:p text:style-name="P3">O cultivo de hortaliças é um importante setor da agricultura brasileira. Segundo Vilela</text:p>
      <text:p text:style-name="P3">(2013), a área cultivada foi de 800 mil hectares com produção de 18.769 mil toneladas em 2012.</text:p>
      <text:p text:style-name="P3">Entre os produtos preferenciais estão a batata, o tomate, a cebola, além das leguminosas. Nos</text:p>
      <text:p text:style-name="P3">hábitos alimentares do brasileiro, as hortaliças aparecem como elemento importante no</text:p>
      <text:p text:style-name="P3">cardápio dos grandes centros urbanos (BEZERRA, 2003). O modo de vida destas populações</text:p>
      <text:p text:style-name="P3">encontra afinidades em relação a uma dieta diversificada composta por hortaliças, o que permite</text:p>
      <text:p text:style-name="P3">ter acesso ao seu alto valor nutritivo, composto por sais minerais e vitaminas, proporcionando</text:p>
      <text:p text:style-name="P3">sensação de saciedade por um período maior de tempo e facilitando o processo digestivo (Ibid.,</text:p>
      <text:p text:style-name="P3">p.9). Por isso, suas áreas de plantio são geralmente próximas das cidades, o que por um lado</text:p>
      <text:p text:style-name="P3">diminui os custos de transporte e desperdício dos alimentos, mas por outro acarreta custos</text:p>
      <text:p text:style-name="P3">elevados na produção, uma vez que as áreas, as variações climáticas e a mão-de-obra do entorno</text:p>
      <text:p text:style-name="P3">demandam maior investimento do produtor.</text:p>
      <text:p text:style-name="P3">Guedes (2015) aponta que a variabilidade do clima e dos solos brasileiros, a crescente</text:p>
      <text:p text:style-name="P3">urbanização, a mudança de hábitos e valores para o consumo da população voltada para a</text:p>
      <text:p text:style-name="P3">preocupação com alimentos seguros, a qualidade física dos produtos são outros aspectos que</text:p>
      <text:p text:style-name="P3">influenciam na relação produtividade-consumo de hortaliças no Brasil. Desta forma, uma</text:p>
      <text:p text:style-name="P3">solução que minimizaria os impactos negativos na produção brasileira seria a criação e</text:p>
      <text:p text:style-name="P3">desenvolvimento destas plantas em ambientes protegidos:</text:p>
      <text:p text:style-name="P11">Atualmente o Brasil testemunha a expansão da produção de hortaliças em</text:p>
      <text:p text:style-name="P11">ambiente protegido, o que tem se tornado possível graças ao conhecimento,</text:p>
      <text:p text:style-name="P11">além do comportamento das plantas e do solo, da física do ambiente interno</text:p>
      <text:p text:style-name="P11">nesse tipo de estrutura (Ibid., p.2).</text:p>
      <text:p text:style-name="P22"><text:soft-page-break/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1"><text:bookmark text:name="16"/>Page 16</text:p>
          </table:table-cell>
        </table:table-row>
      </table:table>
      <text:p text:style-name="P3">16</text:p>
      <text:p text:style-name="P3">Os ambientes protegidos permitem o aumento da eficiência na produção, no que se</text:p>
      <text:p text:style-name="P3">refere aos principais fatores que influenciam no desenvolvimento destas plantas: o uso</text:p>
      <text:p text:style-name="P3">controlado da água, dos insumos, fertilizantes e luminosidade. Bezerra (2003) indica os</text:p>
      <text:p text:style-name="P3">benefícios do cultivo de mudas de hortaliças nesses espaços:</text:p>
      <text:p text:style-name="P11">Com o advento do sistema de cultivo protegido, a produção de mudas, em</text:p>
      <text:p text:style-name="P11">geral, vem apresentando um nível tecnológico mais elevado, resultando em</text:p>
      <text:p text:style-name="P11">material de qualidade com riscos bastante reduzidos. Dessa forma, o produtor</text:p>
      <text:p text:style-name="P11">pode elaborar um cronograma de produção de mudas por um período maior e,</text:p>
      <text:p text:style-name="P11">consequentemente, obter melhor remuneração, como também maior</text:p>
      <text:p text:style-name="P11">estabilidade dos preços das mudas durante o ano, uma vez que fatores</text:p>
      <text:p text:style-name="P11">ambientais como temperatura, umidade, luminosidade, dentre outros, podem</text:p>
      <text:p text:style-name="P11">ser controlados, proporcionando um microclima favorável, principalmente</text:p>
      <text:p text:style-name="P11">nos estádios iniciais de desenvolvimento das mudas (Ibid., p.11).</text:p>
      <text:p text:style-name="P3">Os ambientes protegidos possuem outras vantagens para o desenvolvimento de</text:p>
      <text:p text:style-name="P3">hortaliças de acordo com Bezerra (2003):</text:p>
      <text:p text:style-name="P17">•</text:p>
      <text:p text:style-name="P11">Maior precocidade.</text:p>
      <text:p text:style-name="P17">•</text:p>
      <text:p text:style-name="P11">Menor possibilidade de contaminação fitopatogênica.</text:p>
      <text:p text:style-name="P17">•</text:p>
      <text:p text:style-name="P11">Maior relação percentual entre sementes plantadas e mudas obtidas.</text:p>
      <text:p text:style-name="P17">•</text:p>
      <text:p text:style-name="P11">Melhor aproveitamento da área destinada à produção de mudas.</text:p>
      <text:p text:style-name="P17">•</text:p>
      <text:p text:style-name="P11">Maior facilidade na execução de tratos culturais como desbaste,</text:p>
      <text:p text:style-name="P11">irrigação, adubação, tratamento fitossanitário.</text:p>
      <text:p text:style-name="P17">•</text:p>
      <text:p text:style-name="P11">Menor estresse por ocasião do transplantio.</text:p>
      <text:p text:style-name="P17">•</text:p>
      <text:p text:style-name="P11">Redução do ciclo da cultura do campo (Ibid., p. 9-10).</text:p>
      <text:p text:style-name="P3">Estes aspectos justificam a importância da produção de hortaliças em ambientes</text:p>
      <text:p text:style-name="P3">protegidos, estruturas que diminuem os efeitos climáticos que incidem sobre as plantações</text:p>
      <text:p text:style-name="P3">agrícolas, preocupando-se com uma maior eficiência da produção. As telas plásticas, por</text:p>
      <text:p text:style-name="P3">exemplo, são ambientes que permitem a proteção das colheitas do frio e da chuva, de ventos</text:p>
      <text:p text:style-name="P3">fortes, além de criar condições favoráveis para seu desenvolvimento inicial. Porém, esta forma</text:p>
      <text:p text:style-name="P3">de proteção não permite o controle de fatores climáticos, tais como a variação abrupta de</text:p>
      <text:p text:style-name="P3">temperatura ou a luminosidade necessária ao longo do processo de desenvolvimento das plantas</text:p>
      <text:p text:style-name="P3">(JENSEN; MALTER, 1995).</text:p>
      <text:p text:style-name="P3">O ambiente da estufa, por outro lado, permite um controle e monitoramento elevado</text:p>
      <text:p text:style-name="P3">sobre os fatores que influenciam o crescimento das plantas, sendo esta uma estrutura composta</text:p>
      <text:p text:style-name="P3">de paredes e telhado de plástico ou vidro, protegendo todo o ciclo dos efeitos climáticos</text:p>
      <text:p text:style-name="P3">adversos (Ibid., p. 7).</text:p>
      <text:p text:style-name="P3">Entretanto, Guedes (2015) informa sobre as dificuldades de implementação desses</text:p>
      <text:p text:style-name="P3">espaços em toda a extensão do território brasileiro, considerando o alto custo dos materiais e</text:p>
      <text:p text:style-name="P22"/>
      <table:table table:name="Table17" table:style-name="Table17">
        <table:table-column table:style-name="Table17.A"/>
        <text:soft-page-break/>
        <table:table-row>
          <table:table-cell table:style-name="Table17.A1" office:value-type="string">
            <text:p text:style-name="P21"><text:bookmark text:name="17"/>Page 17</text:p>
          </table:table-cell>
        </table:table-row>
      </table:table>
      <text:p text:style-name="P3">17</text:p>
      <text:p text:style-name="P3">dos recursos elétricos para o controle de temperatura, do desenvolvimento tecnológico restrito</text:p>
      <text:p text:style-name="P3">e do desequilíbrio nos preços oferecidos ao consumidor. Estes problemas interferem no</text:p>
      <text:p text:style-name="P3">consumo doméstico médio de hortaliças que tem decrescido no país, ampliando a baixa</text:p>
      <text:p text:style-name="P3">eficiência da nossa produtividade.</text:p>
      <text:p text:style-name="P3">Neste cenário, pretende-se apontar para a viabilidade técnica da criação de uma estufa</text:p>
      <text:p text:style-name="P3">em tamanho reduzido, para uso doméstico, que permita uma produção urbana alternativa que</text:p>
      <text:p text:style-name="P3">atenda parte das necessidades diárias de consumo de hortaliças folhosas nos ambientes</text:p>
      <text:p text:style-name="P3">particular e familiar brasileiro, principalmente para o pequeno agricultor com recursos</text:p>
      <text:p text:style-name="P3">limitados. A programação a ser utilizada na estufa deste trabalho permite a configuração de</text:p>
      <text:p text:style-name="P3">variáveis como limite de temperatura e umidade, que serão utilizadas para a realização de</text:p>
      <text:p text:style-name="P3">tarefas de controle do ambiente. Neste trabalho é utilizado um microcontrolador e sensores para</text:p>
      <text:p text:style-name="P3">o monitoramento e controle de alguns dos principais fatores do desenvolvimento de hortaliças</text:p>
      <text:p text:style-name="P3">em uma estufa, sendo eles: a quantidade de água, a temperatura interna, a luminosidade e a</text:p>
      <text:p text:style-name="P3">umidade do ar.</text:p>
      <text:p text:style-name="P4">1.2</text:p>
      <text:p text:style-name="P4">Objetivos</text:p>
      <text:p text:style-name="P5">1.2.1 Objetivo Geral</text:p>
      <text:p text:style-name="P3">Desenvolver e implementar um sistema de monitoramento e controle de ambiente em</text:p>
      <text:p text:style-name="P3">uma estufa reduzida, permitindo a automação de parte do processo de cultivo de hortaliças</text:p>
      <text:p text:style-name="P3">folhosas em ambientes domésticos.</text:p>
      <text:p text:style-name="P5">1.2.2 Objetivos Específicos</text:p>
      <text:p text:style-name="P3">Os objetivos específicos identificam aspectos relevantes para o desenvolvimento do</text:p>
      <text:p text:style-name="P3">projeto, pautando-se em:</text:p>
      <text:p text:style-name="P17">•</text:p>
      <text:p text:style-name="P3">Realizar uma revisão bibliográfica de todas as tecnologias a serem utilizadas no</text:p>
      <text:p text:style-name="P3">projeto;</text:p>
      <text:p text:style-name="P17">•</text:p>
      <text:p text:style-name="P3">Desenvolver um <text:span text:style-name="T8">software </text:span>embasado na plataforma Arduino, capaz de realizar a</text:p>
      <text:p text:style-name="P3">leitura e o registro das informações da estufa provenientes dos sensores</text:p>
      <text:p text:style-name="P3">instalados, sendo elas a luminosidade, a umidade do ar e a temperatura, além de</text:p>
      <text:p text:style-name="P3">executar comandos à fim de controlar estas grandezas;</text:p>
      <text:p text:style-name="P17">•</text:p>
      <text:p text:style-name="P3">Construir uma estufa em material transparente a ser controlada pelo <text:span text:style-name="T8">software</text:span></text:p>
      <text:p text:style-name="P3">criado;</text:p>
      <text:p text:style-name="P22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1"><text:bookmark text:name="18"/>Page 18</text:p>
          </table:table-cell>
        </table:table-row>
      </table:table>
      <text:p text:style-name="P3">18</text:p>
      <text:p text:style-name="P17">•</text:p>
      <text:p text:style-name="P3">Instalar o sistema proposto na estufa criada e testar seu funcionamento;</text:p>
      <text:p text:style-name="P17">•</text:p>
      <text:p text:style-name="P3">Realizar testes de <text:span text:style-name="T8">software </text:span>e de <text:span text:style-name="T8">hardware</text:span>.</text:p>
      <text:p text:style-name="P4">1.3 Motivação</text:p>
      <text:p text:style-name="P3">O acesso a uma dieta diversificada através do consumo de hortaliças pela população</text:p>
      <text:p text:style-name="P3"><text:soft-page-break/>brasileira esbarra em diferentes fatores negativos que influenciam o trajeto necessário para a</text:p>
      <text:p text:style-name="P3">eficiência das etapas de produção (qualidade de sementes, cultivo de mudas, desenvolvimento</text:p>
      <text:p text:style-name="P3">das plantas e consumo), como destacam Bezerra (2003) e Guedes (2015). Ao se projetar a</text:p>
      <text:p text:style-name="P3">criação de uma estufa automatizada e alternativa para ambientes domésticos, pretende-se</text:p>
      <text:p text:style-name="P3">atentar para a democratização e acessibilidade da produtividade:</text:p>
      <text:p text:style-name="P11">Historicamente o consumo de hortaliças no Brasil tem permanecido baixo</text:p>
      <text:p text:style-name="P11">apesar de o país ser internacionalmente reconhecido como uma superpotência</text:p>
      <text:p text:style-name="P11">agrícola. As razões para esse aparente paradoxo são diversas e de resolução</text:p>
      <text:p text:style-name="P11">relativamente difícil. Há razões culturais, mas em geral concorda-se que o alto</text:p>
      <text:p text:style-name="P11">custo das hortaliças é uma das principais causas do baixo consumo (GUEDES,</text:p>
      <text:p text:style-name="P11">2015, p. 1).</text:p>
      <text:p text:style-name="P3">A concepção de uma estufa de tamanho reduzido advém da necessidade de otimizar o</text:p>
      <text:p text:style-name="P3">espaço e a produção em ambientes pequenos, buscando, ao mesmo tempo, uma maior eficiência</text:p>
      <text:p text:style-name="P3">neste ciclo. A estufa é um sistema complexo, pois qualquer alteração brusca no clima pode</text:p>
      <text:p text:style-name="P3">gerar um efeito adverso no desenvolvimento das plantas. Sendo assim, a confecção do sistema</text:p>
      <text:p text:style-name="P3">de monitoramento e controle automático oportunizado pela aplicação dos conceitos adquiridos</text:p>
      <text:p text:style-name="P3">ao longo do curso de Engenharia de Computação, permite a redução dos esforços diários e</text:p>
      <text:p text:style-name="P3">manuais necessários para a eficiência no trabalho de criação de hortaliças, no interior do</text:p>
      <text:p text:style-name="P3">ambiente protegido proposto.</text:p>
      <text:p text:style-name="P3">A contribuição desta pesquisa, portanto, reside em desenvolver uma forma alternativa</text:p>
      <text:p text:style-name="P3">de cultivo de hortaliças para consumo próprio, atentando-se para as possibilidades de baixo</text:p>
      <text:p text:style-name="P3">custo de automação e democratização do acesso aos produtos alimentícios.</text:p>
      <text:p text:style-name="P3">Através do desenvolvimento deste projeto, obter-se-á uma estufa de pequeno porte a ser</text:p>
      <text:p text:style-name="P3">utilizada em ambientes urbanos para o cultivo de hortaliças.</text:p>
      <text:p text:style-name="P4">1.4</text:p>
      <text:p text:style-name="P4">Resultados esperados</text:p>
      <text:p text:style-name="P3">Espera-se deste projeto a criação de um sistema baseado na plataforma Arduino, capaz</text:p>
      <text:p text:style-name="P3">de monitorar a luminosidade, temperatura e umidade do ar de uma estufa, bem como efetuar o</text:p>
      <text:p text:style-name="P22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1"><text:bookmark text:name="19"/>Page 19</text:p>
          </table:table-cell>
        </table:table-row>
      </table:table>
      <text:p text:style-name="P3">19</text:p>
      <text:p text:style-name="P3">controle de seu sistema de irrigação e subsistemas que ajudem a manter os níveis desejados</text:p>
      <text:p text:style-name="P3">destes fatores. O sistema mostrará informações dos dados da estufa em um visor de cristal</text:p>
      <text:p text:style-name="P3">líquido (<text:span text:style-name="T8">LCD - Liquid-Crystal Display</text:span>), sendo eles: umidade do ar, temperatura e luminosidade.</text:p>
      <text:p text:style-name="P3">Estes dados serão transmitidos via Internet para uma página da <text:span text:style-name="T8">web </text:span>da plataforma <text:span text:style-name="T8">ThingSpeak</text:span>,</text:p>
      <text:p text:style-name="P3">que poderá ser monitorada <text:span text:style-name="T8">online </text:span>pelo usuário.</text:p>
      <text:p text:style-name="P3">Ainda, espera-se que a estufa construída neste projeto opere em condições apropriadas</text:p>
      <text:p text:style-name="P3">por definição do usuário de temperatura, irrigação, iluminação e umidade do ar para o</text:p>
      <text:p text:style-name="P3">desenvolvimento automatizado das hortaliças cultivadas em ambientes protegidos.</text:p>
      <text:p text:style-name="P4">1.5</text:p>
      <text:p text:style-name="P4">Estrutura do Trabalho</text:p>
      <text:p text:style-name="P3">A estrutura deste trabalho contempla os seguintes capítulos:</text:p>
      <text:p text:style-name="P3">Capitulo 1 – apresenta a introdução do trabalho, seus objetivos, metodologia,</text:p>
      <text:p text:style-name="P3">justificativa e organização da monografia.</text:p>
      <text:p text:style-name="P3">Capítulo 2 – descreve o funcionamento de uma estufa comum, assim como as</text:p>
      <text:p text:style-name="P3">tecnologias que serão utilizadas para seu funcionamento, destacando os fundamentos teóricos</text:p>
      <text:p text:style-name="P3"><text:soft-page-break/>utilizados para o sistema proposto.</text:p>
      <text:p text:style-name="P3">Capítulo 3 – consiste na apresentação da solução proposta, detalhando seu processo de</text:p>
      <text:p text:style-name="P3">criação e desenvolvimento.</text:p>
      <text:p text:style-name="P3">Capítulo 4 – destina-se a análise dos resultados que foram obtidos no sistema proposto,</text:p>
      <text:p text:style-name="P3">tais como os objetivos esperados e os problemas encontrados.</text:p>
      <text:p text:style-name="P3">Capítulo 5 – aponta a conclusão do trabalho e sugestões para futuras pesquisas.</text:p>
      <text:p text:style-name="P22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1"><text:bookmark text:name="20"/>Page 20</text:p>
          </table:table-cell>
        </table:table-row>
      </table:table>
      <text:p text:style-name="P3">20</text:p>
      <text:p text:style-name="P4">2</text:p>
      <text:p text:style-name="P4">REFERENCIAL TEÓRICO</text:p>
      <text:p text:style-name="P3">Este capítulo destaca os fundamentos teóricos que orientam o processo de cultivo de</text:p>
      <text:p text:style-name="P3">hortaliças folhosas em estufas, descrevendo o funcionamento desta estrutura em formato</text:p>
      <text:p text:style-name="P3">reduzido, os fatores climáticos que interferem na sua produção e as tecnologias que serão</text:p>
      <text:p text:style-name="P3">utilizadas para o desenvolvimento do sistema proposto.</text:p>
      <text:p text:style-name="P4">2.1</text:p>
      <text:p text:style-name="P4">Cultivo de Hortaliças em Estufas</text:p>
      <text:p text:style-name="P3">Hortaliça é um termo agrícola utilizado para nomear uma planta herbácea em que uma</text:p>
      <text:p text:style-name="P3">ou mais partes são utilizadas para alimentação em sua forma natural (ANVISA, 1978). Luengo</text:p>
      <text:p text:style-name="P3">(2001) afirma que o consumo de hortaliças traz uma série de benefícios para a população,</text:p>
      <text:p text:style-name="P3">devido a suas propriedades: ricas em fibras, vitaminas e sais minerais, além de serem alimentos</text:p>
      <text:p text:style-name="P3">leves, tanto do ponto de vista nutricional, quanto pelo seu peso.</text:p>
      <text:p text:style-name="P3">O processo de cultivo de hortaliças pode ser caracterizado como um conjunto de</text:p>
      <text:p text:style-name="P3">cuidados especiais destinados a contribuir com o desenvolvimento destas plantas. Fatores como</text:p>
      <text:p text:style-name="P3">o substrato, a irrigação da água, a temperatura, a luminosidade, a umidade do ar e do solo</text:p>
      <text:p text:style-name="P3">interferem diretamente no processo de seu crescimento podendo dificultar, ou até mesmo,</text:p>
      <text:p text:style-name="P3">impedir seu progresso. Ao ressaltar a produção de mudas de hortaliças que tenham um melhor</text:p>
      <text:p text:style-name="P3">rendimento para o ciclo da planta, Bezerra (2003) aponta que os ambientes protegidos</text:p>
      <text:p text:style-name="P3">proporcionam “<text:span text:style-name="T8">um microclima favorável</text:span>” para o seu desenvolvimento.</text:p>
      <text:p text:style-name="P3">A formação de um “<text:span text:style-name="T8">microclima</text:span>” que permita o controle das variáveis que incidem sobre</text:p>
      <text:p text:style-name="P3">a produção de uma planta influencia significativamente o seu desenvolvimento, não só no caso</text:p>
      <text:p text:style-name="P3">das hortaliças. As orquídeas, por exemplo, necessitam de condições apropriadas para seu</text:p>
      <text:p text:style-name="P3">crescimento e alguns fatores, como a quantidade de água, a luminosidade, a temperatura,</text:p>
      <text:p text:style-name="P3">umidade do ar e ventilação, determinam o sucesso de sua produção (PLOUGHMAN, 2007).</text:p>
      <text:p text:style-name="P3">Atualmente, o uso de ambientes controlados e protegidos através das estufas é uma</text:p>
      <text:p text:style-name="P3">solução comumente adotada para o sucesso no cultivo de plantas variadas independente da</text:p>
      <text:p text:style-name="P3">região brasileira. Bezerra (2003) define estufas como “<text:span text:style-name="T8">estruturas onde se pode criar e/ou</text:span></text:p>
      <text:p text:style-name="P5">manter microclimas favoráveis ao cultivo de qualquer espécie de planta, independente das</text:p>
      <text:p text:style-name="P3"><text:span text:style-name="T8">condições ambientais existentes</text:span>”. (Ibid., 11-12). Além disso, a adoção das estufas permite o</text:p>
      <text:p text:style-name="P3">controle das condições ambientais e de pragas ou insetos nocivos que possam vir a danificar a</text:p>
      <text:p text:style-name="P3">produção, como formigas, lesmas e abelhas (BEZERRA, 2003; FIGUEIREDO, 2011).</text:p>
      <text:p text:style-name="P22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1"><text:bookmark text:name="21"/>Page 21</text:p>
          </table:table-cell>
        </table:table-row>
      </table:table>
      <text:p text:style-name="P3">21</text:p>
      <text:p text:style-name="P3">Percebe-se a evolução deste tipo de estrutura física desde a Antiguidade, onde já se</text:p>
      <text:p text:style-name="P3"><text:soft-page-break/>buscava administrar os fatores climáticos que atingem o cultivo das plantas. A construção de</text:p>
      <text:p text:style-name="P3">estufas mais aprimoradas se deu somente no século XVI na Itália e, mais tarde, a engenhosidade</text:p>
      <text:p text:style-name="P3">se espalhou para os países da Inglaterra e Holanda. No Brasil, o uso de estufas começou a ser</text:p>
      <text:p text:style-name="P3">difundido recentemente, quando iniciativas de empresas privadas e de órgãos ligados a pesquisa</text:p>
      <text:p text:style-name="P3">do ramo agrícola implementaram experiências a partir de 1970 (PINHEIRO, 2011).</text:p>
      <text:p text:style-name="P3">As estufas podem ser construídas com uma diversidade de materiais, dependendo</text:p>
      <text:p text:style-name="P3">simplesmente da necessidade do criador e do clima predominante na região. No caso do</text:p>
      <text:p text:style-name="P3">Nordeste brasileiro, Bezerra (2003) destaca que para a produção de hortaliças o ideal é “<text:span text:style-name="T8">uma</text:span></text:p>
      <text:p text:style-name="P5">estrutura coberta com plástico transparente (150 micra), laterais com telas e de preferência</text:p>
      <text:p text:style-name="P3"><text:span text:style-name="T8">com lanternim na parte mais alta para facilitar a saída do ar quente</text:span>”, considerando as altas</text:p>
      <text:p text:style-name="P3">temperaturas na maior parte do ano neste território (Ibid., p. 12).</text:p>
      <text:p text:style-name="P3">A forma, tamanho e materiais também são aspectos condicionantes que influenciam a</text:p>
      <text:p text:style-name="P3">usabilidade, a durabilidade e o preço destes ambientes protegidos:</text:p>
      <text:p text:style-name="P11">As estruturas das estufas podem ser construídas em madeira ou metal. As</text:p>
      <text:p text:style-name="P11">estruturas metálicas têm sido preferidas por serem mais práticas e de</text:p>
      <text:p text:style-name="P11">manutenção mais fácil e possuem maior durabilidade, porém são mais caras.</text:p>
      <text:p text:style-name="P11">A altura da estufa deve ter um pé-direito acima de quatro metros e o</text:p>
      <text:p text:style-name="P11">comprimento até 50 metros, para evitar aumento da temperatura interna</text:p>
      <text:p text:style-name="P11">(BEZERRA, 2003, p. 12).</text:p>
      <text:p text:style-name="P4">2.2</text:p>
      <text:p text:style-name="P4">Fatores Climáticos na Produção de Hortaliças</text:p>
      <text:p text:style-name="P3">A variação dos fatores climáticos é considerada um dos maiores desafios para a</text:p>
      <text:p text:style-name="P3">produção de hortaliças no território brasileiro, uma vez que estes influenciam diretamente a sua</text:p>
      <text:p text:style-name="P3">formação.</text:p>
      <text:p text:style-name="P11">O clima é fundamental para o desenvolvimento de plantas, os fatores</text:p>
      <text:p text:style-name="P11">climáticos como temperatura e luminosidade podem interferir de forma</text:p>
      <text:p text:style-name="P11">benéfica ou maléfica no desenvolvimento da planta, sendo assim, controlar</text:p>
      <text:p text:style-name="P11">esses fatores é de suma importância e o uso do ambiente protegido vem somar</text:p>
      <text:p text:style-name="P11">a essa busca por melhores resultados. (SANTOS; JUNIOR; NUNES, 2010).</text:p>
      <text:p text:style-name="P3">No mecanismo adaptativo a ser construído neste trabalho, considera-se o controle dos</text:p>
      <text:p text:style-name="P3">seguintes fatores a serem desenvolvidos a seguir.</text:p>
      <text:p text:style-name="P22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1"><text:bookmark text:name="22"/>Page 22</text:p>
          </table:table-cell>
        </table:table-row>
      </table:table>
      <text:p text:style-name="P3">22</text:p>
      <text:p text:style-name="P5">2.2.1</text:p>
      <text:p text:style-name="P5">Temperatura</text:p>
      <text:p text:style-name="P3">A variação da temperatura influencia o desenvolvimento das espécies vegetais por</text:p>
      <text:p text:style-name="P3">interferir em processos como transpiração, respiração, fotossíntese, germinação, crescimento,</text:p>
      <text:p text:style-name="P3">floração e frutificação (CERMEÑO, 2005). Cada planta necessita de uma faixa de temperatura</text:p>
      <text:p text:style-name="P3">específica para que seu ciclo de desenvolvimento seja otimizado. Faixas de temperatura</text:p>
      <text:p text:style-name="P3">adequadas permitem um crescimento efetivo das hortaliças, enquanto variações fora de seus</text:p>
      <text:p text:style-name="P3">limites geram perda em sua qualidade visual, sabor, podendo inclusive ocasionar sua morte.</text:p>
      <text:p text:style-name="P3">A Tabela 1 foi construída a partir de dados obtidos pela Embrapa Hortaliças, designando</text:p>
      <text:p text:style-name="P3">faixas de temperaturas apropriadas para alguns tipos de hortaliças regularmente produzidas no</text:p>
      <text:p text:style-name="P3">Brasil.</text:p>
      <text:p text:style-name="P12">Tabela 1 – Temperatura Ideal para Algumas Hortaliças</text:p>
      <text:p text:style-name="P10">Hortaliça</text:p>
      <text:p text:style-name="P10"><text:soft-page-break/>Temperatura Ideal</text:p>
      <text:p text:style-name="P11">Acelga</text:p>
      <text:p text:style-name="P11">15 °C a 25 °C</text:p>
      <text:p text:style-name="P11">Agrião</text:p>
      <text:p text:style-name="P11">15 °C a 25 °C</text:p>
      <text:p text:style-name="P11">Cebolinha</text:p>
      <text:p text:style-name="P11">Até 25 °C</text:p>
      <text:p text:style-name="P11">Couve-Flor</text:p>
      <text:p text:style-name="P11">15 °C a 25 °C</text:p>
      <text:p text:style-name="P11">Pimentão</text:p>
      <text:p text:style-name="P11">15 °C a 25 °C</text:p>
      <text:p text:style-name="P11">Repolho</text:p>
      <text:p text:style-name="P11">15 °C a 25 °C</text:p>
      <text:p text:style-name="P14">Fonte: Catálogo Brasileiro de Hortaliças, 2015, adaptado.</text:p>
      <text:p text:style-name="P3">O controle de parâmetros como ventilação e umidificação pode servir de artifício para</text:p>
      <text:p text:style-name="P3">o controle da temperatura do ambiente da estufa. No caso da estufa proposta, será utilizado um</text:p>
      <text:p text:style-name="P3">sensor DHT22 para o monitoramento da temperatura interna, sendo seus valores utilizados</text:p>
      <text:p text:style-name="P3">como parâmetro para a ativação do sistema de ventilação e umidificação da estufa.</text:p>
      <text:p text:style-name="P5">2.2.2</text:p>
      <text:p text:style-name="P5">Umidade do Ar</text:p>
      <text:p text:style-name="P3">A umidade relativa do ar, expressa em percentual (%), varia com a temperatura e</text:p>
      <text:p text:style-name="P3">representa a quantidade de água em forma de vapor presente na atmosfera em relação à</text:p>
      <text:p text:style-name="P3">quantidade máxima que poderia existir nas mesmas condições de temperatura (ponto de</text:p>
      <text:p text:style-name="P3">saturação) (CGE, 2011).</text:p>
      <text:p text:style-name="P3">Um ambiente com a umidade do ar controlada prevê que as hortaliças não sofram com</text:p>
      <text:p text:style-name="P3">a falta dela ou o excesso, pois ambos os fatores são pertinentes para sua sobrevivência. Uma</text:p>
      <text:p text:style-name="P22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1"><text:bookmark text:name="23"/>Page 23</text:p>
          </table:table-cell>
        </table:table-row>
      </table:table>
      <text:p text:style-name="P3">23</text:p>
      <text:p text:style-name="P3">hortaliça crescendo em um ambiente com baixa umidade do ar pode apresentar sinais de</text:p>
      <text:p text:style-name="P3">desidratação, como folhas secas ou mortas. Enquanto seu excesso pode acarretar o</text:p>
      <text:p text:style-name="P3">desenvolvimento de doenças (BRANDÃO FILHO; CALLEGARI, 1999).</text:p>
      <text:p text:style-name="P3">A tabela abaixo indica a faixa de umidade do ar ideal para desenvolvimento de algumas</text:p>
      <text:p text:style-name="P3">hortaliças em ambientes protegidos:</text:p>
      <text:p text:style-name="P12">Tabela 2 – Umidade do Ar Ideal para Algumas Hortaliças</text:p>
      <text:p text:style-name="P10">Hortaliça</text:p>
      <text:p text:style-name="P10">Umidade do Ar Recomendada</text:p>
      <text:p text:style-name="P11">Tomate</text:p>
      <text:p text:style-name="P11">50 a 70%</text:p>
      <text:p text:style-name="P11">Melão</text:p>
      <text:p text:style-name="P11">65 a 75%</text:p>
      <text:p text:style-name="P11">Pepino</text:p>
      <text:p text:style-name="P11">70 a 90%</text:p>
      <text:p text:style-name="P11">Pimentão</text:p>
      <text:p text:style-name="P11">50 a 70%</text:p>
      <text:p text:style-name="P14">Fonte: BRANDÃO FILHO; CALLEGARI. <text:span text:style-name="T8">Cultivo de hortaliças de frutos em solo em ambiente</text:span></text:p>
      <text:p text:style-name="P14"><text:span text:style-name="T8">protegido</text:span>, 1999, adaptado.</text:p>
      <text:p text:style-name="P3">No trabalho, optou-se por fazer um controle da umidade do ar para que a mesma se</text:p>
      <text:p text:style-name="P3">comporte na faixa dos 60% a 80% a partir do uso do sensor DHT22 e de um umidificador de ar</text:p>
      <text:p text:style-name="P3"><text:soft-page-break/>acionado por um relé, que será ligado quando o nível de umidade do ar na estufa for menor do</text:p>
      <text:p text:style-name="P3">que o esperado.</text:p>
      <text:p text:style-name="P5">2.2.3</text:p>
      <text:p text:style-name="P5">Ventilação</text:p>
      <text:p text:style-name="P3">A ventilação pode ser considerada como a troca de ar entre o meio externo e interno da</text:p>
      <text:p text:style-name="P3">estufa. O principal objetivo da ventilação é retirar a sobrecarga de calor de dentro da estufa. A</text:p>
      <text:p text:style-name="P3">importância de se fazer circular e renovar o ar interno se deve ao fato de evitar a presença e</text:p>
      <text:p text:style-name="P3">surgimento de pragas, controlando a umidade do ar na estufa. Para tanto, existem dois tipos de</text:p>
      <text:p text:style-name="P3">ventilações, a natural e a mecânica. A primeira forma de ventilação é caracterizada por aberturas</text:p>
      <text:p text:style-name="P3">laterais ou superiores existentes na estufa, o que permite a renovação gasosa interna. Já a</text:p>
      <text:p text:style-name="P3">ventilação mecânica, conta com um ventilador que será utilizado para as trocas gasosas</text:p>
      <text:p text:style-name="P3">(SOLERPALAU, 2015).</text:p>
      <text:p text:style-name="P3">No trabalho, a ventilação da estufa será feita da forma natural e mecânica, sendo possível</text:p>
      <text:p text:style-name="P3">remover a tampa da estufa para uma ventilação natural. Porém, será também instalado um</text:p>
      <text:p text:style-name="P3">ventilador a ser ligado por um relé, para que seja realizada a troca de gases da estufa com o</text:p>
      <text:p text:style-name="P3">ambiente.</text:p>
      <text:p text:style-name="P22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1"><text:bookmark text:name="24"/>Page 24</text:p>
          </table:table-cell>
        </table:table-row>
      </table:table>
      <text:p text:style-name="P3">24</text:p>
      <text:p text:style-name="P5">2.2.4</text:p>
      <text:p text:style-name="P5">Luminosidade</text:p>
      <text:p text:style-name="P3">A luz é fundamental para a sobrevivência das plantas, pois através do fenômeno da</text:p>
      <text:p text:style-name="P3">fotossíntese, as plantas transformam moléculas de água e dióxido de carbono em energia</text:p>
      <text:p text:style-name="P3">química e liberam simultaneamente o oxigênio, renovando e purificando o ar. Estas moléculas</text:p>
      <text:p text:style-name="P3">são, então, utilizadas pelas plantas em sua respiração (HOPKINS, 2006, p.4-8).</text:p>
      <text:p text:style-name="P3">A luminosidade, em termos da agricultura, caracteriza-se pela quantidade de luz</text:p>
      <text:p text:style-name="P3">incidente nas plantas. Sendo este um fator importante não apenas para sua sobrevivência, mas</text:p>
      <text:p text:style-name="P3">também para seu desenvolvimento, já que o excesso – ou falta – podem gerar efeitos adversos</text:p>
      <text:p text:style-name="P3">em seu crescimento (Ibid., p.6).</text:p>
      <text:p text:style-name="P3">No trabalho, optou-se pela instalação de uma lâmpada na estufa, para que em casos de</text:p>
      <text:p text:style-name="P3">baixa luminosidade, seja possível oferecer ao menos a luz artificial para a planta, tendo em vista</text:p>
      <text:p text:style-name="P3">a importância da luz em seu crescimento. Esta lâmpada será ativada por meio de um relé que</text:p>
      <text:p text:style-name="P3">será controlado pela plataforma Arduino, em conjunto com um sensor de luminosidade</text:p>
      <text:p text:style-name="P3">instalado na estufa.</text:p>
      <text:p text:style-name="P5">2.2.5</text:p>
      <text:p text:style-name="P5">Irrigação</text:p>
      <text:p text:style-name="P3">A vida das plantas depende diretamente da água, elemento fundamental para o processo</text:p>
      <text:p text:style-name="P3">de fotossíntese e, consequentemente, para seu desenvolvimento.</text:p>
      <text:p text:style-name="P3">Na produção de hortaliças, um sistema de irrigação pode funcionar de forma manual ou</text:p>
      <text:p text:style-name="P3">automática. O sistema manual exige um esforço contínuo por parte do usuário para seu bom</text:p>
      <text:p text:style-name="P3">funcionamento, enquanto que a automatização do processo de irrigação proporciona um maior</text:p>
      <text:p text:style-name="P3">controle e eficiência da quantidade de água a ser utilizada no cultivo.</text:p>
      <text:p text:style-name="P3">Diferentes tipos de irrigação podem ser empreendidos em um ambiente protegido, tendo</text:p>
      <text:p text:style-name="P3">cada um deles vantagens e desvantagens. A irrigação por subirrigação inunda as bancadas ou o</text:p>
      <text:p text:style-name="P3">próprio piso em que os recipientes das plantas se encontram, mantendo as folhagens secas e</text:p>
      <text:p text:style-name="P3"><text:soft-page-break/>podendo contribuir para uma menor incidência de doenças. Todavia, este método pode gerar</text:p>
      <text:p text:style-name="P3">um custo elevado. Outra forma de irrigação é por aspersão, no qual a água é liberada em forma</text:p>
      <text:p text:style-name="P3">de círculo ou semicírculo em torno da plantação, porém sua utilização acarreta desperdício de</text:p>
      <text:p text:style-name="P3">água elevado. A irrigação por nebulização é uma alternativa que fornece água em forma de</text:p>
      <text:p text:style-name="P3">névoa, proporcionando menor danos às plantas e melhor distribuição da água (BEZERRA,</text:p>
      <text:p text:style-name="P3">2003).</text:p>
      <text:p text:style-name="P22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1"><text:bookmark text:name="25"/>Page 25</text:p>
          </table:table-cell>
        </table:table-row>
      </table:table>
      <text:p text:style-name="P3">25</text:p>
      <text:p text:style-name="P3">Por outro lado, opta-se pela irrigação hidropônica na confecção deste projeto, que é uma</text:p>
      <text:p text:style-name="P3">forma de irrigação na qual as plantas crescem com suas raízes em um canal ou canaleta pelo</text:p>
      <text:p text:style-name="P3">qual atravessa, periodicamente, uma solução nutritiva composta por água e nutrientes, como</text:p>
      <text:p text:style-name="P3">mostra a figura 2.1. Esta solução oferece diversas vantagens na produção de hortaliças, quando</text:p>
      <text:p text:style-name="P3">comparada ao cultivo no solo, sendo elas: menor volume de água necessário, área para produção</text:p>
      <text:p text:style-name="P3">reduzida em cerca de dez vezes e um baixo uso de produtos defensivos agrícolas – como</text:p>
      <text:p text:style-name="P3">agrotóxicos – no cultivo. Além disso, as hortaliças possuem maior durabilidade, qualidade e</text:p>
      <text:p text:style-name="P3">produtividade (ABRANTES; SEIXAS FILHO, 2006).</text:p>
      <text:p text:style-name="P3">No trabalho, foi utilizado o sistema sistema de técnica de cultura de fluxo laminar de</text:p>
      <text:p text:style-name="P3">nutrientes (NFT - <text:span text:style-name="T8">Nutrient Film Technique</text:span>) para a alimentação das plantas. Este sistema</text:p>
      <text:p text:style-name="P3">funciona de forma em que a solução nutritiva fica armazenada em um reservatório, sendo</text:p>
      <text:p text:style-name="P3">bombeada assim para a parte superior do canal ou canaleta de cultivo e retornando para o</text:p>
      <text:p text:style-name="P3">reservatório.</text:p>
      <text:p text:style-name="P15">Figura 2.1 - Sistema NFT</text:p>
      <text:p text:style-name="P14">Fonte: Adaptado de http://tudohidroponia.net/, 2015.</text:p>
      <text:p text:style-name="P22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1"><text:bookmark text:name="26"/>Page 26</text:p>
          </table:table-cell>
        </table:table-row>
      </table:table>
      <text:p text:style-name="P3">26</text:p>
      <text:p text:style-name="P4">2.3</text:p>
      <text:p text:style-name="P4">Plataforma Arduino</text:p>
      <text:p text:style-name="P3">A plataforma Arduino foi criada na Itália, no Instituto de Design e Interação Ivera</text:p>
      <text:p text:style-name="P3">(<text:span text:style-name="T8">Interaction Design Institute Ivera</text:span>), escola voltada para a pesquisa na interação entre</text:p>
      <text:p text:style-name="P3">dispositivos digitais e sistemas (YARNOLD, 2015).</text:p>
      <text:p text:style-name="P3">É uma placa de circuito montada com base nos microcontroladores ATmega8 ou</text:p>
      <text:p text:style-name="P3">ATmega168. Seu design atual oferece uma entrada USB para a configuração da memória flash</text:p>
      <text:p text:style-name="P3">da placa, além de uma série de pinos analógicos e digitais de entrada e saída, que são utilizados</text:p>
      <text:p text:style-name="P3">na criação de projetos (Ibid., p.3). O modelo denominado Arduino UNO, permite uma redução</text:p>
      <text:p text:style-name="P3">considerável nos custos de produção de um projeto, mantendo a eficiência do sistema.</text:p>
      <text:p text:style-name="P3">Funcionando como um computador em miniatura, a plataforma Arduino é capaz de</text:p>
      <text:p text:style-name="P3">processar informações entre o próprio dispositivo e os componentes externos a ele conectados.</text:p>
      <text:p text:style-name="P3">Por meio da programação em seu ambiente de programação integrado (IDE - <text:span text:style-name="T8">Integrated</text:span></text:p>
      <text:p text:style-name="P3"><text:span text:style-name="T8">Development Environment</text:span>), um <text:span text:style-name="T8">software </text:span>livre do próprio Arduino que é utilizado para criação</text:p>
      <text:p text:style-name="P3">de códigos baseados na linguagem C, é possível designar programas de computadores a serem</text:p>
      <text:p text:style-name="P3">instalados em sua memória <text:span text:style-name="T8">flash</text:span>, fazendo com que o Arduino realize o conjunto de instruções</text:p>
      <text:p text:style-name="P3">que foram delineadas no <text:span text:style-name="T8">software </text:span>(MCROBERTS, 2011).</text:p>
      <text:p text:style-name="P3">Segundo McRoberts (2011), uma das maiores vantagens da plataforma Arduino é sua</text:p>
      <text:p text:style-name="P3"><text:soft-page-break/>arquitetura de <text:span text:style-name="T8">hardware </text:span>e <text:span text:style-name="T8">software </text:span>abertas, possibilitando a utilização livre por qualquer pessoa</text:p>
      <text:p text:style-name="P3">ou propósito, de seus códigos, esquemas ou projetos (Ibid., p.24).</text:p>
      <text:p text:style-name="P5">2.3.1</text:p>
      <text:p text:style-name="P5">Arduino UNO</text:p>
      <text:p text:style-name="P3">Arduino UNO é um dos vários tipos de Arduinos existentes na atualidade. Suas</text:p>
      <text:p text:style-name="P3">características consistem em:</text:p>
      <text:p text:style-name="P11">O Arduino UNO é uma placa baseada no microcontrolador ATmega168P, ele</text:p>
      <text:p text:style-name="P11">possui 14 pinos digitais de entrada e saída, 6 entradas analógicas, um cristal</text:p>
      <text:p text:style-name="P11">de quartzo de 16 MHz, conexão USB, um conector de energia, um botão ICSP</text:p>
      <text:p text:style-name="P11">(<text:span text:style-name="T8">In Circuit Serial Programming</text:span>) e um botão de reset. Ele contém tudo para</text:p>
      <text:p text:style-name="P11">suportar o microcontrolador; Simplesmente conecta-se a um computador por</text:p>
      <text:p text:style-name="P11">um cabo USB ou liga-se pelo seu conector de corrente alternada para corrente</text:p>
      <text:p text:style-name="P11">contínua (AC/DC - <text:span text:style-name="T8">Alternating Current to Direct Current</text:span>) de 9v</text:p>
      <text:p text:style-name="P11">(ARDUINO.CC, 2015, tradução nossa).</text:p>
      <text:p text:style-name="P22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1"><text:bookmark text:name="27"/>Page 27</text:p>
          </table:table-cell>
        </table:table-row>
      </table:table>
      <text:p text:style-name="P3">27</text:p>
      <text:p text:style-name="P3">As especificações técnicas deste tipo de placa contemplam os seguintes dados</text:p>
      <text:p text:style-name="P3">apresentados na tabela 3:</text:p>
      <text:p text:style-name="P12">Tabela 3 – Especificação Arduino UNO</text:p>
      <text:p text:style-name="P10">Características</text:p>
      <text:p text:style-name="P10">Técnicas</text:p>
      <text:p text:style-name="P10">Valores</text:p>
      <text:p text:style-name="P10">Microcontrolador</text:p>
      <text:p text:style-name="P11">ATmega328P</text:p>
      <text:p text:style-name="P10">Tensão de operação</text:p>
      <text:p text:style-name="P11">5V</text:p>
      <text:p text:style-name="P10">Tensão de entrada</text:p>
      <text:p text:style-name="P10">(recomendada)</text:p>
      <text:p text:style-name="P11">7-12V</text:p>
      <text:p text:style-name="P10">Tensão de entrada</text:p>
      <text:p text:style-name="P10">(limite)</text:p>
      <text:p text:style-name="P11">6-20V</text:p>
      <text:p text:style-name="P10">Pinos</text:p>
      <text:p text:style-name="P10">digitais</text:p>
      <text:p text:style-name="P10">de</text:p>
      <text:p text:style-name="P10">entrada e saída (I/O -</text:p>
      <text:p text:style-name="P11"><text:span text:style-name="T9">input/output</text:span><text:span text:style-name="T7">)</text:span></text:p>
      <text:p text:style-name="P11">14 (Dos quais 6 dão suporte a saída PWM)</text:p>
      <text:p text:style-name="P10">Pinos digitais I/O PWM</text:p>
      <text:p text:style-name="P11">6</text:p>
      <text:p text:style-name="P10">Pinos de entrada</text:p>
      <text:p text:style-name="P10">analógica</text:p>
      <text:p text:style-name="P11">6</text:p>
      <text:p text:style-name="P10">Corrente contínua por</text:p>
      <text:p text:style-name="P10">pino I/O</text:p>
      <text:p text:style-name="P11">20 mA</text:p>
      <text:p text:style-name="P10">Corrente contínua por</text:p>
      <text:p text:style-name="P10">pino 3.3v</text:p>
      <text:p text:style-name="P11">50 mA</text:p>
      <text:p text:style-name="P10"><text:soft-page-break/>Memória <text:span text:style-name="T8">Flash</text:span></text:p>
      <text:p text:style-name="P11">32KB (ATmega328P) dos quais 0.5 KB</text:p>
      <text:p text:style-name="P11">são utilizados pelo bootloader</text:p>
      <text:p text:style-name="P10">SRAM</text:p>
      <text:p text:style-name="P11">2 KB (ATmega328P)</text:p>
      <text:p text:style-name="P10">EEPROM</text:p>
      <text:p text:style-name="P11">1 KB (ATmega328P)</text:p>
      <text:p text:style-name="P10">Velocidade de <text:span text:style-name="T8">Clock</text:span></text:p>
      <text:p text:style-name="P11">16 Mhz</text:p>
      <text:p text:style-name="P10">Dimensões</text:p>
      <text:p text:style-name="P11">68.6 x 53.4 mm</text:p>
      <text:p text:style-name="P10">Peso</text:p>
      <text:p text:style-name="P11">25 g</text:p>
      <text:p text:style-name="P13">Fonte: Adaptado de www.arduino.cc, 2015.</text:p>
      <text:p text:style-name="P3">A figura 2.2 mostra o Arduino <text:span text:style-name="T8">UNO</text:span>, utilizado no projeto:</text:p>
      <text:p text:style-name="P22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1"><text:bookmark text:name="28"/>Page 28</text:p>
          </table:table-cell>
        </table:table-row>
      </table:table>
      <text:p text:style-name="P3">28</text:p>
      <text:p text:style-name="P15">Figura 2.2 - Arduino <text:span text:style-name="T8">UNO</text:span></text:p>
      <text:p text:style-name="P14">Fonte: www.arduino.cc, 2015.</text:p>
      <text:p text:style-name="P3">O microcontrolador ATmega328P possui um conversor A/D (analógico/digital) de 10</text:p>
      <text:p text:style-name="P3">bits de resolução para os pinos de entrada analógica, ou seja, é criado uma representação digital</text:p>
      <text:p text:style-name="P3">de até 1024 valores distintos para o sinal analógico de entrada (ARDUINO.CC). O Arduino</text:p>
      <text:p text:style-name="P3"><text:span text:style-name="T8">UNO </text:span>possui um regulador de tensão de 5V, o que permite uma alimentação variável de 7 a 12</text:p>
      <text:p text:style-name="P3">Volts, sendo esta convertida a uma tensão constante de 5V. Será utilizado para alimentação do</text:p>
      <text:p text:style-name="P3">projeto uma fonte 220v, com uma porta USB de 5v para que seja alimentado o Arduino. Dos</text:p>
      <text:p text:style-name="P3">14 pinos digitais de entrada/saída do Arduino, cinco são reservados para o <text:span text:style-name="T8">shield </text:span>de Ethernet</text:p>
      <text:p text:style-name="P3">(D13, D12, D11, D10 e D4), cinco (D9, D8, D7, D6 e D5) serão utilizados para o display e</text:p>
      <text:p text:style-name="P3">quatro (A0, A3, D2 e D3) serão para o <text:span text:style-name="T8">shield </text:span>de relés. Dos analógicos, 2 (A1 e A2) serão</text:p>
      <text:p text:style-name="P3">utilizados para os sensores e 1 (A4) será utilizado para o display.</text:p>
      <text:p text:style-name="P3">Para este projeto, o <text:span text:style-name="T8">UNO </text:span>será responsável pelo recolhimento de informações dos</text:p>
      <text:p text:style-name="P3">sensores de luminosidade, umidade do ar e temperatura. Ao captar tais informações, serão</text:p>
      <text:p text:style-name="P3">enviados comandos para que sejam ativados os subsistemas conectados ao <text:span text:style-name="T8">shield </text:span>de relés, o</text:p>
      <text:p text:style-name="P3">umidificador, a ventoinha e a lâmpada. O sistema de irrigação funcionará sem nenhuma</text:p>
      <text:p text:style-name="P3">interferência dos sensores em um período pré-configurado.</text:p>
      <text:p text:style-name="P3">A figura 2.3 apresenta o esquema elétrico do Arduino <text:span text:style-name="T8">UNO </text:span>na versão utilizada no</text:p>
      <text:p text:style-name="P3">projeto, em detalhes:</text:p>
      <text:p text:style-name="P22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1"><text:bookmark text:name="29"/>Page 29</text:p>
          </table:table-cell>
        </table:table-row>
      </table:table>
      <text:p text:style-name="P3">29</text:p>
      <text:p text:style-name="P15">Figura 2.3 - Esquema elétrico do Arduino UNO Rev3</text:p>
      <text:p text:style-name="P14">Fonte: https://www.arduino.cc/en/uploads/Main/Arduino_Uno_Rev3-schematic.pdf</text:p>
      <text:p text:style-name="P3">O esquema elétrico mostrado na figura 2.3 também pode ser encontrado, ampliado, no</text:p>
      <text:p text:style-name="P3">Anexo A.</text:p>
      <text:p text:style-name="P3">Os principais componentes do Arduino <text:span text:style-name="T8">UNO </text:span>são:</text:p>
      <text:p text:style-name="P17">• <text:span text:style-name="T11">2 processadores: ATMega16U2 (U3) que é o processador USB e o ATMega328P</text:span></text:p>
      <text:p text:style-name="P3">(ZU4), que funciona como o processador principal. A razão disto é pelo fato do</text:p>
      <text:p text:style-name="P3">ATMega328P não suportar uma conexão direta com a porta USB. Desta forma, o</text:p>
      <text:p text:style-name="P3"><text:soft-page-break/>ATMega16U2 converte os dados da USB para um sinal serial (UART), podendo</text:p>
      <text:p text:style-name="P3">este ser lido pelo processador principal;</text:p>
      <text:p text:style-name="P17">• <text:span text:style-name="T11">Conector USB (X2): é onde se conecta o cabo USB. Pode ser usado para</text:span></text:p>
      <text:p text:style-name="P3">transferência de dados e/ou de alimentação;</text:p>
      <text:p text:style-name="P17">• <text:span text:style-name="T11">Filtro e proteção USB (F1, Z1, Z2, L1, RN3A e RN3D): estes componentes, em</text:span></text:p>
      <text:p text:style-name="P3">conjunto, criam o chamado “filtro e proteção USB”. Os componentes Z1 e Z2 são</text:p>
      <text:p text:style-name="P3">varistores e têm como função proteger os pinos do ATmega16U2 (processador</text:p>
      <text:p text:style-name="P3">USB) contra descargas eletrostáticas. O componente F1 é um fusível, que tem como</text:p>
      <text:p text:style-name="P3">função proteger a porta USB do computador (PC - <text:span text:style-name="T8">Personal Computer</text:span>) caso ocorra</text:p>
      <text:p text:style-name="P3">um curto-circuito ou sobrecarga acidental na placa do Arduino. O componente L1</text:p>
      <text:p text:style-name="P3">é um ferrite utilizado para a redução de possíveis ruídos que possam vir pela malha</text:p>
      <text:p text:style-name="P3">do cabo USB até o Arduino, bem como isolar o PC de ruídos gerados pelo Arduino.</text:p>
      <text:p text:style-name="P3">Já os componentes RN3A e RN3D formam uma rede de resistores, utilizados para</text:p>
      <text:p text:style-name="P22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1"><text:bookmark text:name="30"/>Page 30</text:p>
          </table:table-cell>
        </table:table-row>
      </table:table>
      <text:p text:style-name="P3">30</text:p>
      <text:p text:style-name="P3">atenuar ruídos e picos de tensão que podem vir a ocorrer através do cabo USB,</text:p>
      <text:p text:style-name="P3">ajudando assim na proteção do processador;</text:p>
      <text:p text:style-name="P17">• <text:span text:style-name="T11">2 Osciladores: o oscilador é responsável pela geração do pulso de </text:span><text:span text:style-name="T10">clock</text:span><text:span text:style-name="T11">. No Arduino</text:span></text:p>
      <text:p text:style-name="P3"><text:span text:style-name="T8">UNO</text:span>, o oscilador do ATMega16U2 foi implementado utilizando um cristal de</text:p>
      <text:p text:style-name="P3">16MHz (Y1) como componente principal. Enquanto que o oscilador do</text:p>
      <text:p text:style-name="P3">ATMega328P foi feito com um ressonador cerâmico (Y2) de 16MHz;</text:p>
      <text:p text:style-name="P17">• <text:span text:style-name="T11">1 Regulador linear de 5V: denominado U1 no circuito, este regulador é responsável</text:span></text:p>
      <text:p text:style-name="P3">por baixar a tensão da fonte e estabilizá-la em 5V, dissipando o resto em forma de</text:p>
      <text:p text:style-name="P3">calor;</text:p>
      <text:p text:style-name="P17">• <text:span text:style-name="T11">14 pinos digitais de entrada ou saída (programáveis);</text:span></text:p>
      <text:p text:style-name="P17">• <text:span text:style-name="T11">6 pinos de entrada analógica ou entrada/saída digital (programáveis);</text:span></text:p>
      <text:p text:style-name="P17">• <text:span text:style-name="T11">1 Botão de reset: nomeado como “RESET” no esquemático, este botão fecha o</text:span></text:p>
      <text:p text:style-name="P3">contato dos pinos 1 e 2, fazendo com que ocorra um reset do processador.</text:p>
      <text:p text:style-name="P5">2.3.2</text:p>
      <text:p text:style-name="P5">IDE do Arduino</text:p>
      <text:p text:style-name="P3">A plataforma Arduino utiliza um <text:span text:style-name="T8">software </text:span>próprio para o desenvolvimento de</text:p>
      <text:p text:style-name="P3">programas, conhecidos como s<text:span text:style-name="T8">ketch</text:span>. Os programas desenvolvidos no IDE do Arduino, quando</text:p>
      <text:p text:style-name="P3">compilados, podem ser enviados à placa para a execução do mesmo. Este ambiente, ainda,</text:p>
      <text:p text:style-name="P3">permite que os <text:span text:style-name="T8">softwares </text:span>criados sejam testados antes de serem enviados às placas</text:p>
      <text:p text:style-name="P3">(MCROBERTS, 2011, p.24).</text:p>
      <text:p text:style-name="P3">A figura 2.4 mostra a interface IDE da plataforma Arduino:</text:p>
      <text:p text:style-name="P22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1"><text:bookmark text:name="31"/>Page 31</text:p>
          </table:table-cell>
        </table:table-row>
      </table:table>
      <text:p text:style-name="P3">31</text:p>
      <text:p text:style-name="P15">Figura 2.4 - IDE Arduino</text:p>
      <text:p text:style-name="P14">Fonte: Foto elaborada pelo autor</text:p>
      <text:p text:style-name="P3">A IDE do Arduino apresenta as seguintes funções, destacadas e numeradas na figura 4:</text:p>
      <text:p text:style-name="P3">1. Área de programação: onde são escritos os códigos dos <text:span text:style-name="T8">softwares </text:span>criados para a</text:p>
      <text:p text:style-name="P3">plataforma Arduino;</text:p>
      <text:p text:style-name="P3"><text:soft-page-break/>2. Menu principal;</text:p>
      <text:p text:style-name="P3">3. Botões de acesso rápido: indica atalhos para funções frequentemente usadas durante a</text:p>
      <text:p text:style-name="P3">programação de um programa para o Arduino. Da esquerda para direita é possível</text:p>
      <text:p text:style-name="P3">verificar a integridade do código, carregar o código no Arduino, abrir novo <text:span text:style-name="T8">sketch</text:span>, abrir</text:p>
      <text:p text:style-name="P3">um <text:span text:style-name="T8">sketch </text:span>salvo e, por fim, salvar o sketch apresentado na área de programação.</text:p>
      <text:p text:style-name="P22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1"><text:bookmark text:name="32"/>Page 32</text:p>
          </table:table-cell>
        </table:table-row>
      </table:table>
      <text:p text:style-name="P3">32</text:p>
      <text:p text:style-name="P3">4. Exibir monitor serial: exibe os dados enviados e recebidos pelo Arduino em uma nova</text:p>
      <text:p text:style-name="P3">janela;</text:p>
      <text:p text:style-name="P3">5. Barra de estado: descreve informações acerca do código no caso de sucesso ou falha das</text:p>
      <text:p text:style-name="P3">configurações.</text:p>
      <text:p text:style-name="P3">A seguir, veremos os componentes externos que foram empregados no sistema,</text:p>
      <text:p text:style-name="P3">considerando as variáveis a serem exploradas para o controle e monitoramento da estufa</text:p>
      <text:p text:style-name="P3">desenvolvida neste projeto.</text:p>
      <text:p text:style-name="P5">2.3.3</text:p>
      <text:p text:style-name="P5">Bomba para Irrigação</text:p>
      <text:p text:style-name="P3">O sistema NFT proposto necessita que, periodicamente, a solução nutritiva seja</text:p>
      <text:p text:style-name="P3">transportada pelas raízes das plantas. Para tal, será utilizada uma bomba submersa de água de</text:p>
      <text:p text:style-name="P3">220l/h de vazão, que opera na finalidade de movimentar a água para que ocorra a troca de</text:p>
      <text:p text:style-name="P3">oxigênio entre ela e a atmosfera, renovando assim oxigênio da solução nutritiva utilizado no</text:p>
      <text:p text:style-name="P3">sistema NFT. A figura 2.5 abaixo mostra a bomba de água que será instalada no projeto:</text:p>
      <text:p text:style-name="P15">Figura 2.5 - Bomba para Irrigação</text:p>
      <text:p text:style-name="P14">Fonte: Foto elaborada pelo Autor</text:p>
      <text:p text:style-name="P3">Segundo Braga (2009), um funcionamento adequado de um sistema hidropônico NFT</text:p>
      <text:p text:style-name="P3">envolve a solução nutritiva ser bombeada aos canais e escoar graças a gravidade, formando uma</text:p>
      <text:p text:style-name="P3">fina lâmina de solução de irriga as raízes.</text:p>
      <text:p text:style-name="P5">2.3.4</text:p>
      <text:p text:style-name="P5">Sensor de Umidade do Ar e Temperatura – DHT22</text:p>
      <text:p text:style-name="P3">Para realizar as medições de umidade do ar e da temperatura na estufa proposta, será</text:p>
      <text:p text:style-name="P3">utilizado o sensor DHT22. Ele funciona com um sensor capacitivo de umidade e um thermistor</text:p>
      <text:p text:style-name="P22"/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1"><text:bookmark text:name="33"/>Page 33</text:p>
          </table:table-cell>
        </table:table-row>
      </table:table>
      <text:p text:style-name="P3">33</text:p>
      <text:p text:style-name="P3">para medir o ar em volta dele, entregando suas leituras em forma de sinal digital para o pino de</text:p>
      <text:p text:style-name="P3">dados do Arduino.</text:p>
      <text:p text:style-name="P3">Este sensor foi escolhido devido a sua facilidade de utilização e sua precisão nas</text:p>
      <text:p text:style-name="P3">medidas, sendo seu maior problema o fato de que seus dados só podem ser lidos a cada 2</text:p>
      <text:p text:style-name="P3">segundos, problema este que foi contornado durante a criação do código.</text:p>
      <text:p text:style-name="P3">As características dele são:</text:p>
      <text:p text:style-name="P17">• <text:span text:style-name="T11">Tensão de funcionamento de 3 a 5V e I/O;</text:span></text:p>
      <text:p text:style-name="P17">• <text:span text:style-name="T11">2.5mA corrente máxima durante a conversão (pedindo dados);</text:span></text:p>
      <text:p text:style-name="P17">• <text:span text:style-name="T11">Bom para leituras de 0-100% de umidade com variação de 2~5%;</text:span></text:p>
      <text:p text:style-name="P17">• <text:span text:style-name="T11">Opera com faixas de leitura de temperatura de -40 a 80 ºC, com uma variação</text:span></text:p>
      <text:p text:style-name="P3">de ±0,5%;</text:p>
      <text:p text:style-name="P17"><text:soft-page-break/>• <text:span text:style-name="T11">Limite de 0,5Hz de leitura (uma vez a cada 2 segundos);</text:span></text:p>
      <text:p text:style-name="P17">• <text:span text:style-name="T11">Tamanho: 27mm x 59mm x 13.5mm;</text:span></text:p>
      <text:p text:style-name="P17">• <text:span text:style-name="T11">4 pinos com 0,1” de espaço.</text:span></text:p>
      <text:p text:style-name="P3">Na figura 2.6 abaixo, o sensor DHT22 é mostrado:</text:p>
      <text:p text:style-name="P12">Figura 2.6 - Sensor DHT22</text:p>
      <text:p text:style-name="P14">Fonte: Foto elaborada pelo autor.</text:p>
      <text:p text:style-name="P3">Considerando a pinagem vista na figura acima, as configurações do sensor são feitas da</text:p>
      <text:p text:style-name="P3">seguinte forma:</text:p>
      <text:p text:style-name="P17">• <text:span text:style-name="T11">1º pino é o VCC, que deve ser ligado no 5v do Arduino;</text:span></text:p>
      <text:p text:style-name="P17">• <text:span text:style-name="T11">2º pino é o pino de dados, que deve ser ligado em uma porta digital do arduino;</text:span></text:p>
      <text:p text:style-name="P17">• <text:span text:style-name="T11">3º pino é nulo, não precisando ser ligado;</text:span></text:p>
      <text:p text:style-name="P17">• <text:span text:style-name="T11">4º pino é o GND do sensor, devendo ser ligado no GND do Arduino.</text:span></text:p>
      <text:p text:style-name="P22"/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1"><text:bookmark text:name="34"/>Page 34</text:p>
          </table:table-cell>
        </table:table-row>
      </table:table>
      <text:p text:style-name="P3">34</text:p>
      <text:p text:style-name="P5">2.3.5</text:p>
      <text:p text:style-name="P5">Sensor de Luminosidade – LDR</text:p>
      <text:p text:style-name="P3">Para efetuar as medições de luminosidade da estufa, utilizou-se um sensor de</text:p>
      <text:p text:style-name="P3">luminosidade chamado de LDR (<text:span text:style-name="T8">Light Dependant Resistor</text:span>), que é um resistor cuja resistência</text:p>
      <text:p text:style-name="P3">varia de acordo com a incidência de luz. Em ambientes escuros, sua resistência é elevada.</text:p>
      <text:p text:style-name="P3">Porém, conforme a luz incide sobre ele, sua resistência diminui (MCROBERTS, 2014, p.114-</text:p>
      <text:p text:style-name="P3">115).</text:p>
      <text:p text:style-name="P3">Na tabela 4 é utilizado um resistor de 10 <text:span text:style-name="T14">kΩ (R1) </text:span>como divisor de potencial, sendo</text:p>
      <text:p text:style-name="P3">possível assim constatar as variações nas tensões de saída em função da resistência do LDR,</text:p>
      <text:p text:style-name="P3">indicando a saída desde o mais escuro ao mais claro. :</text:p>
      <text:p text:style-name="P14"><text:span text:style-name="T9">Tabela 4 </text:span>– <text:span text:style-name="T9">Valores de Voult (tensão de saída) para um LDR com 5V como Vin</text:span></text:p>
      <text:p text:style-name="P12">(tensão de entrada)</text:p>
      <text:p text:style-name="P10">R1</text:p>
      <text:p text:style-name="P10">R2 (LDR)</text:p>
      <text:p text:style-name="P10">Vout</text:p>
      <text:p text:style-name="P10">Claridade</text:p>
      <text:p text:style-name="P11">10 kΩ</text:p>
      <text:p text:style-name="P11">100 kΩ</text:p>
      <text:p text:style-name="P11">4,54 V</text:p>
      <text:p text:style-name="P11">Mais escuro</text:p>
      <text:p text:style-name="P11">10 kΩ</text:p>
      <text:p text:style-name="P11">73 kΩ</text:p>
      <text:p text:style-name="P11">4,39 V</text:p>
      <text:p text:style-name="P11">25%</text:p>
      <text:p text:style-name="P11">10 kΩ</text:p>
      <text:p text:style-name="P11">45 kΩ</text:p>
      <text:p text:style-name="P11">4,09 V</text:p>
      <text:p text:style-name="P11">50%</text:p>
      <text:p text:style-name="P11">10 kΩ</text:p>
      <text:p text:style-name="P11">28 kΩ</text:p>
      <text:p text:style-name="P11">3,68 V</text:p>
      <text:p text:style-name="P11">70%</text:p>
      <text:p text:style-name="P11">10 kΩ</text:p>
      <text:p text:style-name="P11">10 kΩ</text:p>
      <text:p text:style-name="P11"><text:soft-page-break/>2,5 V</text:p>
      <text:p text:style-name="P11">Mais claro</text:p>
      <text:p text:style-name="P13">Fonte: McRoberts, 2014, p.115.</text:p>
      <text:p text:style-name="P3">O sensor LDR, apesar de não ser um bom medidor de quantidade de luz no ambiente</text:p>
      <text:p text:style-name="P3">(lúmens), pode ser utilizado de maneira satisfatória para indicar a presença ou ausência de luz.</text:p>
      <text:p text:style-name="P3">No trabalho, ele permitirá que a leitura da luminosidade do ambiente em que a estufa está</text:p>
      <text:p text:style-name="P3">posicionada, sendo possível ligar uma lâmpada que ofereça luz artificial na ausência de luz</text:p>
      <text:p text:style-name="P3">natural.</text:p>
      <text:p text:style-name="P3">A figura 2.7 mostra o LDR utilizado no trabalho:</text:p>
      <text:p text:style-name="P22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1"><text:bookmark text:name="35"/>Page 35</text:p>
          </table:table-cell>
        </table:table-row>
      </table:table>
      <text:p text:style-name="P3">35</text:p>
      <text:p text:style-name="P15">Figura 2.7 – Sensor de Luminosidade (LDR)</text:p>
      <text:p text:style-name="P14">Fonte: Foto elaborada pelo autor</text:p>
      <text:p text:style-name="P5">2.3.6</text:p>
      <text:p text:style-name="P5">Shield de Relés</text:p>
      <text:p text:style-name="P3">Relé é uma chave eletrônica que liga ou desliga quando uma pequena tensão é aplicada</text:p>
      <text:p text:style-name="P3">a seus terminais de controle. Os relés utilizados no trabalho, por exemplo, são ativados ao</text:p>
      <text:p text:style-name="P3">receber uma carga de 5V, permitindo que sejam ligados os dispositivos utilizados no controle</text:p>
      <text:p text:style-name="P3">do microclima da estufa. Relés eletrônicos foram utilizados por possuírem uma rápida</text:p>
      <text:p text:style-name="P3">velocidade de comutação e, ao receber o sinal do Arduino, são ativados imediatamente,</text:p>
      <text:p text:style-name="P3">possibilitando que a carga de 220V necessária para o funcionamento dos aparelhos utilizados</text:p>
      <text:p text:style-name="P3">no projeto seja provida.</text:p>
      <text:p text:style-name="P3">A figura 2.8 mostra o <text:span text:style-name="T8">shield </text:span>de relés que foi utilizado no trabalho:</text:p>
      <text:p text:style-name="P15">Figura 2.8 - <text:span text:style-name="T8">Shield </text:span>de Relés</text:p>
      <text:p text:style-name="P14">Fonte: Foto elaborada pelo autor</text:p>
      <text:p text:style-name="P22"/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1"><text:bookmark text:name="36"/>Page 36</text:p>
          </table:table-cell>
        </table:table-row>
      </table:table>
      <text:p text:style-name="P3">36</text:p>
      <text:p text:style-name="P3">A estrutura básica de cada um dos relés contidos no <text:span text:style-name="T8">shield </text:span>utilizado no trabalho consiste</text:p>
      <text:p text:style-name="P3">em três pontos de contato, sempre na mesma ordem, denominados de NO, Com e NC, que</text:p>
      <text:p text:style-name="P3">funcionam da seguinte forma:</text:p>
      <text:p text:style-name="P17">• <text:span text:style-name="T11">Normalmente Aberto (NO - </text:span><text:span text:style-name="T10">Normally Open</text:span><text:span text:style-name="T11">): É o primeiro ponto de contato do</text:span></text:p>
      <text:p text:style-name="P3">relé mostrado. Neste ponto é ligado o fio de força que vai até o equipamento que</text:p>
      <text:p text:style-name="P3">se deseja ligar. Quando o relé é ativado, é feita a conexão do ponto COM ao NO,</text:p>
      <text:p text:style-name="P3">fechando o circuito;</text:p>
      <text:p text:style-name="P17">• <text:span text:style-name="T11">Conexão Comum (Com - </text:span><text:span text:style-name="T10">Common Connection</text:span><text:span text:style-name="T11">): O ponto do meio recebe a carga</text:span></text:p>
      <text:p text:style-name="P3">da tomada (220V) e funciona como uma chave do relé que alterna entre NC e</text:p>
      <text:p text:style-name="P3">NO, de acordo com o estado do mesmo. Ao aplicar uma carga de 5V no relé, a</text:p>
      <text:p text:style-name="P3">conexão interna é trocada do ponto NC para o ponto NO;</text:p>
      <text:p text:style-name="P17">• <text:span text:style-name="T11">Normalmente Fechado (NC - </text:span><text:span text:style-name="T10">Normally Closed</text:span><text:span text:style-name="T11">): O último ponto opera sempre</text:span></text:p>
      <text:p text:style-name="P3">em contato com o ponto COM, mesmo com o relé desligado, proporcionando</text:p>
      <text:p text:style-name="P3">um circuito aberto até que o relé seja ativado.</text:p>
      <text:p text:style-name="P3">No exemplo da figura 2.9, é possível observar as conexões a serem feitas entre a</text:p>
      <text:p text:style-name="P3">plataforma Arduino, um relé e um periférico qualquer (no caso do exemplo abaixo, uma</text:p>
      <text:p text:style-name="P3">lâmpada):</text:p>
      <text:p text:style-name="P15">Figura 2.9 – Conexão relé com Arduino e uma lâmpada</text:p>
      <text:p text:style-name="P14"><text:soft-page-break/>Fonte: Foto elaborada pelo autor</text:p>
      <text:p text:style-name="P3">Seu funcionamento ocorre da seguinte forma: ao receber um sinal do pino 8, do Arduino,</text:p>
      <text:p text:style-name="P3">o relé troca a conexão interna do pino NC para o pino NO, ativando o circuito e permitindo,</text:p>
      <text:p text:style-name="P3">assim, que a carga da tomada chegue à lâmpada, acendendo-a. Esta operação será utilizada no</text:p>
      <text:p text:style-name="P22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1"><text:bookmark text:name="37"/>Page 37</text:p>
          </table:table-cell>
        </table:table-row>
      </table:table>
      <text:p text:style-name="P3">37</text:p>
      <text:p text:style-name="P3">projeto para a ativação dos dispositivos utilizados na estufa, sendo eles o cooler, a lâmpada, o</text:p>
      <text:p text:style-name="P3">umidificador e a bomba de irrigação.</text:p>
      <text:p text:style-name="P5">2.3.7</text:p>
      <text:p text:style-name="P5">Visor LCD</text:p>
      <text:p text:style-name="P3">O uso de um visor LCD 16x2 (16 colunas por 2 linhas) modelo JHD162A permite a</text:p>
      <text:p text:style-name="P3">visualização de informações dos sensores em tempo real. Será utilizado para tal, um visor LCD</text:p>
      <text:p text:style-name="P3">com tela azul e letra branca. A facilidade de sua configuração devido a compatibilidade com a</text:p>
      <text:p text:style-name="P3">biblioteca <text:span text:style-name="T8">LiquidCrystal </text:span>do Arduino foi um dos principais fatores de sua escolha.</text:p>
      <text:p text:style-name="P3">A figura 2.10 é a representação técnica do display utilizado, com suas características</text:p>
      <text:p text:style-name="P3">principais e pinagens descritas a seguir:</text:p>
      <text:p text:style-name="P15">Figura 2.10 – Características display JHD162A</text:p>
      <text:p text:style-name="P14">Fonte: Huinfinito.com.br, 2015.</text:p>
      <text:p text:style-name="P3">Sua pinagem é feita da seguinte forma:</text:p>
      <text:p text:style-name="P17">• <text:span text:style-name="T11">VSS – GND do visor;</text:span></text:p>
      <text:p text:style-name="P17">• <text:span text:style-name="T11">VCC – 5v do visor;</text:span></text:p>
      <text:p text:style-name="P17">• <text:span text:style-name="T11">VEE – Ajuste de contraste do visor;</text:span></text:p>
      <text:p text:style-name="P17">• <text:span text:style-name="T11">RS – Seletor de Registro (</text:span><text:span text:style-name="T10">Register Select</text:span><text:span text:style-name="T11">);</text:span></text:p>
      <text:p text:style-name="P17">• <text:span text:style-name="T11">R/W – Seletor de modo de leitura ou escrita (</text:span><text:span text:style-name="T10">Read/Write</text:span><text:span text:style-name="T11">);</text:span></text:p>
      <text:p text:style-name="P17">• <text:span text:style-name="T11">E – Permite que os registros sejam gravados (</text:span><text:span text:style-name="T10">Enable</text:span><text:span text:style-name="T11">);</text:span></text:p>
      <text:p text:style-name="P22"/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1"><text:bookmark text:name="38"/>Page 38</text:p>
          </table:table-cell>
        </table:table-row>
      </table:table>
      <text:p text:style-name="P3">38</text:p>
      <text:p text:style-name="P17">• <text:span text:style-name="T11">DB0 a DB7 – São os pinos de dados, os valores destes pinos (</text:span><text:span text:style-name="T10">high </text:span><text:span text:style-name="T11">ou </text:span><text:span text:style-name="T10">low</text:span><text:span text:style-name="T11">)</text:span></text:p>
      <text:p text:style-name="P3">determinam o que está sendo escrito/visto;</text:p>
      <text:p text:style-name="P17">• <text:span text:style-name="T11">LED+ e LED- – Controle da iluminação traseira do </text:span><text:span text:style-name="T10">display</text:span><text:span text:style-name="T11">;</text:span></text:p>
      <text:p text:style-name="P3">No projeto, os 16 pinos mostrados na figura 10 são conectados da seguinte forma:</text:p>
      <text:p text:style-name="P17">• <text:span text:style-name="T11">Os pinos 1, 5 e 16 são ligados ao GND do circuito;</text:span></text:p>
      <text:p text:style-name="P17">• <text:span text:style-name="T11">O pino 2 é ligado no +5v do circuito, proporcionando a alimentação do</text:span></text:p>
      <text:p text:style-name="P3">visor;</text:p>
      <text:p text:style-name="P17">• <text:span text:style-name="T11">O pino 3 é utilizado para o ajuste de contraste. No projeto foram</text:span></text:p>
      <text:p text:style-name="P3">utilizados dois resistores, um de 10K (conectado ao +5v) e um de 100</text:p>
      <text:p text:style-name="P3">Omhs (conectado ao GND) para tal;</text:p>
      <text:p text:style-name="P17">• <text:span text:style-name="T11">Os pinos 4, 6, 11, 12, 13 e 14 são os pinos conectados às portas digitais</text:span></text:p>
      <text:p text:style-name="P3">do Arduino e permitem que o visor opere no modo 4-bits. Os pinos 7, 8,</text:p>
      <text:p text:style-name="P3">9 e 10 seriam utilizados caso fosse necessária uma configuração 8-bits</text:p>
      <text:p text:style-name="P3">no display;</text:p>
      <text:p text:style-name="P17">• <text:span text:style-name="T11">Os pinos 15 e 16 são, respectivamente, os pinos de +5v e GND da luz</text:span></text:p>
      <text:p text:style-name="P3">traseira do display. Foi instalado um resistor de 470 Omhs no pino 15 a</text:p>
      <text:p text:style-name="P3">fim de limitar a corrente.</text:p>
      <text:p text:style-name="P3"><text:soft-page-break/>A figura 2.11 mostra as conexões descritas:</text:p>
      <text:p text:style-name="P12">Figura 2.11 - Conexões Display LCD</text:p>
      <text:p text:style-name="P14">Fonte: Foto elaborada pelo autor.</text:p>
      <text:p text:style-name="P22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21"><text:bookmark text:name="39"/>Page 39</text:p>
          </table:table-cell>
        </table:table-row>
      </table:table>
      <text:p text:style-name="P3">39</text:p>
      <text:p text:style-name="P5">2.3.8</text:p>
      <text:p text:style-name="P5">Ethernet Shield</text:p>
      <text:p text:style-name="P3">O <text:span text:style-name="T8">Ethernet Shield </text:span>permite que o Arduino possua conexão a Internet por meio de um</text:p>
      <text:p text:style-name="P3">cabo de rede conectado entre o <text:span text:style-name="T8">shield </text:span>e um roteador. Esta placa tem a vantagem de possuir o</text:p>
      <text:p text:style-name="P3">formato empilhável que alguns <text:span text:style-name="T8">shields </text:span>apresentam, permitindo que ela seja montada em cima</text:p>
      <text:p text:style-name="P3">de alguns modelos de Arduinos, como o <text:span text:style-name="T8">UNO</text:span>, sem a necessidade de solda em suas conexões,</text:p>
      <text:p text:style-name="P3">conforme a figura 2.12 mostra:</text:p>
      <text:p text:style-name="P14"><text:span text:style-name="T9">Figura 2.12 – Arduino </text:span><text:span text:style-name="T7">UNO </text:span><text:span text:style-name="T9">montado com </text:span><text:span text:style-name="T7">Ethernet </text:span><text:span text:style-name="T9">Shield</text:span></text:p>
      <text:p text:style-name="P14">Fonte: Foto elaborada pelo autor.</text:p>
      <text:p text:style-name="P3">O <text:span text:style-name="T8">shield </text:span>possui um controlador W5100 que permite a conexão da plataforma Arduino</text:p>
      <text:p text:style-name="P3">com a Internet e/ou dispositivos instalados na rede local. Este <text:span text:style-name="T8">shield </text:span>vem instalado com um</text:p>
      <text:p text:style-name="P3">soquete para leitura de cartão MicroSD, que pode ser utilizado no armazenamento de dados. A</text:p>
      <text:p text:style-name="P3">comunicação com a plataforma Arduino é feita por meio da interface SPI (<text:span text:style-name="T8">Serial Pheriferal</text:span></text:p>
      <text:p text:style-name="P3"><text:span text:style-name="T8">Interface</text:span>), protocolo utilizado para a comunicação entre microcontroladores.</text:p>
      <text:p text:style-name="P3">Seguem as descrições detalhadas do Ethernet <text:span text:style-name="T8">Shield </text:span>utilizado no trabalho:</text:p>
      <text:p text:style-name="P17">• <text:span text:style-name="T11">Conector RJ45;</text:span></text:p>
      <text:p text:style-name="P17">• <text:span text:style-name="T11">Soquete para cartão MicroSD;</text:span></text:p>
      <text:p text:style-name="P17">• <text:span text:style-name="T11">Controlador Ethernet W5100 com buffer interno de 16 k;</text:span></text:p>
      <text:p text:style-name="P17">• <text:span text:style-name="T11">Velocidade de conexão de 10/100 Mb;</text:span></text:p>
      <text:p text:style-name="P17">• <text:span text:style-name="T11">Pinos Reservados: 10 ao 13 para </text:span><text:span text:style-name="T10">SPI</text:span><text:span text:style-name="T11">;</text:span></text:p>
      <text:p text:style-name="P17">• <text:span text:style-name="T11">Tensão de operação de 3,3 – 5 V;</text:span></text:p>
      <text:p text:style-name="P17">• <text:span text:style-name="T11">Suporta até 8 conexões TCP/UDP simultâneas;</text:span></text:p>
      <text:p text:style-name="P17">• <text:span text:style-name="T11">Compatível com a biblioteca Ethernet do Arduino;</text:span></text:p>
      <text:p text:style-name="P17">• <text:span text:style-name="T11">Compatível com Arduino Uno (utilizado no projeto).</text:span></text:p>
      <text:p text:style-name="P22"/>
      <table:table table:name="Table40" table:style-name="Table40">
        <table:table-column table:style-name="Table40.A"/>
        <table:table-row>
          <table:table-cell table:style-name="Table40.A1" office:value-type="string">
            <text:p text:style-name="P21"><text:bookmark text:name="40"/>Page 40</text:p>
          </table:table-cell>
        </table:table-row>
      </table:table>
      <text:p text:style-name="P3">40</text:p>
      <text:p text:style-name="P3">No projeto, o <text:span text:style-name="T8">Ethernet Shield </text:span>foi utilizado para enviar as informações provenientes dos</text:p>
      <text:p text:style-name="P3">sensores para um website (<text:span text:style-name="T8">ThingSpeak</text:span>), dispondo-as para o usuário em tempo real, o que</text:p>
      <text:p text:style-name="P3">possibilita a consulta do estado da estufa continuamente.</text:p>
      <text:p text:style-name="P5">2.3.9</text:p>
      <text:p text:style-name="P5">ThingSpeak</text:p>
      <text:p text:style-name="P3">A plataforma <text:span text:style-name="T8">ThingSpeak </text:span>é um serviço aberto que oferece uma infraestrutura <text:span text:style-name="T8">web </text:span>e</text:p>
      <text:p text:style-name="P3">protocolo baseado em <text:span text:style-name="T8">http </text:span>para o envio e recebimento de dados gerados pela plataforma</text:p>
      <text:p text:style-name="P3">Arduino ou qualquer outro dispositivo com recursos para comunicação em rede. Os dados são</text:p>
      <text:p text:style-name="P3">armazenados no <text:span text:style-name="T8">website </text:span>e podem ser acessados publicamente ou privadamente, baseados na</text:p>
      <text:p text:style-name="P3">configuração do usuário.</text:p>
      <text:p text:style-name="P3">Este serviço permite a criação de um canal de dados que contém oito campos capazes</text:p>
      <text:p text:style-name="P3">de comportarem qualquer tipo de dados, além de três campos para dados de localização e um</text:p>
      <text:p text:style-name="P3">para dados de <text:span text:style-name="T8">status</text:span>.</text:p>
      <text:p text:style-name="P3"><text:soft-page-break/>No projeto, a plataforma ThingSpeak será utilizada para criação de um canal chamado</text:p>
      <text:p text:style-name="P17">“<text:span text:style-name="T11">Projeto Estufa” que receberá, armazenará e exibirá os dados gerados pela estufa em três</text:span></text:p>
      <text:p text:style-name="P3">campos: umidade do ar, temperatura e luminosidade. Esta informação será enviada por meio da</text:p>
      <text:p text:style-name="P3">conexão com a Internet do Arduino e disposta em forma de gráficos, conforme demonstra a</text:p>
      <text:p text:style-name="P3">figura 2.13:</text:p>
      <text:p text:style-name="P12">Figura 2.13 - Gráficos apresentados no ThingSpeak</text:p>
      <text:p text:style-name="P14">Fonte: Foto elaborada pelo autor.</text:p>
      <text:p text:style-name="P22"/>
      <table:table table:name="Table41" table:style-name="Table41">
        <table:table-column table:style-name="Table41.A"/>
        <table:table-row>
          <table:table-cell table:style-name="Table41.A1" office:value-type="string">
            <text:p text:style-name="P21"><text:bookmark text:name="41"/>Page 41</text:p>
          </table:table-cell>
        </table:table-row>
      </table:table>
      <text:p text:style-name="P3">41</text:p>
      <text:p text:style-name="P3">Na figura 2.13, percebe-se que a divisão das telas sobre os fatores que influenciam o</text:p>
      <text:p text:style-name="P3">crescimento das plantas permite organizar as informações, facilitando sua leitura, além de</text:p>
      <text:p text:style-name="P3">monitorar o funcionamento adequado da estufa, mesmo a distância.</text:p>
      <text:p text:style-name="P4">2.4 Sistemas de Controle</text:p>
      <text:p text:style-name="P3">Segundo DiStefano et al (1990), um sistema de controle é um arranjo de componentes</text:p>
      <text:p text:style-name="P3">físicos conectados ou relacionados de maneira a que comandem, direcionem ou regulem a si</text:p>
      <text:p text:style-name="P3">mesmos ou a algum outro sistema. Tendo em vista isso, pode-se afirmar que um sistema de</text:p>
      <text:p text:style-name="P3">controle pode ser designado a controlar o funcionamento de um processo à fim de gerar um</text:p>
      <text:p text:style-name="P3">resultado esperado.</text:p>
      <text:p text:style-name="P3">Ogata (2003) define sistemas de controle em dois modelos: malha fechada e malha</text:p>
      <text:p text:style-name="P3">aberta. No controle de malha aberta, a saída não interfere na ação do sistema de controle. Sendo</text:p>
      <text:p text:style-name="P3">assim, o sinal de saída não é medido nem realimentado para comparação com o valor de entrada.</text:p>
      <text:p text:style-name="P3">Como este valor não é utilizado, cada entrada de referência corresponde a uma condição fixa</text:p>
      <text:p text:style-name="P3">de operação a ser executada, independente de quaisquer outra variável inerente ao processo.</text:p>
      <text:p text:style-name="P3">Um exemplo de um sistema de malha aberta é o que aciona um aparelho de microondas. Ao</text:p>
      <text:p text:style-name="P3">ser ligado, o microondas funcionará o tempo designado e seu sinal de saída não será medido,</text:p>
      <text:p text:style-name="P3">isto é, se esquentou o alimento de maneira satisfatória ou não. A figura 2.14 mostra um</text:p>
      <text:p text:style-name="P3">diagrama de blocos do funcionamento de um sistema de controle de malha aberta. Assim, é</text:p>
      <text:p text:style-name="P3">fundamental que em sistemas deste tipo determine-se com precisão os parâmetros da</text:p>
      <text:p text:style-name="P3">programação (processo) e condições do objeto ou ambiente de controle para que chegue até ele</text:p>
      <text:p text:style-name="P3">o sinal de saída adequado.</text:p>
      <text:p text:style-name="P15">Figura 2.14 - Sistema de Malha Aberta</text:p>
      <text:p text:style-name="P14">Fonte: Elaborado pelo Autor</text:p>
      <text:p text:style-name="P3">Já em um sistema de malha fechada, ocorre a medição do valor de saída e este mesmo</text:p>
      <text:p text:style-name="P3">oferece um efeito direto no controle do sistema, comparando o valor obtido com o valor</text:p>
      <text:p text:style-name="P22"/>
      <table:table table:name="Table42" table:style-name="Table42">
        <table:table-column table:style-name="Table42.A"/>
        <table:table-row>
          <table:table-cell table:style-name="Table42.A1" office:value-type="string">
            <text:p text:style-name="P21"><text:bookmark text:name="42"/>Page 42</text:p>
          </table:table-cell>
        </table:table-row>
      </table:table>
      <text:p text:style-name="P3">42</text:p>
      <text:p text:style-name="P3">esperado, e executando uma ação com base neste resultado. Um exemplo de funcionamento de</text:p>
      <text:p text:style-name="P3">um controle de malha fechada é um sistema de controle de temperatura do ambiente, como</text:p>
      <text:p text:style-name="P3">ocorre em estufas. É designado um valor de saída esperado e o sistema efetua comparações ao</text:p>
      <text:p text:style-name="P3">resultado obtido, em caso de divergência, pode-se executar uma ação de ligar o sistema de</text:p>
      <text:p text:style-name="P3">resfriamento ou o sistema de aquecimento do ambiente. O sinal gerado através da proporção de</text:p>
      <text:p text:style-name="P3">erro entre a resposta desejada (valor de referência r(t)) e a resposta real (valor de saída y(t))</text:p>
      <text:p text:style-name="P3">resulta em uma sequência de operações em malha fechada, chamada de realimentação (Erro:</text:p>
      <text:p text:style-name="P3">e(t)). A equação (eq2.1) o define:</text:p>
      <text:p text:style-name="P3"><text:soft-page-break/>( ) = ( ) − ( )</text:p>
      <text:p text:style-name="P3">(eq2.1),</text:p>
      <text:p text:style-name="P3">A partir do valor do erro, é possível efetuar ajustes na malha de realimentação buscando</text:p>
      <text:p text:style-name="P3">ajustar-se o erro, de modo a controlar o processo na busca da saída desejada. Na figura 2.15, é</text:p>
      <text:p text:style-name="P3">mostrado por meio de diagrama de blocos a representação de um sistema de controle de malha</text:p>
      <text:p text:style-name="P3">fechada</text:p>
      <text:p text:style-name="P15">Figura 2.15 - Sistema de Malha Fechada</text:p>
      <text:p text:style-name="P14">Fonte: Elaborado pelo autor</text:p>
      <text:p text:style-name="P3">Neste projeto, serão utilizados ambos os sistemas de controle de malha, aberta e fechada.</text:p>
      <text:p text:style-name="P3">Como sistema de malha aberta, será utilizado o sistema de irrigação hidropônico, que</text:p>
      <text:p text:style-name="P3">funcionará com base na sua variável de tempo. Já como malha fechada, serão utilizados</text:p>
      <text:p text:style-name="P3">sistemas de controle da temperatura ambiente e da umidade do ar na estufa.</text:p>
      <text:p text:style-name="P4">2.5 Visita Técnica</text:p>
      <text:p text:style-name="P3">Para melhor entendimento das necessidades e atribuições no cultivo de hortaliças, foi</text:p>
      <text:p text:style-name="P3">feita uma visita técnica à Embrapa Hortaliças – DF, localizada no Gama – DF. O foco principal</text:p>
      <text:p text:style-name="P3">desta visita foi entender o funcionamento de uma estufa para o cultivo de hortaliças, bem como</text:p>
      <text:p text:style-name="P3">a importância do cultivo protegido e decisão do sistema de irrigação a ser utilizado.</text:p>
      <text:p text:style-name="P3">O pesquisador em solos e nutrição de plantas, Juscimar Silva, e o pesquisador de</text:p>
      <text:p text:style-name="P3">irrigação e drenagem, Marcos Braga, apresentaram o funcionamento do sistema de irrigação</text:p>
      <text:p text:style-name="P22"/>
      <table:table table:name="Table43" table:style-name="Table43">
        <table:table-column table:style-name="Table43.A"/>
        <table:table-row>
          <table:table-cell table:style-name="Table43.A1" office:value-type="string">
            <text:p text:style-name="P21"><text:bookmark text:name="43"/>Page 43</text:p>
          </table:table-cell>
        </table:table-row>
      </table:table>
      <text:p text:style-name="P3">43</text:p>
      <text:p text:style-name="P3">hidropônico e suas vantagens perante um sistema de irrigação do solo. Os fatores apresentados</text:p>
      <text:p text:style-name="P3">a seguir foram considerados para a escolha de utilização deste sistema:</text:p>
      <text:p text:style-name="P17">• <text:span text:style-name="T11">Limpeza – um sistema de irrigação de solo em ambientes fechados apresenta</text:span></text:p>
      <text:p text:style-name="P3">dificuldade de manejo devido a sua composição. A necessidade de adubação, por</text:p>
      <text:p text:style-name="P3">exemplo, pode acarretar mau cheiro. Por outro lado, o sistema hidropônico</text:p>
      <text:p text:style-name="P3">permite utilizar apenas a água e os nutrientes necessários para o desenvolvimento</text:p>
      <text:p text:style-name="P3">das plantas diretamente em seus caules, proporcionando a organização e a</text:p>
      <text:p text:style-name="P3">limpeza mais eficaz do espaço;</text:p>
      <text:p text:style-name="P17">• <text:span text:style-name="T11">Facilidade de manutenção – a vantagem de um sistema hidropônico é que ele</text:span></text:p>
      <text:p text:style-name="P3">precisa ter sua solução trocada somente de tempos em tempos, já que é possível</text:p>
      <text:p text:style-name="P3">utilizar uma mesma solução até que os nutrientes da mesma sejam absorvidos</text:p>
      <text:p text:style-name="P3">pela planta. Já um sistema de irrigação do solo precisa de um estudo aprofundado</text:p>
      <text:p text:style-name="P3">de seus componentes, de forma a avaliar sua composição e permitir observação</text:p>
      <text:p text:style-name="P3">constante de suas condições após o plantio, evitando a contaminação do solo.</text:p>
      <text:p text:style-name="P3">Com as informações obtidas durante a visita técnica, foi então definido o sistema de</text:p>
      <text:p text:style-name="P3">irrigação proposto, por sugestão do Pesquisador de Irrigação e Drenagem Marcos Braga, que é</text:p>
      <text:p text:style-name="P3">a utilização de canos PVC e uma bomba de aquário para a montagem de um sistema hidropônico</text:p>
      <text:p text:style-name="P3">simples, similar ao sistema apresentado na figura 2.14, com adaptações para ser utilizado no</text:p>
      <text:p text:style-name="P3">projeto:</text:p>
      <text:p text:style-name="P12">Figura 2.16 - Sistema Hidropônico Sugerido</text:p>
      <text:p text:style-name="P14">Fonte: tudohidroponia.net, 2015.</text:p>
      <text:p text:style-name="P3">Os aspectos técnicos e metodologia abordados neste capítulo são de fundamental</text:p>
      <text:p text:style-name="P3">importância para o desenvolvimento do projeto, conforme será visto nos próximos capítulos.</text:p>
      <text:p text:style-name="P22"/>
      <table:table table:name="Table44" table:style-name="Table44">
        <table:table-column table:style-name="Table44.A"/>
        <text:soft-page-break/>
        <table:table-row>
          <table:table-cell table:style-name="Table44.A1" office:value-type="string">
            <text:p text:style-name="P21"><text:bookmark text:name="44"/>Page 44</text:p>
          </table:table-cell>
        </table:table-row>
      </table:table>
      <text:p text:style-name="P3">44</text:p>
      <text:p text:style-name="P4">3 DESENVOLVIMENTO DO SISTEMA DE MONITORAMENTO E</text:p>
      <text:p text:style-name="P4">CLIMATIZAÇÃO DE ESTUFA DE PEQUENO PORTE EM UM CONTEXTO</text:p>
      <text:p text:style-name="P4">DOMÉSTICO</text:p>
      <text:p text:style-name="P3">Neste capítulo será apresentado o desenvolvimento da solução proposta, bem como os</text:p>
      <text:p text:style-name="P3">detalhes de sua confecção e apresentação do que foi feito com base na aplicação dos conceitos</text:p>
      <text:p text:style-name="P3">teóricos adquiridos e apresentados no capítulo 2.</text:p>
      <text:p text:style-name="P4">3.1 Apresentação Geral do Projeto Proposto</text:p>
      <text:p text:style-name="P3">A proposta deste projeto é desenvolver um sistema de controle e monitoramento de uma</text:p>
      <text:p text:style-name="P3">estufa de pequeno porte, que possa ser utilizada para o cultivo de hortaliças em ambientes</text:p>
      <text:p text:style-name="P3">pequenos.</text:p>
      <text:p text:style-name="P3">Com base no que foi apresentado no Capítulo 2, considerou-se que o cultivo de</text:p>
      <text:p text:style-name="P3">hortaliças envolve uma série de cuidados devido a natureza das plantas. Estes cuidados</text:p>
      <text:p text:style-name="P3">espelham-se principalmente em atributos fundamentais para o desenvolvimento saudável de</text:p>
      <text:p text:style-name="P3">plantas, como um clima favorável, uma irrigação adequada e luminosidade, que serão</text:p>
      <text:p text:style-name="P3">considerados na elaboração do sistema. Para tal, serão utilizados sensores de umidade do ar e</text:p>
      <text:p text:style-name="P3">temperatura (DHT22) e um sensor de luminosidade (LDR). Os modelos apresentados nas</text:p>
      <text:p text:style-name="P3">figuras 3.1 e 3.2 indicam o diagrama de controle que representam a lógica de funcionamento</text:p>
      <text:p text:style-name="P3">do sistema com uso dos sensores. São apresentados, em separado, para uma melhor</text:p>
      <text:p text:style-name="P3">compreensão.</text:p>
      <text:p text:style-name="P15">Figura 3.1 - Diagrama de Blocos DHT22</text:p>
      <text:p text:style-name="P14">Fonte: Elaborado pelo autor</text:p>
      <text:p text:style-name="P22"/>
      <table:table table:name="Table45" table:style-name="Table45">
        <table:table-column table:style-name="Table45.A"/>
        <table:table-row>
          <table:table-cell table:style-name="Table45.A1" office:value-type="string">
            <text:p text:style-name="P21"><text:bookmark text:name="45"/>Page 45</text:p>
          </table:table-cell>
        </table:table-row>
      </table:table>
      <text:p text:style-name="P3">45</text:p>
      <text:p text:style-name="P15">Figura 3.2 - Diagrama de Blocos LDR</text:p>
      <text:p text:style-name="P14">Fonte: Elaborado pelo autor</text:p>
      <text:p text:style-name="P3">O modelo representado nas figuras 3.1 e 3.2 mostram, de forma geral, o esquemático de</text:p>
      <text:p text:style-name="P3">como o projeto será montado, com a plataforma Arduino recebendo os dados dos sensores de</text:p>
      <text:p text:style-name="P3">umidade e temperatura (DHT22) e de luminosidade (LDR), atuando em cada um dos processos</text:p>
      <text:p text:style-name="P3">à fim de controlar os processos de temperatura e luminosidade da estufa. Será ainda utilizado</text:p>
      <text:p text:style-name="P3">um sistema de controle, independente das leituras dos sensores, para a irrigação hidropônica da</text:p>
      <text:p text:style-name="P3">estufa, que também será controlado pela plataforma Arduino. O sistema completo,</text:p>
      <text:p text:style-name="P3">contemplando os três sensores e o controle da irrigação, pode ser visto na figura 3.3. No caso a</text:p>
      <text:p text:style-name="P3">malha de realimentação, aplica-se, em cada caso, aos valores lidos na saída, em cada caso.</text:p>
      <text:p text:style-name="P14">Figura 3.3 - Diagrama de Blocos (Exemplo)</text:p>
      <text:p text:style-name="P14">Fonte: Elaborada pelo autor</text:p>
      <text:p text:style-name="P3">Neste sistema proposto serão analisadas a temperatura, luminosidade e a umidade do ar</text:p>
      <text:p text:style-name="P3">no ambiente construído (uma estufa feita em material acrílico), por meio de sensores, a fim de</text:p>
      <text:p text:style-name="P3">demonstrar que o microclima deste espaço pode ser controlado de forma automática pelo</text:p>
      <text:p text:style-name="P22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P21"><text:bookmark text:name="46"/>Page 46</text:p>
          </table:table-cell>
        </table:table-row>
      </table:table>
      <text:p text:style-name="P3">46</text:p>
      <text:p text:style-name="P3">sistema aqui apresentado. Em um ambiente de dimensões diferentes das que serão aqui</text:p>
      <text:p text:style-name="P3">apresentadas, será necessário avaliar os parâmetros para tal condição e dada a aplicação do</text:p>
      <text:p text:style-name="P3"><text:soft-page-break/>hardware aqui utilizado, poderá levar maior ou menor tempo para a obtenção dos parâmetros</text:p>
      <text:p text:style-name="P3">ideais. Assim, os dados obtidos neste projeto referem-se ao ambiente do tamanho da estufa</text:p>
      <text:p text:style-name="P3">projetada.</text:p>
      <text:p text:style-name="P3">O controle será feito por uma placa de circuito, que com uma programação adequada,</text:p>
      <text:p text:style-name="P3">após a leitura e comparação dos valores, decidirá se aciona algum dos dispositivos instalados</text:p>
      <text:p text:style-name="P3">na estufa por intermédio do <text:span text:style-name="T8">shield </text:span>de relés de 4 canais, a saber:</text:p>
      <text:p text:style-name="P17">• <text:span text:style-name="T11">Uma ventoinha: será utilizada para controle da temperatura, sendo ligado quando</text:span></text:p>
      <text:p text:style-name="P3">a temperatura se elevar demais e desligado quando a temperatura chegar a um</text:p>
      <text:p text:style-name="P3">nível adequado;</text:p>
      <text:p text:style-name="P17">• <text:span text:style-name="T11">Um umidificador: será utilizado para auxiliar no controle da temperatura e para</text:span></text:p>
      <text:p text:style-name="P3">manter o ambiente com uma umidade do ar sempre acima de 60%;</text:p>
      <text:p text:style-name="P17">• <text:span text:style-name="T11">Uma lâmpada: será utilizada para prover luz artificial para as hortaliças, quando</text:span></text:p>
      <text:p text:style-name="P3">esta for insuficiente.</text:p>
      <text:p text:style-name="P3">Este sistema, ainda, apresentará um sistema de irrigação hidropônico NFT, que consiste</text:p>
      <text:p text:style-name="P3">em imergir as raízes da planta em uma fluxo laminar de nutrientes para que estes sejam</text:p>
      <text:p text:style-name="P3">absorvidos. Isto será alcançado por meio de uma bomba d’água controlada pela mesma placa</text:p>
      <text:p text:style-name="P3">de circuito, que efetuará periodicamente a passagem da solução contida em um reservatório nas</text:p>
      <text:p text:style-name="P3">raízes das hortaliças. A programação para estas ações será apresentada nos próximos itens deste</text:p>
      <text:p text:style-name="P3">capítulo.</text:p>
      <text:p text:style-name="P3">Os dados do sistema serão apresentados no visor LCD em tempo real, além de serem</text:p>
      <text:p text:style-name="P3">enviados por meio da <text:span text:style-name="T8">Internet </text:span>para a plataforma <text:span text:style-name="T8">ThingSpeak</text:span>, que exibirá os dados coletados</text:p>
      <text:p text:style-name="P3">para o usuário de maneira remota.</text:p>
      <text:p text:style-name="P3">O desenvolvimento do projeto foi realizado em quatro partes:</text:p>
      <text:p text:style-name="P3">1.</text:p>
      <text:p text:style-name="P3">Desenvolvimento da estufa: foram utilizadas placas de acrílico de 3mm para a</text:p>
      <text:p text:style-name="P3">construção de uma estufa capaz de comportar os dispositivos a serem utilizados para</text:p>
      <text:p text:style-name="P3">controle e monitoramento do clima da mesma, sendo eles um umidificador, um cooler</text:p>
      <text:p text:style-name="P3">e um soquete para lâmpada.</text:p>
      <text:p text:style-name="P3">2.</text:p>
      <text:p text:style-name="P3">Desenvolvimento <text:span text:style-name="T8">software</text:span>: a programação do projeto compõe o</text:p>
      <text:p text:style-name="P3">desenvolvimento de um código capaz de controlar e monitorar o <text:span text:style-name="T8">hardware </text:span>do sistema,</text:p>
      <text:p text:style-name="P3">bem como enviar via Internet os dados coletados pelos sensores para a plataforma</text:p>
      <text:p text:style-name="P3"><text:span text:style-name="T8">ThingSpeak</text:span>.</text:p>
      <text:p text:style-name="P22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21"><text:bookmark text:name="47"/>Page 47</text:p>
          </table:table-cell>
        </table:table-row>
      </table:table>
      <text:p text:style-name="P3">47</text:p>
      <text:p text:style-name="P3">3.</text:p>
      <text:p text:style-name="P3">Desenvolvimento de circuito: a placa desenvolvida integra a plataforma</text:p>
      <text:p text:style-name="P3">Arduino, o <text:span text:style-name="T8">Shield Ethernet</text:span>, o módulo de relés, os sensores e um visor LCD. A função</text:p>
      <text:p text:style-name="P3">da plataforma Arduino nesta placa é controlar todos estes dispositivos, bem como</text:p>
      <text:p text:style-name="P3">alimentá-los.</text:p>
      <text:p text:style-name="P3">4.</text:p>
      <text:p text:style-name="P3">Desenvolvimento do protótipo: durante o desenvolvimento do protótipo foi</text:p>
      <text:p text:style-name="P3">necessário construir o sistema de irrigação hidropônico dentro da estufa, bem como</text:p>
      <text:p text:style-name="P3">transportar o circuito desenvolvido na protoboard para uma placa de fenolite. Foi</text:p>
      <text:p text:style-name="P3"><text:soft-page-break/>também construída uma caixa, também em acrílico, que comportasse o visor LCD e o</text:p>
      <text:p text:style-name="P3">circuito, bem como suas entradas de alimentação e comunicação.</text:p>
      <text:p text:style-name="P3">5.</text:p>
      <text:p text:style-name="P3">Testes: foi examinado o funcionamento da estufa, a fim de validar suas</text:p>
      <text:p text:style-name="P3">funcionalidades para melhor integração e eficácia do sistema.</text:p>
      <text:p text:style-name="P3">6.</text:p>
      <text:p text:style-name="P3">Análise de Resultados: os resultados obtidos a partir dos testes efetuados na</text:p>
      <text:p text:style-name="P3">quinta etapa foram analisados e interpretados.</text:p>
      <text:p text:style-name="P3">O diagrama de blocos da figura 3.1 mostra as etapas do desenvolvimento do projeto:</text:p>
      <text:p text:style-name="P12">Figura 3.4 - Diagrama de blocos</text:p>
      <text:p text:style-name="P14">Fonte: Elaborado pelo autor</text:p>
      <text:p text:style-name="P3">A automação do projeto é controlada pela plataforma Arduino, que alimenta os sensores</text:p>
      <text:p text:style-name="P3">(luz, umidade do ar e temperatura) e converte suas grandezas físicas em sinais digitais,</text:p>
      <text:p text:style-name="P3">utilizando estas leituras para operar seus relés, responsáveis por ligar ou desligar os dispositivos</text:p>
      <text:p text:style-name="P3">da estufa, sendo eles a ventoinha, o umidificador e a lâmpada. O sistema de irrigação opera</text:p>
      <text:p text:style-name="P3">independente dos sensores, ligando e desligando periodicamente, também controlado pela</text:p>
      <text:p text:style-name="P3">plataforma Arduino. O visor LCD apresenta os dados provenientes dos sensores de forma</text:p>
      <text:p text:style-name="P3">suscinta, informando a temperatura dentro da estufa, sua umidade do ar, sua sensação térmica</text:p>
      <text:p text:style-name="P3">e seu nível de luminosidade.</text:p>
      <text:p text:style-name="P3">Por fim, o <text:span text:style-name="T8">shield </text:span>de Ethernet é responsável por estabelecer uma conexão entre a</text:p>
      <text:p text:style-name="P3">plataforma Arduino e a Internet, possibilitando que os dados dos sensores sejam enviados para</text:p>
      <text:p text:style-name="P22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21"><text:bookmark text:name="48"/>Page 48</text:p>
          </table:table-cell>
        </table:table-row>
      </table:table>
      <text:p text:style-name="P3">48</text:p>
      <text:p text:style-name="P3">a plataforma ThingSpeak, tornando possível ao usuário o monitoramento do funcionamento da</text:p>
      <text:p text:style-name="P3">sua estufa remotamente. A figura 3.2 representa o esquemático com a sequência das ações no</text:p>
      <text:p text:style-name="P3">funcionamento do sistema:</text:p>
      <text:p text:style-name="P12">Figura 3.5 - Esquemático com a sequência de ações do Funcionamento</text:p>
      <text:p text:style-name="P14">Fonte: Elaborado pelo autor</text:p>
      <text:p text:style-name="P4">3.2 Construção da Estufa</text:p>
      <text:p text:style-name="P3">A estufa servirá como ambiente protegido e controlado para o cultivo das hortaliças.</text:p>
      <text:p text:style-name="P3">Para sua construção, foram utilizadas placas de acrílico para a confecção de uma caixa de 60</text:p>
      <text:p text:style-name="P3">cm de largura, 40 cm de altura e 30 cm de profundidade, com uma tampa removível para que</text:p>
      <text:p text:style-name="P3">possa ser feita a ventilação manual, caso necessário. Após a construção da caixa, foi instalada</text:p>
      <text:p text:style-name="P3">uma calha para a passagem dos fios por dentro da estufa, além de oferecer suporte aos sensores</text:p>
      <text:p text:style-name="P3">LDR e DHT22. A figura 3.3 mostra a caixa construída, já com o sistema hidropônico em sua</text:p>
      <text:p text:style-name="P3">posição:</text:p>
      <text:p text:style-name="P22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1"><text:bookmark text:name="49"/>Page 49</text:p>
          </table:table-cell>
        </table:table-row>
      </table:table>
      <text:p text:style-name="P3">49</text:p>
      <text:p text:style-name="P12">Figura 3.6 - Estufa construída</text:p>
      <text:p text:style-name="P14">Fonte: Foto elaborada pelo autor</text:p>
      <text:p text:style-name="P5">3.2.1 Dispositivos Instalados</text:p>
      <text:p text:style-name="P3">Em conjunto com os sensores instalados na estufa, serão ativados dispositivos para o</text:p>
      <text:p text:style-name="P3">controle do ambiente, sendo eles: uma ventoinha, para o controle de temperatura; uma lâmpada,</text:p>
      <text:p text:style-name="P3">para que seja provida luz artificial quando baixa luminosidade; e um umidificador, para que o</text:p>
      <text:p text:style-name="P3"><text:soft-page-break/>clima na estufa não fique muito seco e de forma a auxiliar o controle da temperatura. Será,</text:p>
      <text:p text:style-name="P3">ainda, incluso o sistema hidropônico construído dentro da caixa, com seus drenos necessários</text:p>
      <text:p text:style-name="P3">para o lado externo da estrutura.</text:p>
      <text:p text:style-name="P5">3.2.1.1 Ventoinha</text:p>
      <text:p text:style-name="P3">Para que fosse realizada a ventilação da estufa, foi instalada uma ventoinha de 12v em</text:p>
      <text:p text:style-name="P3">sua lateral. O acionamento e desligamento desta ventoinha são controlados pelo Arduino, que</text:p>
      <text:p text:style-name="P3">liga ou desliga o módulo de relé em que é suprida a energia para o seu funcionamento. A figura</text:p>
      <text:p text:style-name="P3">3.4 mostra a ventoinha utilizada:</text:p>
      <text:p text:style-name="P22"/>
      <table:table table:name="Table50" table:style-name="Table50">
        <table:table-column table:style-name="Table50.A"/>
        <table:table-row>
          <table:table-cell table:style-name="Table50.A1" office:value-type="string">
            <text:p text:style-name="P21"><text:bookmark text:name="50"/>Page 50</text:p>
          </table:table-cell>
        </table:table-row>
      </table:table>
      <text:p text:style-name="P3">50</text:p>
      <text:p text:style-name="P12">Figura 3.7 – Ventoinha</text:p>
      <text:p text:style-name="P14">Fonte: Foto elaborada pelo autor</text:p>
      <text:p text:style-name="P5">3.2.1.2 Lâmpada</text:p>
      <text:p text:style-name="P3">Para a iluminação, foi instalado um soquete E27 (padrão brasileiro) de 220V. A energia</text:p>
      <text:p text:style-name="P3">suprida a este soquete também será controlada pelo Arduino que operará o módulo de relés. A</text:p>
      <text:p text:style-name="P3">lâmpada escolhida foi uma fluorescente eletrônica devido ao seu baixo custo e baixo consumo,</text:p>
      <text:p text:style-name="P3">além de não esquentar tanto quanto as incandescentes. A figura 3.5 mostra o soquete instalado</text:p>
      <text:p text:style-name="P3">na caixa, tal como a lâmpada a ser utilizada:</text:p>
      <text:p text:style-name="P12">Figura 3.8 - Soquete E27 com Lâmpada</text:p>
      <text:p text:style-name="P14">Fonte: Foto elaborada pelo autor</text:p>
      <text:p text:style-name="P5">3.2.1.3 Umidificador</text:p>
      <text:p text:style-name="P3">Para que fosse feito o controle da umidade do ar no ambiente da estufa, foi instalado um</text:p>
      <text:p text:style-name="P3">umidificador simples de 220V, cuja fonte de energia também é gerenciada pelo Arduino, por</text:p>
      <text:p text:style-name="P3">meio da operação do módulo de relés. Ele será acionado quando a umidade do ar na estufa</text:p>
      <text:p text:style-name="P3">baixar demais ou a temperatura subir demais. Ao chegar a valores adequados, ele será</text:p>
      <text:p text:style-name="P22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21"><text:bookmark text:name="51"/>Page 51</text:p>
          </table:table-cell>
        </table:table-row>
      </table:table>
      <text:p text:style-name="P3">51</text:p>
      <text:p text:style-name="P3">desligado. A figura 3.6 mostra o umidificador utilizado no projeto, tal como o adaptador</text:p>
      <text:p text:style-name="P3">construído para que seu vapor seja direcionado para a estufa:</text:p>
      <text:p text:style-name="P12">Figura 3.9 – Umidificador</text:p>
      <text:p text:style-name="P14">Fonte: Foto elaborada pelo autor</text:p>
      <text:p text:style-name="P5">3.2.2 Sensor de Temperatura e Umidade</text:p>
      <text:p text:style-name="P3">Nesta etapa foi instalado o sensor de umidade e temperatura DHT22 ao Arduino, para</text:p>
      <text:p text:style-name="P3">que seja possível obter a temperatura e umidade do ar ambiente. O sensor DHT22 possui 4</text:p>
      <text:p text:style-name="P3">pinos, como dito e mostrado no capítulo 2 (VCC, dados, nulo, GND). O pino VCC foi</text:p>
      <text:p text:style-name="P3">alimentado em 5V (jumper vermelho), o pino de dados foi conectado ao pino analógico A1 do</text:p>
      <text:p text:style-name="P3">Arduino (jumper amarelo), o pino nulo não tem necessidade de ser conectado e o pino GND foi</text:p>
      <text:p text:style-name="P3">ligado ao GND do próprio Arduino (jumper preto), conforme mostrado na figura 3.7 abaixo:</text:p>
      <text:p text:style-name="P12">Figura 3.10 - Conexões DHT22</text:p>
      <text:p text:style-name="P14">Fonte: Foto elaborada pelo autor</text:p>
      <text:p text:style-name="P3">Em seguida, foram soldados três fios (vermelho, preto e branco) ao sensor DHT22. Estes</text:p>
      <text:p text:style-name="P3">fios são guiados pela calha instalada até a placa de circuito. A figura 3.8 mostra como ficaram</text:p>
      <text:p text:style-name="P3">as conexões no DHT22:</text:p>
      <text:p text:style-name="P22"/>
      <table:table table:name="Table52" table:style-name="Table52">
        <table:table-column table:style-name="Table52.A"/>
        <text:soft-page-break/>
        <table:table-row>
          <table:table-cell table:style-name="Table52.A1" office:value-type="string">
            <text:p text:style-name="P21"><text:bookmark text:name="52"/>Page 52</text:p>
          </table:table-cell>
        </table:table-row>
      </table:table>
      <text:p text:style-name="P3">52</text:p>
      <text:p text:style-name="P12">Figura 3.11 - Novas conexões DHT22</text:p>
      <text:p text:style-name="P14">Fonte: Foto elaborada pelo autor</text:p>
      <text:p text:style-name="P3">O fio branco corresponde ao GND. O fio vermelho está ligado ao VCC e, por fim, o fio</text:p>
      <text:p text:style-name="P3">preto ao pino de dados.</text:p>
      <text:p text:style-name="P5">3.2.3 Sensor de Luminosidade</text:p>
      <text:p text:style-name="P3">Para efetuar as leituras da luminosidade do local em que a estufa está posicionada, foi</text:p>
      <text:p text:style-name="P3">instalado um sensor de luminosidade (LDR), conforme mostra a figura 3.9:</text:p>
      <text:p text:style-name="P12">Figura 3.12 - Sensor de Luminosidade Instalado</text:p>
      <text:p text:style-name="P14">Fonte: Foto elaborada pelo autor</text:p>
      <text:p text:style-name="P22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1"><text:bookmark text:name="53"/>Page 53</text:p>
          </table:table-cell>
        </table:table-row>
      </table:table>
      <text:p text:style-name="P3">53</text:p>
      <text:p text:style-name="P3">Este sensor realiza leituras periódicas da luminosidade incidente na estufa, enviando</text:p>
      <text:p text:style-name="P3">suas informações ao Arduino, para que o mesmo opere a lâmpada instalada.</text:p>
      <text:p text:style-name="P5">3.2.4 Fonte de Alimentação</text:p>
      <text:p text:style-name="P3">Nesta etapa, foi necessário a construção de uma fonte de alimentação para a plataforma</text:p>
      <text:p text:style-name="P3">Arduino e a ventoinha do sistema, tendo em vista que suas tensões não são compatíveis com a</text:p>
      <text:p text:style-name="P3">rede elétrica comum (110/220v). Para tal, foi construída uma fonte de alimentação de onda</text:p>
      <text:p text:style-name="P3">completa com <text:span text:style-name="T8">center-tape </text:span>(derivação central) com duas saídas, possibilitadas pelo uso de</text:p>
      <text:p text:style-name="P3">reguladores de tensão: uma saída de 12v (regulador U2 7812 - para a alimentação da ventoinha)</text:p>
      <text:p text:style-name="P3">e uma saída 5v (regulador U1 7805 - para a alimentação da plataforma Arduino). A figura 3.13</text:p>
      <text:p text:style-name="P3">mostra o esquemático para a construção da fonte. Os dois capacitores C1 e C2 irão diminuir as</text:p>
      <text:p text:style-name="P3">flutuações da onda retificada, fornecida às cargas, indicadas por D1, U1 e U2, na figura.</text:p>
      <text:p text:style-name="P15">Figura 3.13 – Esquemático Fonte de Alimentação</text:p>
      <text:p text:style-name="P14">Fonte: Elaborado pelo autor</text:p>
      <text:p text:style-name="P5">3.2.5 Sistema de Irrigação Hidropônico</text:p>
      <text:p text:style-name="P3">Para a construção do modelo hidropônico proposto, foram utilizados dois canos, dois</text:p>
      <text:p text:style-name="P3">joelhos e dois tampões de 50mm de diâmetro, em PVC, com furos de 10 centímetros de</text:p>
      <text:p text:style-name="P3">distância entre eles. Nestes orifícios encontram-se recipientes de plástico para comportar as</text:p>
      <text:p text:style-name="P22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21"><text:bookmark text:name="54"/>Page 54</text:p>
          </table:table-cell>
        </table:table-row>
      </table:table>
      <text:p text:style-name="P3">54</text:p>
      <text:p text:style-name="P3">raízes das hortaliças, dando-as estabilidade e suporte de maneira que não sejam arrastadas pela</text:p>
      <text:p text:style-name="P3">solução aquosa.</text:p>
      <text:p text:style-name="P3">Para o dreno da solução aquosa foram feitos dois furos, mostrados na figura 3.10,</text:p>
      <text:p text:style-name="P3">permitindo que fossem passadas duas mangueiras para condução da solução aquosa:</text:p>
      <text:p text:style-name="P15">Figura 3.14 - Furos para dreno de solução no sistema hidropônico</text:p>
      <text:p text:style-name="P14">Fonte: Foto elaborada pelo autor</text:p>
      <text:p text:style-name="P3">A figura 3.11 mostra o sistema hidropônico montado dentro da estufa, em sua</text:p>
      <text:p text:style-name="P3">integridade:</text:p>
      <text:p text:style-name="P12">Figura 3.15 - Sistema hidropônico montado dentro da estufa</text:p>
      <text:p text:style-name="P14">Fonte: Foto elaborada pelo autor</text:p>
      <text:p text:style-name="P22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21"><text:bookmark text:name="55"/>Page 55</text:p>
          </table:table-cell>
        </table:table-row>
      </table:table>
      <text:p text:style-name="P3">55</text:p>
      <text:p text:style-name="P4"><text:soft-page-break/>3.3 Desenvolvimento do <text:span text:style-name="T8">Software</text:span></text:p>
      <text:p text:style-name="P3">O desenvolvimento do <text:span text:style-name="T8">sketch </text:span>(programa) do sistema proposto foi feito na IDE do</text:p>
      <text:p text:style-name="P3">Arduino, em sua própria linguagem, com o objetivo de suprir as seguintes demandas:</text:p>
      <text:p text:style-name="P3">1.</text:p>
      <text:p text:style-name="P3">Capacidade de receber as informações dos sensores e interpretá-las, a fim</text:p>
      <text:p text:style-name="P3">de controlar os dispositivos que exercerão o controle do microclima da estufa;</text:p>
      <text:p text:style-name="P3">2.</text:p>
      <text:p text:style-name="P3">Enviar as informações provenientes dos sensores por meio da Internet</text:p>
      <text:p text:style-name="P3">para a plataforma <text:span text:style-name="T8">ThingSpeak</text:span>, a fim de disponibilizar estas informações de maneira</text:p>
      <text:p text:style-name="P3">clara e organizada ao usuário.</text:p>
      <text:p text:style-name="P3">A seguir será descrito de forma detalhada todas as etapas de construção do <text:span text:style-name="T8">software</text:span>,</text:p>
      <text:p text:style-name="P3">além de que o mesmo, em sua íntegra, será apresentado no apêndice A deste trabalho.</text:p>
      <text:p text:style-name="P5">3.3.1 Inclusão das Bibliotecas</text:p>
      <text:p text:style-name="P3">O <text:span text:style-name="T8">software </text:span>de desenvolvimento da plataforma Arduino possibilita o uso de Bibliotecas,</text:p>
      <text:p text:style-name="P3">funções pré-compiladas a fim de facilitar e padronizar a programação. A instalação padrão do</text:p>
      <text:p text:style-name="P3"><text:span text:style-name="T8">IDE </text:span>da plataforma Arduino é composta por diversas bibliotecas, dando ainda a possibilidade</text:p>
      <text:p text:style-name="P3">da instalação de outras. Para o desenvolvimento do sistema proposto foi necessário a utilização</text:p>
      <text:p text:style-name="P3">das seguintes bibliotecas:</text:p>
      <text:p text:style-name="P17">•</text:p>
      <text:p text:style-name="P17">“<text:span text:style-name="T11">DHT.h” - responsável pelo funcionamento do sensor de umidade e temperatura</text:span></text:p>
      <text:p text:style-name="P3">DHT22;</text:p>
      <text:p text:style-name="P17">•</text:p>
      <text:p text:style-name="P17">“<text:span text:style-name="T11">LiquidCrystal.h” - responsável pelo funcionamento do display;</text:span></text:p>
      <text:p text:style-name="P17">•</text:p>
      <text:p text:style-name="P17">“<text:span text:style-name="T11">SPI.h” e “Ethernet.h” - são responsáveis pela comunicação entre a plataforma Arduino</text:span></text:p>
      <text:p text:style-name="P3">e o <text:span text:style-name="T8">Ethernet Shield</text:span>, possibilitando a integração de ambos.</text:p>
      <text:p text:style-name="P3">A figura 3.12, abaixo, mostra a inclusão das bibliotecas no código:</text:p>
      <text:p text:style-name="P15">Figura 3.16 - Declaração de Bibliotecas</text:p>
      <text:p text:style-name="P14">Fonte: Elaborado pelo autor</text:p>
      <text:p text:style-name="P22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21"><text:bookmark text:name="56"/>Page 56</text:p>
          </table:table-cell>
        </table:table-row>
      </table:table>
      <text:p text:style-name="P3">56</text:p>
      <text:p text:style-name="P5">3.3.2 Preparação de Dispositivos</text:p>
      <text:p text:style-name="P3">Cada dispositivo utilizado em conjunto com a plataforma Arduino necessita da sua</text:p>
      <text:p text:style-name="P3">própria configuração. Geralmente, essa configuração consiste em fixar qual porta o dispositivo</text:p>
      <text:p text:style-name="P3">está utilizando e define-se uma variável para tratar da comunicação de informações entre o</text:p>
      <text:p text:style-name="P3">dispositivo e a plataforma Arduino. No projeto foram apontadas quais portas seriam utilizadas</text:p>
      <text:p text:style-name="P3">para cada um dos dispositivos, criando suas respectivas variáveis correspondentes:</text:p>
      <text:p text:style-name="P17">•</text:p>
      <text:p text:style-name="P3">Visor LCD: para a utilização do visor LCD utilizou-se a variável</text:p>
      <text:p text:style-name="P17">“<text:span text:style-name="T11">LiquidCrystal” para definir quais portas da plataforma Arduino serão utilizadas pelo</text:span></text:p>
      <text:p text:style-name="P3">display, além de construir um array, a fim de utilizar o símbolo de grau (º) no visor,</text:p>
      <text:p text:style-name="P3">conforme mostrado na figura 3.13:</text:p>
      <text:p text:style-name="P12">Figura 3.17 - Código de Preparação do Display</text:p>
      <text:p text:style-name="P14">Fonte: Elaborado pelo autor</text:p>
      <text:p text:style-name="P17">•</text:p>
      <text:p text:style-name="P3"><text:soft-page-break/>Sensor DHT22: para a configuração do sensor DHT22 foi necessário definir qual</text:p>
      <text:p text:style-name="P3">porta do Arduino receberia os dados do sensor, além do seu tipo de sensor instalado</text:p>
      <text:p text:style-name="P3">(pois a biblioteca abrange outros sensores de umidade) e inicializá-lo, conforme descrito</text:p>
      <text:p text:style-name="P3">na figura 3.14 abaixo:</text:p>
      <text:p text:style-name="P22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21"><text:bookmark text:name="57"/>Page 57</text:p>
          </table:table-cell>
        </table:table-row>
      </table:table>
      <text:p text:style-name="P3">57</text:p>
      <text:p text:style-name="P12">Figura 3.18 - Código de Preparação DHT22</text:p>
      <text:p text:style-name="P14">Fonte: Elaborado pelo autor</text:p>
      <text:p text:style-name="P17">•</text:p>
      <text:p text:style-name="P3">Sensor de Luminosidade: a configuração do sensor de luminosidade consiste em</text:p>
      <text:p text:style-name="P3">definir em qual pino (A2) ele está instalado, e criar uma variável (sensorLuz) para</text:p>
      <text:p text:style-name="P3">armazenar seu valor analógico. Para o projeto foi criada também uma variável de</text:p>
      <text:p text:style-name="P3">tratamento (luminosidade) para o valor obtido, conforme mostra a figura 3.15.</text:p>
      <text:p text:style-name="P12">Figura 3.19 - Código de Preparação LDR</text:p>
      <text:p text:style-name="P14">Fonte: Elaborado pelo autor</text:p>
      <text:p text:style-name="P17">•</text:p>
      <text:p text:style-name="P3"><text:span text:style-name="T8">Shield </text:span>de Relés: para utilização do <text:span text:style-name="T8">Shield </text:span>de Relés, é necessário definir qual pino</text:p>
      <text:p text:style-name="P3">da plataforma Arduino cada relé irá utilizar, conforme figura 3.16:</text:p>
      <text:p text:style-name="P12">Figura 3.20 - Código de Preparação Relé</text:p>
      <text:p text:style-name="P14">Fonte: Elaborado pelo autor</text:p>
      <text:p text:style-name="P17">•</text:p>
      <text:p text:style-name="P3"><text:span text:style-name="T8">Shield </text:span>Ethernet: a preparação do <text:span text:style-name="T8">Shield Ethernet </text:span>consiste em definir seu</text:p>
      <text:p text:style-name="P3">endereço físico (<text:span text:style-name="T8">Mac Address</text:span>) e iniciá-lo, pois suas demais configurações já estão</text:p>
      <text:p text:style-name="P3">inclusas em sua biblioteca, conforme referenciado no capítulo 2. Porém, a versão da</text:p>
      <text:p text:style-name="P3">placa utilizada no projeto possui uma entrada de cartão SD, sendo necessário, assim, a</text:p>
      <text:p text:style-name="P3">definição de uma variável de controle (on/off) do cartão SD, para que não tenha riscos</text:p>
      <text:p text:style-name="P3">de falhas do <text:span text:style-name="T8">shield</text:span>. A figura 3.21 mostra este código:</text:p>
      <text:p text:style-name="P22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21"><text:bookmark text:name="58"/>Page 58</text:p>
          </table:table-cell>
        </table:table-row>
      </table:table>
      <text:p text:style-name="P3">58</text:p>
      <text:p text:style-name="P12">Figura 3.21 - Código de Preparação Shield Ethernet</text:p>
      <text:p text:style-name="P14">Fonte: Elaborado pelo autor</text:p>
      <text:p text:style-name="P17">•</text:p>
      <text:p text:style-name="P3">Plataforma ThingSpeak: a configuração da plataforma <text:span text:style-name="T8">ThingSpeak </text:span>ocorre a</text:p>
      <text:p text:style-name="P3">partir da definição do endereço de seu API (Application Programming Interface) na</text:p>
      <text:p text:style-name="P3">variável “thingSpeakAddress[]” e uma chave única na variável “writeAPIKey”. Esta</text:p>
      <text:p text:style-name="P3">chave é dada após a criação do canal na plataforma <text:span text:style-name="T8">ThingSpeak </text:span>e serve como senha para</text:p>
      <text:p text:style-name="P3">o envio de informações, não devendo então ser revelada publicamente, para efeitos de</text:p>
      <text:p text:style-name="P3">segurança das informações. Em seguida, é necessário configurar o intervalo de tempo</text:p>
      <text:p text:style-name="P3">entre <text:span text:style-name="T8">updates </text:span>que, por definição da própria plataforma são de 16 segundos. As variáveis</text:p>
      <text:p text:style-name="P17">“<text:span text:style-name="T11">lastConnectionTime”, “lastCheck”, “lastConnected” e “failedCounter” são utilizadas</text:span></text:p>
      <text:p text:style-name="P3">para controle da conexão e o código está mostrado na figura 3.22.</text:p>
      <text:p text:style-name="P12">Figura 3.22 - Código de Preparação ThingSpeak</text:p>
      <text:p text:style-name="P14">Fonte: Elaborado pelo autor</text:p>
      <text:p text:style-name="P5">3.3.3 Inclusão dos Sensores</text:p>
      <text:p text:style-name="P3">O reconhecimento dos valores dos sensores é efetuado na estrutura “<text:span text:style-name="T8">void loop” </text:span>que</text:p>
      <text:p text:style-name="P3"><text:soft-page-break/>realiza infinitamente um determinado processo ou até que se atinja uma condição pré-</text:p>
      <text:p text:style-name="P3">estabelecida. No projeto, esta estrutura se repetirá infinitamente, uma vez que o sistema deve</text:p>
      <text:p text:style-name="P3">funcionar realizando as leituras de forma contínua.</text:p>
      <text:p text:style-name="P3">Para inclusão do sensor DHT22, foram definidas três variáveis (“h”, “t” e “f”),</text:p>
      <text:p text:style-name="P3">respectivamente para os valores de umidade do ar, temperatura em graus celsius e temperatura</text:p>
      <text:p text:style-name="P3">em fahrenheit. Para o sensor LDR, foram definidas duas variáveis: “sensorLuz” para o valor de</text:p>
      <text:p text:style-name="P3">leitura analógico do LDR e “luminosidade” para que fosse feito o tratamento deste valor e sua</text:p>
      <text:p text:style-name="P3">devida calibração.</text:p>
      <text:p text:style-name="P22"/>
      <table:table table:name="Table59" table:style-name="Table59">
        <table:table-column table:style-name="Table59.A"/>
        <table:table-row>
          <table:table-cell table:style-name="Table59.A1" office:value-type="string">
            <text:p text:style-name="P21"><text:bookmark text:name="59"/>Page 59</text:p>
          </table:table-cell>
        </table:table-row>
      </table:table>
      <text:p text:style-name="P3">59</text:p>
      <text:p text:style-name="P3">O sensor de umidade envia todos os seus dados de leitura por meio de seu pino de dados</text:p>
      <text:p text:style-name="P3">para o Arduino. Estes dados são interpretados por códigos já contidos na biblioteca referida. As</text:p>
      <text:p text:style-name="P3">funções “dht.readHumidity()”, “dht.readTemperature()” e “dht.readTemperature(true)” são</text:p>
      <text:p text:style-name="P3">responsáveis, respectivamente, pela leitura dos valores de umidade do ar, temperatura em graus</text:p>
      <text:p text:style-name="P3">celsius e temperatura em fahrenheit. Em seguida são criadas as strings “temp” e “humid” para</text:p>
      <text:p text:style-name="P3">que estes valores sejam enviados à plataforma <text:span text:style-name="T8">ThingSpeak</text:span>, conforme descrito na figura 3.23</text:p>
      <text:p text:style-name="P3">abaixo.</text:p>
      <text:p text:style-name="P12">Figura 3.23 - Definições de Variáveis DHT22</text:p>
      <text:p text:style-name="P14">Fonte: Elaborado pelo autor</text:p>
      <text:p text:style-name="P3">As leituras do sensor de luminosidade são efetuadas pelo Arduino por meio de uma</text:p>
      <text:p text:style-name="P3">leitura analógica do sinal emitido na porta em que o sensor está conectado. Por este valor ser</text:p>
      <text:p text:style-name="P3">volátil entre 0 e 1023, dependendo da quantidade de luz inferida no LDR, foram criadas duas</text:p>
      <text:p text:style-name="P3">variáveis de tratamento. A variável “sensorLuz” recebe as leituras diretas do LDR, enquanto a</text:p>
      <text:p text:style-name="P3">variável “luminosidade” efetua o tratamento deste valor. A função “map()” é utilizada para</text:p>
      <text:p text:style-name="P3">transformar os valores identificados pela variável “sensorLuz” em uma escala de 0 a 1000. Em</text:p>
      <text:p text:style-name="P3">seguida, este valor é dividido por 10 para valores mais controlados. Posteriormente, é criada</text:p>
      <text:p text:style-name="P3">uma string “luz” para que estes valores sejam enviados à plataforma <text:span text:style-name="T8">ThingSpeak</text:span>, conforme</text:p>
      <text:p text:style-name="P3">evidenciado na figura 3.24.</text:p>
      <text:p text:style-name="P12">Figura 3.24 - Definições de Variáveis LDR</text:p>
      <text:p text:style-name="P14">Fonte: Elaborado pelo autor</text:p>
      <text:p text:style-name="P22"/>
      <table:table table:name="Table60" table:style-name="Table60">
        <table:table-column table:style-name="Table60.A"/>
        <table:table-row>
          <table:table-cell table:style-name="Table60.A1" office:value-type="string">
            <text:p text:style-name="P21"><text:bookmark text:name="60"/>Page 60</text:p>
          </table:table-cell>
        </table:table-row>
      </table:table>
      <text:p text:style-name="P3">60</text:p>
      <text:p text:style-name="P5">3.3.4 Configuração Display LCD</text:p>
      <text:p text:style-name="P3">O visor escolhido é compatível com a biblioteca “LiquidCrystal” da plataforma</text:p>
      <text:p text:style-name="P3">Arduino, o que facilita sua integração com o projeto e sua programação. Para configurá-lo, é</text:p>
      <text:p text:style-name="P3">necessário iniciar sua estrutura no <text:span text:style-name="T8">void setup()</text:span>. Para isso, é chamada a função “lcd.begin(16,</text:p>
      <text:p text:style-name="P3">2)” que inicializa o visor nas configurações de 16 caracteres em 2 linhas de texto. Em sequência,</text:p>
      <text:p text:style-name="P3">são chamadas as funções “lcd.clear()” para que a tela seja limpa de quaisquer resquício de</text:p>
      <text:p text:style-name="P3">caracteres e a função “lcd.createChar(0, grau)”, que tem como objetivo permitir o uso do</text:p>
      <text:p text:style-name="P3">caractere de grau ( º ) criado na etapa de preparação. A figura 3.21 mostra a inicialização do</text:p>
      <text:p text:style-name="P3">visor:</text:p>
      <text:p text:style-name="P15">Figura 3.25 - Código de Inicialização do Visor LCD</text:p>
      <text:p text:style-name="P14">Fonte: Elaborado pelo autor</text:p>
      <text:p text:style-name="P3">Para que seja possível escrever no display, é necessário informar a posição inicial do</text:p>
      <text:p text:style-name="P3"><text:soft-page-break/>primeiro caractere por meio da função “lcd.setCursor”, seguido pela função “lcd.print()” para</text:p>
      <text:p text:style-name="P3">definir os dados a serem escritos. No projeto, estes comandos foram utilizados para apresentar</text:p>
      <text:p text:style-name="P3">as informações dos sensores de umidade do ar, temperatura e luminosidade. No caso do sensor</text:p>
      <text:p text:style-name="P3">de luminosidade foram criadas condições if{...} para que esta informação seja descrita de</text:p>
      <text:p text:style-name="P3">maneira nominal. Pelo fato deste visor comportar apenas duas linhas de informação por vez, foi</text:p>
      <text:p text:style-name="P3">necessário atribuir um atraso no tempo em que as informações aparecem por meio da função</text:p>
      <text:p text:style-name="P17">“<text:span text:style-name="T11">delay()”. Experimentalmente, este intervalo ficou de 2000 milisegundos, que é um tempo</text:span></text:p>
      <text:p text:style-name="P3">suficiente para que o usuário visualize a informação do display. A figura 3.26 apresenta as</text:p>
      <text:p text:style-name="P3">configurações descritas:</text:p>
      <text:p text:style-name="P22"/>
      <table:table table:name="Table61" table:style-name="Table61">
        <table:table-column table:style-name="Table61.A"/>
        <table:table-row>
          <table:table-cell table:style-name="Table61.A1" office:value-type="string">
            <text:p text:style-name="P21"><text:bookmark text:name="61"/>Page 61</text:p>
          </table:table-cell>
        </table:table-row>
      </table:table>
      <text:p text:style-name="P3">61</text:p>
      <text:p text:style-name="P12">Figura 3.26 - Código para display de informações no visor LCD</text:p>
      <text:p text:style-name="P14">Fonte: Elaborado pelo autor</text:p>
      <text:p text:style-name="P5">3.3.5 Configuração Ethernet Shield</text:p>
      <text:p text:style-name="P3">Para a utilização do <text:span text:style-name="T8">Shield Ethernet</text:span>, é necessário inicializá-lo durante a preparação do</text:p>
      <text:p text:style-name="P3">programa, conforme apontado anteriormente, por meio da função “EthernetClient”. Foi criada,</text:p>
      <text:p text:style-name="P3">então, a função “inicioEthernet()” para conectar a plataforma Arduino com a Internet. Esta</text:p>
      <text:p text:style-name="P3">precisa ser chamada apenas uma vez, ficando contida no “void setup{...}” do código.</text:p>
      <text:p text:style-name="P3">A função “inicioEthernet()” é iniciada desligando imediatamente o servidor por meio</text:p>
      <text:p text:style-name="P3">do comando “client.stop()”. Esta é uma medida preventiva para minimizar erros de conexão.</text:p>
      <text:p text:style-name="P3">Os comandos “Serial.println()” são utilizados com o propósito de visualizar por meio do</text:p>
      <text:p text:style-name="P3">monitor serial do Arduino se o sistema está funcionando. Em seguida é criada uma condição</text:p>
      <text:p text:style-name="P17">“<text:span text:style-name="T11">if(...)” que testa se a conexão está funcionando ou não. Caso não esteja, é apresentada a</text:span></text:p>
      <text:p text:style-name="P22"/>
      <table:table table:name="Table62" table:style-name="Table62">
        <table:table-column table:style-name="Table62.A"/>
        <table:table-row>
          <table:table-cell table:style-name="Table62.A1" office:value-type="string">
            <text:p text:style-name="P21"><text:bookmark text:name="62"/>Page 62</text:p>
          </table:table-cell>
        </table:table-row>
      </table:table>
      <text:p text:style-name="P3">62</text:p>
      <text:p text:style-name="P3">mensagem de erro “DHCP falhou, reinicie o Arduino”. Em caso de sucesso, é apresentada a</text:p>
      <text:p text:style-name="P3">mensagem de sucesso "Conectado a rede utilizando DHCP". A figura 3.27, abaixo, apresenta o</text:p>
      <text:p text:style-name="P3">código descrito:</text:p>
      <text:p text:style-name="P12">Figura 3.27 - Código da Função inicioEthernet</text:p>
      <text:p text:style-name="P14">Fonte: Elaborado pelo autor</text:p>
      <text:p text:style-name="P5">3.3.6 Configuração ThingSpeak</text:p>
      <text:p text:style-name="P3">A configuração da plataforma ThingSpeak se dá inicialmente no <text:span text:style-name="T8">website </text:span>da plataforma,</text:p>
      <text:p text:style-name="P3">criando uma conta ao clicar em cadastro (lado direito da tela), conforme mostra a figura 3.28:</text:p>
      <text:p text:style-name="P12">Figura 3.28 - Cadastro Plataforma ThingSpeak</text:p>
      <text:p text:style-name="P14">Fonte: Elaborado pelo autor</text:p>
      <text:p text:style-name="P3">Com o cadastro criado e autenticado, é necessário criar um canal para receber os dados,</text:p>
      <text:p text:style-name="P3">conforme descrito no capítulo 2 e evidenciado na figura 3.29:</text:p>
      <text:p text:style-name="P22"/>
      <table:table table:name="Table63" table:style-name="Table63">
        <table:table-column table:style-name="Table63.A"/>
        <table:table-row>
          <table:table-cell table:style-name="Table63.A1" office:value-type="string">
            <text:p text:style-name="P21"><text:bookmark text:name="63"/>Page 63</text:p>
          </table:table-cell>
        </table:table-row>
      </table:table>
      <text:p text:style-name="P3">63</text:p>
      <text:p text:style-name="P12">Figura 3.29 - Criação de Canal na Plataforma ThingSpeak</text:p>
      <text:p text:style-name="P14">Fonte: Elaborado pelo autor</text:p>
      <text:p text:style-name="P3">A criação do canal se porta de maneira bastante intuitiva, sendo necessário apenas</text:p>
      <text:p text:style-name="P3">marcar as <text:span text:style-name="T8">checkboxes </text:span>referentes ao número de campos que serão enviados para o canal. No</text:p>
      <text:p text:style-name="P3"><text:soft-page-break/>caso do projeto, serão utilizados três campos de dados: temperatura, umidade do ar e</text:p>
      <text:p text:style-name="P3">luminosidade. O resto permanece desmarcado, pois não serão utilizados, conforme demonstra</text:p>
      <text:p text:style-name="P3">a figura 3.30:</text:p>
      <text:p text:style-name="P12">Figura 3.30 - Criação do Canal Projeto Estufa</text:p>
      <text:p text:style-name="P14">Fonte: Elaborado pelo autor</text:p>
      <text:p text:style-name="P22"/>
      <table:table table:name="Table64" table:style-name="Table64">
        <table:table-column table:style-name="Table64.A"/>
        <table:table-row>
          <table:table-cell table:style-name="Table64.A1" office:value-type="string">
            <text:p text:style-name="P21"><text:bookmark text:name="64"/>Page 64</text:p>
          </table:table-cell>
        </table:table-row>
      </table:table>
      <text:p text:style-name="P3">64</text:p>
      <text:p text:style-name="P3">Após sua criação, é possível ter controle do canal, configurando seu acesso como</text:p>
      <text:p text:style-name="P3">público (qualquer um com o link pode ter acesso aos dados) ou privado (apenas o detentor do</text:p>
      <text:p text:style-name="P3">canal tem acesso). A página permite, ainda, configurar novos campos, exportar e importar</text:p>
      <text:p text:style-name="P3">dados. Porém, o mais importante é o acesso à chave de escrita do canal, que servirá como uma</text:p>
      <text:p text:style-name="P3">senha para a comunicação do Arduino com a plataforma <text:span text:style-name="T8">ThingSpeak</text:span>. Esta chave fica contida</text:p>
      <text:p text:style-name="P3">no código do <text:span text:style-name="T8">software </text:span>e deve ser mantida em sigilo, para efeitos de segurança da informação.</text:p>
      <text:p text:style-name="P3">A seguir, a figura 3.31 mostra aonde buscar esta chave:</text:p>
      <text:p text:style-name="P15">Figura 3.31 - Chave de Escrita ThingSpeak</text:p>
      <text:p text:style-name="P14">Fonte: Elaborado pelo autor</text:p>
      <text:p text:style-name="P3">Após designar esta chave de escrita no código de preparação do <text:span text:style-name="T8">ThingSpeak</text:span>, mostrado</text:p>
      <text:p text:style-name="P3">na figura 3.28, foi criada a função “updateThingSpeak” para efetuar o envio destas informações</text:p>
      <text:p text:style-name="P3">pelo método POST. A função é iniciada por uma condição de conexão. Caso o Arduino consiga</text:p>
      <text:p text:style-name="P3">se conectar ao canal designado e enviar as informações necessárias, o contador de falhas é</text:p>
      <text:p text:style-name="P3">zerado. Caso esta conexão falhe, o contador “failedCounter” é incrementado, a fim de que o</text:p>
      <text:p text:style-name="P22"/>
      <table:table table:name="Table65" table:style-name="Table65">
        <table:table-column table:style-name="Table65.A"/>
        <table:table-row>
          <table:table-cell table:style-name="Table65.A1" office:value-type="string">
            <text:p text:style-name="P21"><text:bookmark text:name="65"/>Page 65</text:p>
          </table:table-cell>
        </table:table-row>
      </table:table>
      <text:p text:style-name="P3">65</text:p>
      <text:p text:style-name="P3"><text:span text:style-name="T8">Shield Ethernet </text:span>seja reiniciado após três tentativas de insucesso. Este código está mostrado na</text:p>
      <text:p text:style-name="P3">figura 3.32.</text:p>
      <text:p text:style-name="P12">Figura 3.32 - Função updateThingSpeak</text:p>
      <text:p text:style-name="P14">Fonte: Elaborado pelo autor</text:p>
      <text:p text:style-name="P3">O chamado desta função se baseia em uma condição if(...), que realiza um teste para</text:p>
      <text:p text:style-name="P3">ver se o Arduino está conectado à Internet e, caso esteja, ela checa se o último <text:span text:style-name="T8">update </text:span>foi a 16</text:p>
      <text:p text:style-name="P3">segundos atrás. Caso verdadeiro, novos dados são enviados pelas <text:span text:style-name="T8">strings </text:span>‘temp’, ‘humid’ e</text:p>
      <text:p text:style-name="P17">‘<text:span text:style-name="T11">luz’, correspondentes a temperatura, umidade do ar e luminosidade. Esta condição é</text:span></text:p>
      <text:p text:style-name="P3">demonstrada na figura 3.33.</text:p>
      <text:p text:style-name="P12">Figura 3.33 - Condição updateThingSpeak</text:p>
      <text:p text:style-name="P14">Fonte: Elaborado pelo autor</text:p>
      <text:p text:style-name="P22"/>
      <table:table table:name="Table66" table:style-name="Table66">
        <table:table-column table:style-name="Table66.A"/>
        <table:table-row>
          <table:table-cell table:style-name="Table66.A1" office:value-type="string">
            <text:p text:style-name="P21"><text:bookmark text:name="66"/>Page 66</text:p>
          </table:table-cell>
        </table:table-row>
      </table:table>
      <text:p text:style-name="P3">66</text:p>
      <text:p text:style-name="P3"><text:span text:style-name="T8">3.3.7 </text:span>Desenvolvimento da Placa do Circuito</text:p>
      <text:p text:style-name="P3">A construção do protótipo em uma placa de circuito é a etapa final do desenvolvimento</text:p>
      <text:p text:style-name="P3">do projeto. Inicialmente, o projeto foi desenvolvido em uma <text:span text:style-name="T8">protoboard</text:span>, pois sua facilidade de</text:p>
      <text:p text:style-name="P3">manuseio é fundamental para testes iniciais em montagem. O projeto foi, então, transportado</text:p>
      <text:p text:style-name="P3">para uma placa de fenolite furada, pois este tipo de placa permite que sejam replicadas as</text:p>
      <text:p text:style-name="P3">mesmas ligações criadas em uma <text:span text:style-name="T8">protoboard</text:span>, devido aos seus designs similares, mostrados no</text:p>
      <text:p text:style-name="P3">comparativo da figura 3.34:</text:p>
      <text:p text:style-name="P12">Figura 3.34 - Protoboard vs Placa de Fenolite Furada</text:p>
      <text:p text:style-name="P14"><text:soft-page-break/>Fonte: Elaborado pelo autor</text:p>
      <text:p text:style-name="P3">O Arduino é o dispositivo mais importante da placa do circuito, pois ele controla todos</text:p>
      <text:p text:style-name="P3">os dispositivos do sistema, faz a comunicação com a plataforma <text:span text:style-name="T8">ThingSpeak </text:span>por intermédio do</text:p>
      <text:p text:style-name="P3"><text:span text:style-name="T8">Shield Ethernet</text:span>, recebe o sinal dos sensores e energiza o módulo de relés. Sendo assim, ele foi</text:p>
      <text:p text:style-name="P3">o primeiro dispositivo a ser fixado na placa de circuito. Para evitar que o conector do <text:span text:style-name="T8">Shield</text:span></text:p>
      <text:p text:style-name="P3"><text:span text:style-name="T8">Ethernet </text:span>entrasse em contato com o Arduino, foi anexado uma borracha no topo do conector de</text:p>
      <text:p text:style-name="P3">alimentação conforme indica a figura 3.35:</text:p>
      <text:p text:style-name="P22"/>
      <table:table table:name="Table67" table:style-name="Table67">
        <table:table-column table:style-name="Table67.A"/>
        <table:table-row>
          <table:table-cell table:style-name="Table67.A1" office:value-type="string">
            <text:p text:style-name="P21"><text:bookmark text:name="67"/>Page 67</text:p>
          </table:table-cell>
        </table:table-row>
      </table:table>
      <text:p text:style-name="P3">67</text:p>
      <text:p text:style-name="P12">Figura 3.35 - Arduino fixado na placa de circuito</text:p>
      <text:p text:style-name="P14">Fonte: Elaborado pelo autor</text:p>
      <text:p text:style-name="P3">Para manuseio de uma placa de fenolite furada, é necessário efetuar uma raspagem dos</text:p>
      <text:p text:style-name="P3">contatos a serem isolados. Desta forma, após a definição de posição do Arduino, os contatos da</text:p>
      <text:p text:style-name="P3">placa de fenolite foram divididos em duas partes, simulando uma <text:span text:style-name="T8">protoboard</text:span>, conforme</text:p>
      <text:p text:style-name="P3">evidenciado na figura 3.36:</text:p>
      <text:p text:style-name="P12">Figura 3.36 - Corte da placa fenolite</text:p>
      <text:p text:style-name="P14">Fonte: Elaborado pelo autor</text:p>
      <text:p text:style-name="P3">Para a conexão dos dispositivos, optou-se pela utilização de fios de jumper conectados</text:p>
      <text:p text:style-name="P3">ao Arduino e soldados na placa, para melhor manuseio. A figura 3.37 mostra todos os</text:p>
      <text:p text:style-name="P3">componentes instalados na placa:</text:p>
      <text:p text:style-name="P22"/>
      <table:table table:name="Table68" table:style-name="Table68">
        <table:table-column table:style-name="Table68.A"/>
        <table:table-row>
          <table:table-cell table:style-name="Table68.A1" office:value-type="string">
            <text:p text:style-name="P21"><text:bookmark text:name="68"/>Page 68</text:p>
          </table:table-cell>
        </table:table-row>
      </table:table>
      <text:p text:style-name="P3">68</text:p>
      <text:p text:style-name="P12">Figura 3.37 - Placa de circuito montada</text:p>
      <text:p text:style-name="P14">Fonte: Elaborado pelo autor</text:p>
      <text:p text:style-name="P3">A montagem final do protótipo deu-se a partir da construção de uma caixa, também de</text:p>
      <text:p text:style-name="P3">acrílico, a fim de comportar a placa de circuito e os fios necessários para a ligação de cada</text:p>
      <text:p text:style-name="P3">dispositivo. A figura 3.38 mostra o protótipo do sistema montado, com seus componentes</text:p>
      <text:p text:style-name="P3">instalados:</text:p>
      <text:p text:style-name="P12">Figura 3.38 - Protótipo final</text:p>
      <text:p text:style-name="P14">Fonte: Elaborado pelo autor</text:p>
      <text:p text:style-name="P22"/>
      <table:table table:name="Table69" table:style-name="Table69">
        <table:table-column table:style-name="Table69.A"/>
        <table:table-row>
          <table:table-cell table:style-name="Table69.A1" office:value-type="string">
            <text:p text:style-name="P21"><text:bookmark text:name="69"/>Page 69</text:p>
          </table:table-cell>
        </table:table-row>
      </table:table>
      <text:p text:style-name="P3">69</text:p>
      <text:p text:style-name="P4">4 TESTES E RESULTADOS</text:p>
      <text:p text:style-name="P3">Neste capítulo descrevem-se os testes realizados para verificar o funcionamento do</text:p>
      <text:p text:style-name="P3">projeto construído e seus resultados, com o objetivo de avaliar se o mesmo atende as</text:p>
      <text:p text:style-name="P3">especificações que foram propostas.</text:p>
      <text:p text:style-name="P3">Para tal, foram testados os sensores e o <text:span text:style-name="T8">Shield Ethernet </text:span>utilizados a fim de verificar se</text:p>
      <text:p text:style-name="P3">os dados obtidos apresentam resultados satisfatórios, com comunicação confiável e sem falhas.</text:p>
      <text:p text:style-name="P4">4.1 Cenário 1</text:p>
      <text:p text:style-name="P3">O objetivo deste teste foi verificar o funcionamento do sistema com as funcionalidades</text:p>
      <text:p text:style-name="P3">do sensor DHT22 para medições de temperatura e umidade do ar. Com este intuito, o teste foi</text:p>
      <text:p text:style-name="P3">dividido em duas etapas: (A) Teste de Temperatura e (B) Teste de Umidade do Ar.</text:p>
      <text:p text:style-name="P3">A.</text:p>
      <text:p text:style-name="P3">Teste de Temperatura</text:p>
      <text:p text:style-name="P3"><text:soft-page-break/>No teste de temperatura foi feito a leitura inicial do sensor DHT22. Em seguida,</text:p>
      <text:p text:style-name="P3">aproximou-se ar quente por meio de um soprador térmico e constatado um aumento de sua</text:p>
      <text:p text:style-name="P3">temperatura a cada dois segundos, conforme leitura programada no código configurado. A</text:p>
      <text:p text:style-name="P3">figura 4.1 mostra a evolução da temperatura ao longo do tempo:</text:p>
      <text:p text:style-name="P14">Figura 4.1 - Teste de Temperatura DHT22</text:p>
      <text:p text:style-name="P14">Fonte: Elaborado pelo autor.</text:p>
      <text:p text:style-name="P18">0,00</text:p>
      <text:p text:style-name="P18">5,00</text:p>
      <text:p text:style-name="P18">10,00</text:p>
      <text:p text:style-name="P18">15,00</text:p>
      <text:p text:style-name="P18">20,00</text:p>
      <text:p text:style-name="P18">25,00</text:p>
      <text:p text:style-name="P18">30,00</text:p>
      <text:p text:style-name="P18">35,00</text:p>
      <text:p text:style-name="P18">40,00</text:p>
      <text:p text:style-name="P18">45,00</text:p>
      <text:p text:style-name="P19">0</text:p>
      <text:p text:style-name="P19">2</text:p>
      <text:p text:style-name="P19">4</text:p>
      <text:p text:style-name="P19">6</text:p>
      <text:p text:style-name="P19">8</text:p>
      <text:p text:style-name="P19">10</text:p>
      <text:p text:style-name="P19">12</text:p>
      <text:p text:style-name="P19">14</text:p>
      <text:p text:style-name="P19">16</text:p>
      <text:p text:style-name="P19">18</text:p>
      <text:p text:style-name="P19">20</text:p>
      <text:p text:style-name="P19">22</text:p>
      <text:p text:style-name="P19">24</text:p>
      <text:p text:style-name="P19">26</text:p>
      <text:p text:style-name="P19">28</text:p>
      <text:p text:style-name="P19">30</text:p>
      <text:p text:style-name="P18">T</text:p>
      <text:p text:style-name="P18">E</text:p>
      <text:p text:style-name="P18">MPE</text:p>
      <text:p text:style-name="P18">R</text:p>
      <text:p text:style-name="P18">A</text:p>
      <text:p text:style-name="P18">T</text:p>
      <text:p text:style-name="P18">URA</text:p>
      <text:p text:style-name="P18">TEMPO (SEGUNDOS)</text:p>
      <text:p text:style-name="P18">Series1</text:p>
      <text:p text:style-name="P22"/>
      <table:table table:name="Table70" table:style-name="Table70">
        <table:table-column table:style-name="Table70.A"/>
        <table:table-row>
          <table:table-cell table:style-name="Table70.A1" office:value-type="string">
            <text:p text:style-name="P21"><text:bookmark text:name="70"/>Page 70</text:p>
          </table:table-cell>
        </table:table-row>
      </table:table>
      <text:p text:style-name="P3">70</text:p>
      <text:p text:style-name="P3">Em seguida, foi ligado o umidificador dentro da estufa a fim de constatar o declínio de</text:p>
      <text:p text:style-name="P3">temperatura. A figura 4.2 mostra os resultados obtidos:</text:p>
      <text:p text:style-name="P14">Figura 4.2 - Declínio de Temperatura DHT22</text:p>
      <text:p text:style-name="P14">Fonte: Elaborado pelo autor.</text:p>
      <text:p text:style-name="P3">Com estes testes, foi possível observar o funcionamento não apenas de leitura do sensor</text:p>
      <text:p text:style-name="P3">de temperatura, como também o efeito positivo ao ativar o dispositivo de controle da mesma –</text:p>
      <text:p text:style-name="P3">no caso do teste de declínio, a ventoinha – observando assim uma queda satisfatória da</text:p>
      <text:p text:style-name="P3">temperatura na estufa.</text:p>
      <text:p text:style-name="P3">B. Teste de Umidade do Ar</text:p>
      <text:p text:style-name="P3">Para o teste de umidade do ar foi ligado um umidificador próximo ao sensor,</text:p>
      <text:p text:style-name="P3">simulando a variação da umidade do ar relativa do local. A figura 4.3 abaixo mostra a curva</text:p>
      <text:p text:style-name="P3">de queda da umidade do ar dentro da estufa, evidenciando assim a efetividade do umidificador</text:p>
      <text:p text:style-name="P3">em manter a umidade do ar na estufa em parâmetros desejados.</text:p>
      <text:p text:style-name="P22"/>
      <table:table table:name="Table71" table:style-name="Table71">
        <table:table-column table:style-name="Table71.A"/>
        <text:soft-page-break/>
        <table:table-row>
          <table:table-cell table:style-name="Table71.A1" office:value-type="string">
            <text:p text:style-name="P21"><text:bookmark text:name="71"/>Page 71</text:p>
          </table:table-cell>
        </table:table-row>
      </table:table>
      <text:p text:style-name="P3">71</text:p>
      <text:p text:style-name="P15">Figura 4.3 - Teste do Sensor DHT22 – Umidade</text:p>
      <text:p text:style-name="P14">Fonte: Elaborado pelo autor</text:p>
      <text:p text:style-name="P3">Para verificar os dados, foi realizado ainda o comparativo com os dados coletados pelo</text:p>
      <text:p text:style-name="P3">Instituto Nacional de Meteorologia (INMET) na data dos testes. O sensor apontou um valor de</text:p>
      <text:p text:style-name="P3">66%, enquanto o INMET registrou um valor de 60% para toda região de Brasília. Esta diferença</text:p>
      <text:p text:style-name="P3">é aceitável no contexto do projeto, tendo em vista que o protótipo coleta informações de apenas</text:p>
      <text:p text:style-name="P3">um ponto local, enquanto os sensores do INMET coletam informações de diferentes regiões da</text:p>
      <text:p text:style-name="P3">cidade.</text:p>
      <text:p text:style-name="P4">4.2 Cenário 2</text:p>
      <text:p text:style-name="P3">O teste do sensor de luminosidade foi feito em um cômodo com uma lâmpada de 20W</text:p>
      <text:p text:style-name="P3">fluorescente. Foram feitos também testes durante um dia ensolarado, com o sensor totalmente</text:p>
      <text:p text:style-name="P3">coberto e com uma lanterna diretamente apontada no sensor. A tabela 5 mostra os resultados</text:p>
      <text:p text:style-name="P3">dos testes realizados:</text:p>
      <text:p text:style-name="P12">Tabela 5 - Resultados dos testes LDR</text:p>
      <text:p text:style-name="P10">Situação</text:p>
      <text:p text:style-name="P10">Valor Luminosidade</text:p>
      <text:p text:style-name="P11">Sensor Coberto</text:p>
      <text:p text:style-name="P11">47,00</text:p>
      <text:p text:style-name="P11">Lâmpada 20w ligada</text:p>
      <text:p text:style-name="P11">69,20</text:p>
      <text:p text:style-name="P11">Dia Ensolarado</text:p>
      <text:p text:style-name="P11">96,70</text:p>
      <text:p text:style-name="P11">Lanterna Apontada</text:p>
      <text:p text:style-name="P11">98,30</text:p>
      <text:p text:style-name="P14">Fonte: Elaborado pelo autor</text:p>
      <text:p text:style-name="P22"/>
      <table:table table:name="Table72" table:style-name="Table72">
        <table:table-column table:style-name="Table72.A"/>
        <table:table-row>
          <table:table-cell table:style-name="Table72.A1" office:value-type="string">
            <text:p text:style-name="P21"><text:bookmark text:name="72"/>Page 72</text:p>
          </table:table-cell>
        </table:table-row>
      </table:table>
      <text:p text:style-name="P3">72</text:p>
      <text:p text:style-name="P4">4.3 Cenário 3</text:p>
      <text:p text:style-name="P3">Este cenário foi utilizado para o teste de envio de informações com a plataforma</text:p>
      <text:p text:style-name="P3"><text:span text:style-name="T8">ThingSpeak</text:span>. Para tal, foi realizado o teste com a chave de escrita incorreta no código e,</text:p>
      <text:p text:style-name="P3">conforme esperado, nenhum dado foi recebido. A figura 4.4 mostra o código utilizado no teste,</text:p>
      <text:p text:style-name="P3">feito com a chave “TESTECENÁRIO3” no lugar da chave correta, com sua devida mensagem</text:p>
      <text:p text:style-name="P3">de erro.</text:p>
      <text:p text:style-name="P15">Figura 4.4 - Teste com APIKey errada</text:p>
      <text:p text:style-name="P14">Fonte: Elaborado pelo autor</text:p>
      <text:p text:style-name="P3">Com a conclusão deste teste, foi possível constatar uma segurança aceitável para a</text:p>
      <text:p text:style-name="P3">confiabilidade dos dados enviados à plataforma <text:span text:style-name="T8">ThingSpeak</text:span>, pois os dados só são incorporados</text:p>
      <text:p text:style-name="P3">no canal quando enviados com uma senha (<text:span text:style-name="T8">APIKey</text:span>) correta e única, que deve ser conhecida</text:p>
      <text:p text:style-name="P3">apenas pelo próprio usuário.</text:p>
      <text:p text:style-name="P4">4.4 Análise de Resultados</text:p>
      <text:p text:style-name="P3">Com estes três cenários de testes, foi possível constatar o funcionamento pleno do</text:p>
      <text:p text:style-name="P3">sistema proposto. Nos testes de temperatura e umidade, o tempo decorrido para o ajuste dos</text:p>
      <text:p text:style-name="P3">parâmetros da maneira desejada foi satisfatório, pois simulou condições naturais do mundo real,</text:p>
      <text:p text:style-name="P3">onde aumentos e declínios e temperatura ou umidade ocorrem de maneira gradativa.</text:p>
      <text:p text:style-name="P22"/>
      <table:table table:name="Table73" table:style-name="Table73">
        <table:table-column table:style-name="Table73.A"/>
        <text:soft-page-break/>
        <table:table-row>
          <table:table-cell table:style-name="Table73.A1" office:value-type="string">
            <text:p text:style-name="P21"><text:bookmark text:name="73"/>Page 73</text:p>
          </table:table-cell>
        </table:table-row>
      </table:table>
      <text:p text:style-name="P3">73</text:p>
      <text:p text:style-name="P3">O teste do sensor de luminosidade apresentou de maneira satisfatória a empregabilidade</text:p>
      <text:p text:style-name="P3">do sensor utilizado, pois este conseguiu reconhecer de maneira confiante a presença e ausência</text:p>
      <text:p text:style-name="P3">de luz no ambiente, possibilitando assim a utilização de uma luz artificial para suprir esta</text:p>
      <text:p text:style-name="P3">deficiência, quando necessário.</text:p>
      <text:p text:style-name="P3">Já o teste da plataforma <text:span text:style-name="T8">ThingSpeak</text:span>, provou a confiabilidade desta para o registro dos</text:p>
      <text:p text:style-name="P3">dados enviados à esta, dando assim uma sensação de segurança ao usuário, pois enquanto sua</text:p>
      <text:p text:style-name="P3">senha for apenas de conhecimento próprio – como deve ser –, os dados enviados serão</text:p>
      <text:p text:style-name="P3">necessariamente os dados que espera-se serem enviados.</text:p>
      <text:p text:style-name="P3">Por fim, o projeto teve um custo total de R$ 601,75 (seiscentos e um reais e setenta e</text:p>
      <text:p text:style-name="P3">cinco centavos), onde o maior custo foi a construção da estufa em acrílico, que se equiparou ao</text:p>
      <text:p text:style-name="P3">valor de todos os materiais necessários para a parte de controle e monitoramento da estufa</text:p>
      <text:p text:style-name="P3">proposta. É possível optar por um material mais barato na confecção da estufa – como o vidro</text:p>
      <text:p text:style-name="P17">–<text:span text:style-name="T11">, reduzindo ainda mais os seus custos de produção.</text:span></text:p>
      <text:p text:style-name="P15">Tabela 6 - Custos do Projeto</text:p>
      <text:p text:style-name="P10">Produto</text:p>
      <text:p text:style-name="P10">Custo</text:p>
      <text:p text:style-name="P11">Arduino UNO</text:p>
      <text:p text:style-name="P11">R$ 55,90</text:p>
      <text:p text:style-name="P11">Placa de Fenolíte Furada</text:p>
      <text:p text:style-name="P11">R$ 5,00</text:p>
      <text:p text:style-name="P11">Módulo Ethernet</text:p>
      <text:p text:style-name="P11">R$ 22,90</text:p>
      <text:p text:style-name="P11">Fios</text:p>
      <text:p text:style-name="P11">R$ 3,80</text:p>
      <text:p text:style-name="P11">Módulo de Relés</text:p>
      <text:p text:style-name="P11">R$ 29,90</text:p>
      <text:p text:style-name="P11">Sensor DHT22</text:p>
      <text:p text:style-name="P11">R$ 34,99</text:p>
      <text:p text:style-name="P11">Display LCD</text:p>
      <text:p text:style-name="P11">R$ 17,99</text:p>
      <text:p text:style-name="P11">LDR</text:p>
      <text:p text:style-name="P11">R$ 1,40</text:p>
      <text:p text:style-name="P11">Caixa em Acrílico</text:p>
      <text:p text:style-name="P11">R$ 300,00</text:p>
      <text:p text:style-name="P11">Umidificador</text:p>
      <text:p text:style-name="P11">R$ 67,00</text:p>
      <text:p text:style-name="P11">Soquete E27</text:p>
      <text:p text:style-name="P11">R$ 3,75</text:p>
      <text:p text:style-name="P11">Lâmpada Fluorescente 20w</text:p>
      <text:p text:style-name="P11">R$ 10,99</text:p>
      <text:p text:style-name="P11">Bomba de Água</text:p>
      <text:p text:style-name="P11">R$ 23,90</text:p>
      <text:p text:style-name="P11">Ventoinha 12v</text:p>
      <text:p text:style-name="P11">R$ 5,50</text:p>
      <text:p text:style-name="P11">Material Completo do Sistema</text:p>
      <text:p text:style-name="P11">Hidropônico (canos, joelhos e</text:p>
      <text:p text:style-name="P11">R$ 18,73</text:p>
      <text:p text:style-name="P10">Total</text:p>
      <text:p text:style-name="P10"><text:soft-page-break/>R$ 601,75</text:p>
      <text:p text:style-name="P14">Fonte: Elaborado pelo autor</text:p>
      <text:p text:style-name="P22"/>
      <table:table table:name="Table74" table:style-name="Table74">
        <table:table-column table:style-name="Table74.A"/>
        <table:table-row>
          <table:table-cell table:style-name="Table74.A1" office:value-type="string">
            <text:p text:style-name="P21"><text:bookmark text:name="74"/>Page 74</text:p>
          </table:table-cell>
        </table:table-row>
      </table:table>
      <text:p text:style-name="P3">74</text:p>
      <text:p text:style-name="P4">5 CONCLUSÃO</text:p>
      <text:p text:style-name="P3">Neste capítulo são descritas as conclusões referentes ao desenvolvimento do projeto,</text:p>
      <text:p text:style-name="P3">suas possíveis aplicações e sugestões de melhorias para o futuro.</text:p>
      <text:p text:style-name="P4">5.1 Conclusões do Projeto</text:p>
      <text:p text:style-name="P3">A idealização deste projeto teve como ponto principal a criação de um sistema</text:p>
      <text:p text:style-name="P3">automatizado, de fácil manutenção e que fosse capaz de apresentar uma forma alternativa de</text:p>
      <text:p text:style-name="P3">cultivo de hortaliças em ambientes residenciais à fim de suprir uma demanda crescente da</text:p>
      <text:p text:style-name="P3">população brasileira, por um produto confiável e bara. Neste contexto, o objetivo foi alcançado</text:p>
      <text:p text:style-name="P3">de forma satisfatória na forma da construção do sistema proposto, que não apenas apresenta</text:p>
      <text:p text:style-name="P3">resultados positivos de desempenho, como permite ao usuário que, ao escolher o tipo de cultivo</text:p>
      <text:p text:style-name="P3">desejado, consulte as referências de dados do cultivo da Embrapa e conforme estes dados, os</text:p>
      <text:p text:style-name="P3">valores de temperatura, umidade do ar e luminosidade possam ser ajustados de acordo.</text:p>
      <text:p text:style-name="P3">Com a utilização da plataforma Arduino no projeto foi possível a construção de um</text:p>
      <text:p text:style-name="P3">protótipo que faça o uso de distintos sensores e dispositivos para alcançar o objetivo principal.</text:p>
      <text:p text:style-name="P3">Esta facilidade de integração de componentes permite que a proposta inicial possa ser</text:p>
      <text:p text:style-name="P3">expandida de maneira proporcional, possibilitando o uso do sistema proposto, com suas devidas</text:p>
      <text:p text:style-name="P3">adaptações, para locais de maior escala de produção.</text:p>
      <text:p text:style-name="P3">Várias tecnologias são adaptáveis à plataforma Arduino, como o <text:span text:style-name="T8">Shield Ethernet</text:span></text:p>
      <text:p text:style-name="P3">utilizado no trabalho, que estabelece uma conexão com a Internet, permitindo assim que</text:p>
      <text:p text:style-name="P3">informações possam ser transmitidas para a plataforma <text:span text:style-name="T8">ThingSpeak</text:span>. Outra característica</text:p>
      <text:p text:style-name="P3">importante que foi considerada na utilização da plataforma Arduino, através de testes de</text:p>
      <text:p text:style-name="P3">precisão e leitura de dados, foi seu tempo de resposta e eficiência para uma dada operação. Seu</text:p>
      <text:p text:style-name="P3">funcionamento como todo é visivelmente estável, pois suas falhas geralmente são recorrentes</text:p>
      <text:p text:style-name="P3">de erros no código, pois todos os seus dispositivos responderam de forma eficaz aos comandos</text:p>
      <text:p text:style-name="P3">realizados na IDE do Arduino.</text:p>
      <text:p text:style-name="P4">5.2 Aplicações do sistema</text:p>
      <text:p text:style-name="P3">O sistema proposto foi submetido a diversos testes que tornam possível verificar o</text:p>
      <text:p text:style-name="P3">funcionamento do Arduino e seus sensores, bem como alterações de leituras quando submetidos</text:p>
      <text:p text:style-name="P22"/>
      <table:table table:name="Table75" table:style-name="Table75">
        <table:table-column table:style-name="Table75.A"/>
        <table:table-row>
          <table:table-cell table:style-name="Table75.A1" office:value-type="string">
            <text:p text:style-name="P21"><text:bookmark text:name="75"/>Page 75</text:p>
          </table:table-cell>
        </table:table-row>
      </table:table>
      <text:p text:style-name="P3">75</text:p>
      <text:p text:style-name="P3">a diferentes aplicações. Nestes há evidências da funcionalidade correta do sistema, atendendo</text:p>
      <text:p text:style-name="P3">então seu propósito inicial.</text:p>
      <text:p text:style-name="P3">O sistema projetado informa os dados de umidade do ar, temperatura e luminosidade</text:p>
      <text:p text:style-name="P3">coletados por meio de seus sensores não apenas em tempo real para o usuário, mas também pela</text:p>
      <text:p text:style-name="P3">plataforma <text:span text:style-name="T8">ThingSpeak</text:span>, na Internet. Com isso, o usuário tem a possibilidade de verificar o</text:p>
      <text:p text:style-name="P3">estado de sua estufa a todo momento, além de armazenar o histórico ao longo de dias, meses</text:p>
      <text:p text:style-name="P3">ou até anos. O projeto pode ser utilizado, portanto, em residências particulares ou em quaisquer</text:p>
      <text:p text:style-name="P3">ambientes reduzidos voltados para a produção controlada de hortaliças hidropônicas para</text:p>
      <text:p text:style-name="P3">consumo próprio e/ou comercialização.</text:p>
      <text:p text:style-name="P4"><text:soft-page-break/>5.3 Sugestões para trabalhos futuros</text:p>
      <text:p text:style-name="P3">Apesar de o projeto construído ter atendido às especificações estabelecidas, existem</text:p>
      <text:p text:style-name="P3">uma série de otimizações que podem ser feitas para ampliação do trabalho e melhorias de suas</text:p>
      <text:p text:style-name="P3">funcionalidades, dentre estas sugestões, pautam-se:</text:p>
      <text:p text:style-name="P17">• <text:span text:style-name="T11">Utilizar um módulo Wi-Fi para o envio dos dados obtidos, eliminando assim um</text:span></text:p>
      <text:p text:style-name="P3">dos diversos cabos que são utilizados no projeto. O custo será mais elevado, mas</text:p>
      <text:p text:style-name="P3">caso o usuário veja a necessidade de utilizar o sistema fora de casa, por exemplo,</text:p>
      <text:p text:style-name="P3">não será necessário o uso de um cabo de rede atravessando o quintal.</text:p>
      <text:p text:style-name="P17">• <text:span text:style-name="T11">Aplicar o sistema proposto em maior escala, possibilitando assim o cultivo de</text:span></text:p>
      <text:p text:style-name="P3">outros tipos de hortaliças além das folhosas, como hortaliças de frutos ou raízes.</text:p>
      <text:p text:style-name="P17">• <text:span text:style-name="T11">A solução utilizada no cultivo hidropônico tem um decaimento de nutrientes ao</text:span></text:p>
      <text:p text:style-name="P3">longo do tempo, conforme as plantas vão se alimentando. A instalação de um</text:p>
      <text:p text:style-name="P3">sensor de PH possibilitaria ao usuário saber exatamente quando trocar a solução,</text:p>
      <text:p text:style-name="P3">evitando a perda de solução ainda válida, o que ocorre quando esta é trocada</text:p>
      <text:p text:style-name="P3">baseando-se puramente em conhecimentos técnicos.</text:p>
      <text:p text:style-name="P17">• <text:span text:style-name="T11">Construção de um </text:span><text:span text:style-name="T10">software </text:span><text:span text:style-name="T11">integrado capaz de alterar os valores genéricos</text:span></text:p>
      <text:p text:style-name="P3">estabelecidos no projeto por valores específicos de cultivo para cada uma das</text:p>
      <text:p text:style-name="P3">hortaliças que possam ser cultivadas na estufa, permitindo assim o cultivo de</text:p>
      <text:p text:style-name="P3">hortaliças mais sensíveis, ou até outros tipos de plantas, como flores.</text:p>
      <text:p text:style-name="P22"/>
      <table:table table:name="Table76" table:style-name="Table76">
        <table:table-column table:style-name="Table76.A"/>
        <table:table-row>
          <table:table-cell table:style-name="Table76.A1" office:value-type="string">
            <text:p text:style-name="P21"><text:bookmark text:name="76"/>Page 76</text:p>
          </table:table-cell>
        </table:table-row>
      </table:table>
      <text:p text:style-name="P3">76</text:p>
      <text:p text:style-name="P4">REFERÊNCIAS BIBLIOGRÁFICAS</text:p>
      <text:p text:style-name="P3">ABRANTES, J.; SEIXAS FILHO, J.T. <text:span text:style-name="T7">A viabilidade da agricultura urbana através da</text:span></text:p>
      <text:p text:style-name="P3"><text:span text:style-name="T7">hidroponia e do associativismo/cooperativismo</text:span>. Rio de Janeiro: Ampub Nobel, 2006.</text:p>
      <text:p text:style-name="P3"><text:span text:style-name="T7">Adafruit</text:span>. Disponível em: &lt;http://www.adafruit.com/products/385&gt;. Acesso em: 12 set. 2015.</text:p>
      <text:p text:style-name="P3">AGÊNCIA NACIONAL DE VIGILÂNCIA SANITÁRIA (Brasil). Resolução CNNPA nº 12,</text:p>
      <text:p text:style-name="P3">de 1978. <text:span text:style-name="T7">Diário Oficial [da] República Federativa do Brasil</text:span>, Brasília, 24 jul. 1978.</text:p>
      <text:p text:style-name="P3"><text:span text:style-name="T7">Arduino.cc</text:span>. (s.d.). Disponível em: &lt;http://arduino.cc/en/Main&gt;. Acesso em: 07 ago. 2015.</text:p>
      <text:p text:style-name="P3">BEZERRA, F. <text:span text:style-name="T7">Produção de Mudas de Hortaliças em Ambiente Protegido</text:span>. Fortaleza,</text:p>
      <text:p text:style-name="P3">Embrapa, 2003.</text:p>
      <text:p text:style-name="P3">BRAGA, G. N. M. <text:span text:style-name="T7">Hidroponia</text:span>. [S.l.]: jun. 2009. Disponível em: &lt;</text:p>
      <text:p text:style-name="P3">http://agronomiacomgismonti.blogspot.com.br/2009/06/hidroponia.html&gt;. Acesso em: 24 ago.</text:p>
      <text:p text:style-name="P3">2015.</text:p>
      <text:p text:style-name="P3">BRANDAO FILHO, J.U.T.; CALLEGARI, O. <text:span text:style-name="T7">Cultivo de hortaliças de frutos em solo em</text:span></text:p>
      <text:p text:style-name="P3"><text:span text:style-name="T7">ambiente protegido</text:span>. Informe Agropecuario, Belo Horizonte, v.20, n.200/201, p.64-68,</text:p>
      <text:p text:style-name="P3">set./dez. 1999.</text:p>
      <text:p text:style-name="P3">CERMEÑO, Z. Serrano<text:span text:style-name="T7">. Construcción de Invernaderos</text:span>. Madrid: Grupo Mundi-Prensa, 2005.</text:p>
      <text:p text:style-name="P3">DISTEFANO, J. J.; STUBBERUD, A. R.; WILLIAMS, I. J. Schaum's <text:span text:style-name="T7">Outline of Theory and</text:span></text:p>
      <text:p text:style-name="P3"><text:span text:style-name="T7">Problems of Feedback and Control Systems</text:span>. 2. ed. New York: McGraw-Hill. 1990.</text:p>
      <text:p text:style-name="P16">CGE: Centro de Gerenciamento de Emergências. <text:span text:style-name="T7">Umidade Relativa do Ar</text:span>, 2015. Disponível em:</text:p>
      <text:p text:style-name="P16">&lt;http://www.cgesp.org/v3/umidade-relativa-do-ar.jsp&gt;. Acesso em: 19 ago. 2015.</text:p>
      <text:p text:style-name="P3">GONDIM, A. (Ed.). <text:span text:style-name="T7">Catálogo Brasileiro de Hortaliças</text:span>, Brasília, 2010. Disponível em:</text:p>
      <text:p text:style-name="P3">&lt;http://uc.sebrae.com.br/sites/default/files/institutional-</text:p>
      <text:p text:style-name="P3">publication/pdf/catalogo_hortalicas.pdf&gt;. Acesso em: 27 ago. 2015.</text:p>
      <text:p text:style-name="P3"><text:soft-page-break/>GUEDES, Í. M. R. <text:span text:style-name="T7">A agricultura brasileira precisa de uma revolução branca</text:span>. Disponível</text:p>
      <text:p text:style-name="P3">em: &lt;http://scienceblogs.com.br/geofagos/2015/07/a-agricultura-brasileira-precisa-de-uma-</text:p>
      <text:p text:style-name="P3">revolucao-branca/&gt;. Acesso em: 12 set. 2015.</text:p>
      <text:p text:style-name="P3">GUEDES, Í. M. R. <text:span text:style-name="T7">Papel da pesquisa científica na produção de hortaliças no Brasil</text:span>.</text:p>
      <text:p text:style-name="P3">Disponível em: &lt;http://scienceblogs.com.br/geofagos/2015/08/papel-da-pesquisa-cientifica-</text:p>
      <text:p text:style-name="P3">na-producao-de-hortalicas-no-brasil/&gt;. Acesso em: 12 set. 2015.</text:p>
      <text:p text:style-name="P3">HOPKINS, W. G. <text:span text:style-name="T7">Photosynthesis and Respiration</text:span>. [s.l.] Infobase Publishing, 2006.</text:p>
      <text:p text:style-name="P3"><text:span text:style-name="T7">Huinfinito</text:span>. Disponível em: &lt;http://www.huinfinito.com.br/&gt;. Acesso em: 10 ago. 2015.</text:p>
      <text:p text:style-name="P3">JENSEN, M. H.; MALTER, A. J. <text:span text:style-name="T7">Protected Agriculture: A Global Review</text:span>. [s.l.] World Bank</text:p>
      <text:p text:style-name="P3">Publications, 1995.</text:p>
      <text:p text:style-name="P3">LUENGO, R. F. A.; CALBO, A. G. <text:span text:style-name="T7">Armazenamento de Hortaliças</text:span>. [s.l.] Embrapa, 2001.</text:p>
      <text:p text:style-name="P22"/>
      <table:table table:name="Table77" table:style-name="Table77">
        <table:table-column table:style-name="Table77.A"/>
        <table:table-row>
          <table:table-cell table:style-name="Table77.A1" office:value-type="string">
            <text:p text:style-name="P21"><text:bookmark text:name="77"/>Page 77</text:p>
          </table:table-cell>
        </table:table-row>
      </table:table>
      <text:p text:style-name="P3">77</text:p>
      <text:p text:style-name="P3">MCROBERTS, M. <text:span text:style-name="T7">Arduino Básico</text:span>. São Paulo, Novatec, 2011.</text:p>
      <text:p text:style-name="P3"><text:span text:style-name="T7">NFT: Um tipo de Hidroponia</text:span>. <text:span text:style-name="T7">Tudo Hidroponia</text:span>, [s.d.]. Disponível em:</text:p>
      <text:p text:style-name="P3">&lt;http://tudohidroponia.net/nft-um-tipo-de-hidroponia/&gt;. Acesso em: 30 set. 2015</text:p>
      <text:p text:style-name="P3">OGATA, K. <text:span text:style-name="T7">Engenharia de Controle Moderno</text:span>. 4. Ed. São Paulo: Ed. Pearson Prentice Hall,</text:p>
      <text:p text:style-name="P3">2003</text:p>
      <text:p text:style-name="P16">PINHEIRO, C. <text:span text:style-name="T13">Produção em Ambiente Protegido em São Paulo</text:span><text:span text:style-name="T12">: Atuação da Secretaria de</text:span></text:p>
      <text:p text:style-name="P3">Agricultura Favoreceu a Expansão<text:span text:style-name="T15">. CASA DA AGRICULTURA: Produção em Ambiente</text:span></text:p>
      <text:p text:style-name="P16">Protegido. Campinas, São Paulo, nº 2<text:span text:style-name="T12">, p.40-40, abr./mai./jun. 2011</text:span>.</text:p>
      <text:p text:style-name="P16"><text:span text:style-name="T7">SOLERPALAU</text:span>. Disponível em: &lt;http://www.solerpalau.pt/formacion_01_39.html&gt;. Acesso em:</text:p>
      <text:p text:style-name="P16">27 ago. 2015.</text:p>
      <text:p text:style-name="P3">VILELA, N. <text:span text:style-name="T7">Produção de Hortaliças no Brasil</text:span>. Brasília, Embrapa, 2013.</text:p>
      <text:p text:style-name="P3">YARNOLD, S. <text:span text:style-name="T7">Arduino in easy steps</text:span>. [s.l.] In Easy Steps, 2015.</text:p>
      <text:p text:style-name="P22"/>
      <table:table table:name="Table78" table:style-name="Table78">
        <table:table-column table:style-name="Table78.A"/>
        <table:table-row>
          <table:table-cell table:style-name="Table78.A1" office:value-type="string">
            <text:p text:style-name="P21"><text:bookmark text:name="78"/>Page 78</text:p>
          </table:table-cell>
        </table:table-row>
      </table:table>
      <text:p text:style-name="P3">78</text:p>
      <text:p text:style-name="P4">APÊNDICE A – Código do Sistema de Controle da Estufa</text:p>
      <text:p text:style-name="P3">//Projeto Final - Amber Leite de Azevedo Junior</text:p>
      <text:p text:style-name="P3">//O código disposto é de um software construído para realizar as leituras dos sensores</text:p>
      <text:p text:style-name="P3">utilizados na estufa deste trabalho, apresentar estas informações no display, ativar atuadores</text:p>
      <text:p text:style-name="P3">por meio do funcionamento de relés, além de enviar as informações em forma de String por</text:p>
      <text:p text:style-name="P3">meio da internet à plataforma ThingSpeak.</text:p>
      <text:p text:style-name="P3">//Bibliotecas – Inclusão de Bibliotecas</text:p>
      <text:p text:style-name="P3">#include "DHT.h" //Biblioteca DHT</text:p>
      <text:p text:style-name="P3">#include &lt;LiquidCrystal.h&gt; //Biblioteca Display</text:p>
      <text:p text:style-name="P3">#include &lt;SPI.h&gt; //Biblioteca do Shield Ethernet¹</text:p>
      <text:p text:style-name="P3">#include &lt;Ethernet.h&gt; //Biblioteca do Shield Ethernet²</text:p>
      <text:p text:style-name="P3">//Display – Ativação do Display de Definição dos Pinos</text:p>
      <text:p text:style-name="P3">LiquidCrystal lcd(5, 6, 7, 9, 8, A4); /* Define os pinos que</text:p>
      <text:p text:style-name="P3">serão ligados ao LCD */</text:p>
      <text:p text:style-name="P3">//Array simbolo grau</text:p>
      <text:p text:style-name="P3">byte grau[8] = { B00001100,</text:p>
      <text:p text:style-name="P3"><text:soft-page-break/>B00010010,</text:p>
      <text:p text:style-name="P3">B00010010,</text:p>
      <text:p text:style-name="P3">B00001100,</text:p>
      <text:p text:style-name="P3">B00000000,</text:p>
      <text:p text:style-name="P3">B00000000,</text:p>
      <text:p text:style-name="P3">B00000000,</text:p>
      <text:p text:style-name="P3">B00000000,</text:p>
      <text:p text:style-name="P3">};</text:p>
      <text:p text:style-name="P3">//Fim do Display</text:p>
      <text:p text:style-name="P3">//Sensor de Temperatura e Umidade</text:p>
      <text:p text:style-name="P3">#define DHTPIN A1 // Pino em que o sensor de umidade e temperatura está</text:p>
      <text:p text:style-name="P3">conectado</text:p>
      <text:p text:style-name="P3">#define DHTTYPE DHT22 // Tipo do sensor de umidade e temperatura: DHT 22</text:p>
      <text:p text:style-name="P3">(AM2302)</text:p>
      <text:p text:style-name="P3">// Inicializando o sensor DHT para um Arduino normal de 16 Mhz</text:p>
      <text:p text:style-name="P3">DHT dht(DHTPIN, DHTTYPE);</text:p>
      <text:p text:style-name="P3">//Fim do Sensor de Temperatura e Umidade</text:p>
      <text:p text:style-name="P3">//Sensor de Luminosidade</text:p>
      <text:p text:style-name="P3">int ldrPin = A2; //Pino do sensor</text:p>
      <text:p text:style-name="P3">int sensorLuz; //Variável para armazenar o valor analógico</text:p>
      <text:p text:style-name="P3">float luminosidade; //Varíável para armazenar o valor da tensão após a conversão do</text:p>
      <text:p text:style-name="P3">valor analógico</text:p>
      <text:p text:style-name="P3">//Fim do Sensor de Luminosidade</text:p>
      <text:p text:style-name="P3">//Relay</text:p>
      <text:p text:style-name="P3">#define vent A3 //Ventilador ligado no pino A3</text:p>
      <text:p text:style-name="P3">#define lamp A0 //Lâmpada ligada no pino A0</text:p>
      <text:p text:style-name="P3">#define irri 2 //Sistema de Irrigação no pino D2</text:p>
      <text:p text:style-name="P22"/>
      <table:table table:name="Table79" table:style-name="Table79">
        <table:table-column table:style-name="Table79.A"/>
        <table:table-row>
          <table:table-cell table:style-name="Table79.A1" office:value-type="string">
            <text:p text:style-name="P21"><text:bookmark text:name="79"/>Page 79</text:p>
          </table:table-cell>
        </table:table-row>
      </table:table>
      <text:p text:style-name="P3">79</text:p>
      <text:p text:style-name="P3">#define umid 3 //Umidificador ligado no pino D3</text:p>
      <text:p text:style-name="P3">//Fim Relay</text:p>
      <text:p text:style-name="P3">//Início Ethernet</text:p>
      <text:p text:style-name="P3">byte mac[] = { 0xDE, 0xAE, 0xBC, 0xED, 0xFE, 0x02 };</text:p>
      <text:p text:style-name="P3">int sdcard = 4;</text:p>
      <text:p text:style-name="P3">//Configurações ThingSpeak</text:p>
      <text:p text:style-name="P3">char thingSpeakAddress[] = "api.thingspeak.com";</text:p>
      <text:p text:style-name="P3">String writeAPIKey = "----------------";</text:p>
      <text:p text:style-name="P3">const int updateThingSpeakInterval = 16 * 1000; // Intervalo de tempo para update no</text:p>
      <text:p text:style-name="P3">ThingSpeak (Segundos * 1000 = interval)</text:p>
      <text:p text:style-name="P3">//Setup de Variáveis</text:p>
      <text:p text:style-name="P3">long lastConnectionTime = 0;</text:p>
      <text:p text:style-name="P3">long lastCheck = 0;</text:p>
      <text:p text:style-name="P3">boolean lastConnected = false;</text:p>
      <text:p text:style-name="P3">int failedCounter = 0;</text:p>
      <text:p text:style-name="P3"><text:soft-page-break/>EthernetClient client; // Iniciar Client Ethernet</text:p>
      <text:p text:style-name="P3">//Fim Ethernet</text:p>
      <text:p text:style-name="P3">void setup() {</text:p>
      <text:p text:style-name="P3">Serial.begin(9600); //Inicializa a serial</text:p>
      <text:p text:style-name="P3">pinMode(ldrPin, INPUT); //Define o tipo de pino do sensor de luminosidade</text:p>
      <text:p text:style-name="P3">pinMode(vent, OUTPUT);</text:p>
      <text:p text:style-name="P3">pinMode(lamp, OUTPUT);</text:p>
      <text:p text:style-name="P3">pinMode(umid, OUTPUT);</text:p>
      <text:p text:style-name="P3">pinMode(irri, OUTPUT);</text:p>
      <text:p text:style-name="P3">lcd.begin(16, 2); //Inicializa LCD</text:p>
      <text:p text:style-name="P3">lcd.clear(); //Limpa o LCD</text:p>
      <text:p text:style-name="P3">lcd.createChar(0, grau); //Cria o caractere customizado com o símbolo do grau</text:p>
      <text:p text:style-name="P3">dht.begin(); //Inicia o sensor de umidade e temperatura</text:p>
      <text:p text:style-name="P3">inicioEthernet(); // Inicia a Ethernet no Arduino</text:p>
      <text:p text:style-name="P3">inicioIrrigacao();</text:p>
      <text:p text:style-name="P3">//Desativa o SD Card no módulo Ethernet para não dar problema de rede</text:p>
      <text:p text:style-name="P3">pinMode(sdcard, OUTPUT);</text:p>
      <text:p text:style-name="P3">digitalWrite(sdcard, HIGH);</text:p>
      <text:p text:style-name="P3">}</text:p>
      <text:p text:style-name="P3">void loop() {</text:p>
      <text:p text:style-name="P3">if (client.available()) {</text:p>
      <text:p text:style-name="P3">char c = client.read();</text:p>
      <text:p text:style-name="P3">Serial.print(c);</text:p>
      <text:p text:style-name="P3">}</text:p>
      <text:p text:style-name="P3">long now = millis();</text:p>
      <text:p text:style-name="P3">if (now - lastCheck &gt; updateThingSpeakInterval) { //Caso o (horário atual - o horário</text:p>
      <text:p text:style-name="P3">da última checagem) &lt; (intervalo configurado), a rotina é iniciada</text:p>
      <text:p text:style-name="P3">// Sensor de Umidade e Temperatura</text:p>
      <text:p text:style-name="P3">float h = dht.readHumidity(); // Lê o valor da umidade</text:p>
      <text:p text:style-name="P3">float t = dht.readTemperature(); // Lê a temperatura em Celsius</text:p>
      <text:p text:style-name="P3">float f = dht.readTemperature(true); // Lê a temperatura em Fahrenheit</text:p>
      <text:p text:style-name="P22"/>
      <table:table table:name="Table80" table:style-name="Table80">
        <table:table-column table:style-name="Table80.A"/>
        <table:table-row>
          <table:table-cell table:style-name="Table80.A1" office:value-type="string">
            <text:p text:style-name="P21"><text:bookmark text:name="80"/>Page 80</text:p>
          </table:table-cell>
        </table:table-row>
      </table:table>
      <text:p text:style-name="P3">80</text:p>
      <text:p text:style-name="P3">// Criação de Strings</text:p>
      <text:p text:style-name="P3">char t_buffer[10]; // Buffer da Temperatura</text:p>
      <text:p text:style-name="P3">char h_buffer[10]; // Buffer da Umidade</text:p>
      <text:p text:style-name="P3">String temp = dtostrf(t, 0, 5, t_buffer); // String da Temperatura</text:p>
      <text:p text:style-name="P3">String humid = dtostrf(h, 0, 5, h_buffer); // String da Umidade</text:p>
      <text:p text:style-name="P3">// Fim Sensor de Umidade e Temperatura</text:p>
      <text:p text:style-name="P3">//Sensor de Luminosidade</text:p>
      <text:p text:style-name="P3">sensorLuz = analogRead(ldrPin);</text:p>
      <text:p text:style-name="P3">sensorLuz = 1023 - sensorLuz;</text:p>
      <text:p text:style-name="P3">luminosidade = map(sensorLuz, 0, 1023, 1000, 0);</text:p>
      <text:p text:style-name="P3">luminosidade = (luminosidade / 10);</text:p>
      <text:p text:style-name="P3"><text:soft-page-break/>char l_buffer[10]; // Buffer da Luminosidade</text:p>
      <text:p text:style-name="P3">String luz = dtostrf(luminosidade, 0, 5, l_buffer); // String da Luminosidade</text:p>
      <text:p text:style-name="P3">//Fim Sensor de Luminosidade</text:p>
      <text:p text:style-name="P3">// Sensação Térmica</text:p>
      <text:p text:style-name="P3">float hi = dht.computeHeatIndex(f, h);</text:p>
      <text:p text:style-name="P3">float hic = (hi - 32) / 1.8; //Conversão para Celsius</text:p>
      <text:p text:style-name="P3">char hic_buffer[10]; // Buffer da Sensação Térmica</text:p>
      <text:p text:style-name="P3">String ster = dtostrf(hic, 0, 5, hic_buffer); // String da Sensação Térmica</text:p>
      <text:p text:style-name="P3">// Fim Sensação Térmica</text:p>
      <text:p text:style-name="P3">lastCheck = now; //Após as leituras, indica o tempo delas</text:p>
      <text:p text:style-name="P3">// Display Informações</text:p>
      <text:p text:style-name="P3">lcd.clear(); // Limpa a tela</text:p>
      <text:p text:style-name="P3">lcd.setCursor(0, 0); // Escrevendo na Primeira Linha</text:p>
      <text:p text:style-name="P3">lcd.print("Temp : "); // Temperatura</text:p>
      <text:p text:style-name="P3">lcd.print(" ");</text:p>
      <text:p text:style-name="P3">lcd.setCursor(7, 0);</text:p>
      <text:p text:style-name="P3">lcd.print(t, 1);</text:p>
      <text:p text:style-name="P3">lcd.setCursor(12, 0);</text:p>
      <text:p text:style-name="P3">lcd.write((byte)0); //Mostra o simbolo do grau formado pelo array</text:p>
      <text:p text:style-name="P3">if (t &gt; 26) {</text:p>
      <text:p text:style-name="P3">digitalWrite(vent, HIGH);</text:p>
      <text:p text:style-name="P3">}</text:p>
      <text:p text:style-name="P3">else {</text:p>
      <text:p text:style-name="P3">digitalWrite(vent, LOW);</text:p>
      <text:p text:style-name="P3">}</text:p>
      <text:p text:style-name="P3">lcd.setCursor(0, 1); // Escrevendo na Segunda Linha</text:p>
      <text:p text:style-name="P3">lcd.print("Umid : "); // Umidade</text:p>
      <text:p text:style-name="P3">lcd.print(" ");</text:p>
      <text:p text:style-name="P3">lcd.setCursor(7, 1);</text:p>
      <text:p text:style-name="P3">lcd.print(h, 1);</text:p>
      <text:p text:style-name="P3">lcd.setCursor(12, 1);</text:p>
      <text:p text:style-name="P3">lcd.print("%");</text:p>
      <text:p text:style-name="P3">if (h &gt;= 80) {</text:p>
      <text:p text:style-name="P3">digitalWrite(umid, LOW);</text:p>
      <text:p text:style-name="P22"/>
      <table:table table:name="Table81" table:style-name="Table81">
        <table:table-column table:style-name="Table81.A"/>
        <table:table-row>
          <table:table-cell table:style-name="Table81.A1" office:value-type="string">
            <text:p text:style-name="P21"><text:bookmark text:name="81"/>Page 81</text:p>
          </table:table-cell>
        </table:table-row>
      </table:table>
      <text:p text:style-name="P3">81</text:p>
      <text:p text:style-name="P3">}</text:p>
      <text:p text:style-name="P3">else {</text:p>
      <text:p text:style-name="P3">digitalWrite(umid, HIGH);</text:p>
      <text:p text:style-name="P3">}</text:p>
      <text:p text:style-name="P3">delay(2000); //Intervalo para próxima informação</text:p>
      <text:p text:style-name="P3">lcd.clear();</text:p>
      <text:p text:style-name="P3">lcd.setCursor(0, 0); // Escrevendo na Terceira Linha</text:p>
      <text:p text:style-name="P3">lcd.print("Luz : "); // Luminosidade</text:p>
      <text:p text:style-name="P3"><text:soft-page-break/>lcd.print(" ");</text:p>
      <text:p text:style-name="P3">lcd.setCursor(7, 0);</text:p>
      <text:p text:style-name="P3">if ( luminosidade &gt; 65.00 ) {</text:p>
      <text:p text:style-name="P3">lcd.print("Luz Alta");</text:p>
      <text:p text:style-name="P3">digitalWrite(lamp, LOW);</text:p>
      <text:p text:style-name="P3">}</text:p>
      <text:p text:style-name="P3">else {</text:p>
      <text:p text:style-name="P3">lcd.print("Luz Baixa");</text:p>
      <text:p text:style-name="P3">digitalWrite(lamp, HIGH);</text:p>
      <text:p text:style-name="P3">}</text:p>
      <text:p text:style-name="P3">Serial.println(t);</text:p>
      <text:p text:style-name="P3">Serial.println(luminosidade);</text:p>
      <text:p text:style-name="P3">Serial.println(h);</text:p>
      <text:p text:style-name="P3">// ThingSpeak</text:p>
      <text:p text:style-name="P3">if (!client.connected() &amp;&amp; lastConnected) {</text:p>
      <text:p text:style-name="P3">Serial.println("...desconectado");</text:p>
      <text:p text:style-name="P3">Serial.println();</text:p>
      <text:p text:style-name="P3">client.stop();</text:p>
      <text:p text:style-name="P3">}</text:p>
      <text:p text:style-name="P3">// Update do ThingSpeak</text:p>
      <text:p text:style-name="P3">if (!client.connected() &amp;&amp; (millis() - lastConnectionTime &gt;</text:p>
      <text:p text:style-name="P3">updateThingSpeakInterval))</text:p>
      <text:p text:style-name="P3">{</text:p>
      <text:p text:style-name="P3">updateThingSpeak("field1="+temp+"&amp;field2="+humid+"&amp;field3="+luz); // Envio</text:p>
      <text:p text:style-name="P3">das 3 Strings para o ThingSpeak</text:p>
      <text:p text:style-name="P3">}</text:p>
      <text:p text:style-name="P3">// Checar se o Arduino precisa ser reiniciado (reinicia a Ethernet caso a conexão</text:p>
      <text:p text:style-name="P3">falhe mais que 3x)</text:p>
      <text:p text:style-name="P3">if (failedCounter &gt; 3 ) {</text:p>
      <text:p text:style-name="P3">inicioEthernet();</text:p>
      <text:p text:style-name="P3">}</text:p>
      <text:p text:style-name="P3">lastConnected = client.connected();</text:p>
      <text:p text:style-name="P3">}</text:p>
      <text:p text:style-name="P3">}</text:p>
      <text:p text:style-name="P3">void updateThingSpeak(String tsData) { //Fazer update dos dados no ThingSpeak</text:p>
      <text:p text:style-name="P3">if (client.connect(thingSpeakAddress, 80)) {</text:p>
      <text:p text:style-name="P3">client.print("POST /update HTTP/1.1\n");</text:p>
      <text:p text:style-name="P3">client.print("Host: api.thingspeak.com\n");</text:p>
      <text:p text:style-name="P3">client.print("Connection: close\n");</text:p>
      <text:p text:style-name="P3">client.print("X-THINGSPEAKAPIKEY: " + writeAPIKey + "\n");</text:p>
      <text:p text:style-name="P22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21"><text:bookmark text:name="82"/>Page 82</text:p>
          </table:table-cell>
        </table:table-row>
      </table:table>
      <text:p text:style-name="P3">82</text:p>
      <text:p text:style-name="P3">client.print("Content-Type: application/x-www-form-urlencoded\n");</text:p>
      <text:p text:style-name="P3">client.print("Content-Length: ");</text:p>
      <text:p text:style-name="P3"><text:soft-page-break/>client.print(tsData.length());</text:p>
      <text:p text:style-name="P3">client.print("\n\n");</text:p>
      <text:p text:style-name="P3">client.print(tsData);</text:p>
      <text:p text:style-name="P3">lastConnectionTime = millis();</text:p>
      <text:p text:style-name="P3">if (client.connected()) {</text:p>
      <text:p text:style-name="P3">Serial.println("Conectando ao ThingSpeak...");</text:p>
      <text:p text:style-name="P3">Serial.println();</text:p>
      <text:p text:style-name="P3">failedCounter = 0;</text:p>
      <text:p text:style-name="P3">}</text:p>
      <text:p text:style-name="P3">else {</text:p>
      <text:p text:style-name="P3">failedCounter++;</text:p>
      <text:p text:style-name="P3">Serial.println("A conexão ao ThingSpeak falhou (" + String(failedCounter, DEC)</text:p>
      <text:p text:style-name="P3">+ ")");</text:p>
      <text:p text:style-name="P3">Serial.println();</text:p>
      <text:p text:style-name="P3">}</text:p>
      <text:p text:style-name="P3">}</text:p>
      <text:p text:style-name="P3">}</text:p>
      <text:p text:style-name="P3">//Conectar o Arduino na rede e obter um IP usando o DHCP</text:p>
      <text:p text:style-name="P3">void inicioEthernet() {</text:p>
      <text:p text:style-name="P3">client.stop();</text:p>
      <text:p text:style-name="P3">Serial.println("Conectando o Arduino a rede...");</text:p>
      <text:p text:style-name="P3">Serial.println();</text:p>
      <text:p text:style-name="P3">delay(1000);</text:p>
      <text:p text:style-name="P3">if (Ethernet.begin(mac) == 0) {</text:p>
      <text:p text:style-name="P3">Serial.println("DHCP falhou, reinicie o Arduino");</text:p>
      <text:p text:style-name="P3">Serial.println();</text:p>
      <text:p text:style-name="P3">}</text:p>
      <text:p text:style-name="P3">else {</text:p>
      <text:p text:style-name="P3">Serial.println("Conectado a rede usando DHCP");</text:p>
      <text:p text:style-name="P3">Serial.println();</text:p>
      <text:p text:style-name="P3">}</text:p>
      <text:p text:style-name="P3">}</text:p>
      <text:p text:style-name="P3">void inicioIrrigacao() { //Setup de irrigação</text:p>
      <text:p text:style-name="P3">int segundo = 0;</text:p>
      <text:p text:style-name="P3">int minuto = 0;</text:p>
      <text:p text:style-name="P3">int cont = 1;</text:p>
      <text:p text:style-name="P3">double irrigar = (minuto / cont); //Variável para definir momento de irrigação</text:p>
      <text:p text:style-name="P3">static unsigned long ult_tempo = 0;</text:p>
      <text:p text:style-name="P3">int tempo = millis(); //Função millies retorna a quantidade de milissegundos desde</text:p>
      <text:p text:style-name="P3">o início da execução do programa.</text:p>
      <text:p text:style-name="P3">if(tempo - ult_tempo &gt;= 1000) {</text:p>
      <text:p text:style-name="P3">ult_tempo = tempo;</text:p>
      <text:p text:style-name="P3">segundo++;</text:p>
      <text:p text:style-name="P3">}</text:p>
      <text:p text:style-name="P3">if(segundo &gt;= 60 ) {</text:p>
      <text:p text:style-name="P3">segundo = 0;</text:p>
      <text:p text:style-name="P3"><text:soft-page-break/>minuto++;</text:p>
      <text:p text:style-name="P22"/>
      <table:table table:name="Table83" table:style-name="Table83">
        <table:table-column table:style-name="Table83.A"/>
        <table:table-row>
          <table:table-cell table:style-name="Table83.A1" office:value-type="string">
            <text:p text:style-name="P21"><text:bookmark text:name="83"/>Page 83</text:p>
          </table:table-cell>
        </table:table-row>
      </table:table>
      <text:p text:style-name="P3">83</text:p>
      <text:p text:style-name="P3">}</text:p>
      <text:p text:style-name="P3">if (irrigar = 1) {</text:p>
      <text:p text:style-name="P3">digitalWrite(irri, HIGH);</text:p>
      <text:p text:style-name="P3">cont++;</text:p>
      <text:p text:style-name="P3">}</text:p>
      <text:p text:style-name="P3">else {</text:p>
      <text:p text:style-name="P3">digitalWrite(irri, LOW);</text:p>
      <text:p text:style-name="P3">}</text:p>
      <text:p text:style-name="P3">}</text:p>
      <text:p text:style-name="P22"/>
      <table:table table:name="Table84" table:style-name="Table84">
        <table:table-column table:style-name="Table84.A"/>
        <table:table-row>
          <table:table-cell table:style-name="Table84.A1" office:value-type="string">
            <text:p text:style-name="P21"><text:bookmark text:name="84"/>Page 84</text:p>
          </table:table-cell>
        </table:table-row>
      </table:table>
      <text:p text:style-name="P3">84</text:p>
      <text:p text:style-name="P4">ANEXO A – Esquema Elétrico Arduino <text:span text:style-name="T8">UNO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" svg:font-family="Times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1:24:55.041343196</meta:creation-date>
    <dc:date>2019-01-28T11:25:12.026123012</dc:date>
    <meta:editing-duration>PT18S</meta:editing-duration>
    <meta:editing-cycles>1</meta:editing-cycles>
    <meta:document-statistic meta:table-count="84" meta:image-count="0" meta:object-count="0" meta:page-count="48" meta:paragraph-count="2106" meta:word-count="16795" meta:character-count="113384" meta:non-whitespace-character-count="98626"/>
    <meta:generator>LibreOffice/6.0.4.2$Linux_X86_64 LibreOffice_project/00m0$Build-2</meta:generator>
  </office:meta>
</office:document-meta>
</file>